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19"/>
    <style:style style:name="ce5" style:family="table-cell" style:parent-style-name="Percent" style:data-style-name="N14"/>
    <style:style style:name="ce6" style:family="table-cell" style:parent-style-name="Percent" style:data-style-name="N0"/>
    <style:style style:name="ce7" style:family="table-cell" style:parent-style-name="Percent" style:data-style-name="N13"/>
    <style:style style:name="ce8" style:family="table-cell" style:parent-style-name="Default" style:data-style-name="N14"/>
    <style:style style:name="ce9" style:family="table-cell" style:parent-style-name="Percent" style:data-style-name="N36"/>
    <style:style style:name="ce10" style:family="table-cell" style:parent-style-name="Percent" style:data-style-name="N38"/>
    <style:style style:name="co1" style:family="table-column">
      <style:table-column-properties fo:break-before="auto" style:column-width="1.9685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0955cm" style:use-optimal-column-width="true"/>
    </style:style>
    <style:style style:name="co4" style:family="table-column">
      <style:table-column-properties fo:break-before="auto" style:column-width="2.05316666666667cm" style:use-optimal-column-width="true"/>
    </style:style>
    <style:style style:name="co5" style:family="table-column">
      <style:table-column-properties fo:break-before="auto" style:column-width="2.286cm" style:use-optimal-column-width="true"/>
    </style:style>
    <style:style style:name="co6" style:family="table-column">
      <style:table-column-properties fo:break-before="auto" style:column-width="2.794cm" style:use-optimal-column-width="true"/>
    </style:style>
    <style:style style:name="co7" style:family="table-column">
      <style:table-column-properties fo:break-before="auto" style:column-width="3.95816666666667cm" style:use-optimal-column-width="true"/>
    </style:style>
    <style:style style:name="co8" style:family="table-column">
      <style:table-column-properties fo:break-before="auto" style:column-width="3.2385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3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1" table:default-cell-style-name="ce1"/>
        <table:table-column table:style-name="co2" table:number-columns-repeated="16366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APPL<text:s/></text:p>
          </table:table-cell>
          <table:table-cell office:value-type="string" table:style-name="ce2">
            <text:p>TSLA</text:p>
          </table:table-cell>
          <table:table-cell office:value-type="string" table:style-name="ce2">
            <text:p>AMZN</text:p>
          </table:table-cell>
          <table:table-cell office:value-type="string" table:style-name="ce2">
            <text:p>AAPL Return</text:p>
          </table:table-cell>
          <table:table-cell office:value-type="string" table:style-name="ce2">
            <text:p>TSLA Return</text:p>
          </table:table-cell>
          <table:table-cell office:value-type="string" table:style-name="ce2">
            <text:p>AMZN Return</text:p>
          </table:table-cell>
          <table:table-cell table:style-name="ce1"/>
          <table:table-cell office:value-type="string" table:style-name="ce2">
            <text:p>Return Daily<text:s/></text:p>
          </table:table-cell>
          <table:table-cell table:number-columns-repeated="6" table:style-name="ce1"/>
          <table:table-cell office:value-type="string" table:style-name="ce3">
            <text:p>Expected Return</text:p>
          </table:table-cell>
          <table:table-cell office:value-type="string" table:style-name="ce3">
            <text:p>Standard Deviation</text:p>
          </table:table-cell>
          <table:table-cell office:value-type="string" table:style-name="ce3">
            <text:p>Correlation</text:p>
          </table:table-cell>
          <table:table-cell table:number-columns-repeated="16366" table:style-name="ce1"/>
        </table:table-row>
        <table:table-row table:style-name="ro1">
          <table:table-cell office:value-type="date" office:date-value="2025-02-20T00:00:00" table:style-name="ce4">
            <text:p>20/02/2025</text:p>
          </table:table-cell>
          <table:table-cell office:value-type="float" office:value="245.83" table:style-name="ce1">
            <text:p>245.83</text:p>
          </table:table-cell>
          <table:table-cell office:value-type="float" office:value="354.4" table:style-name="ce1">
            <text:p>354.4</text:p>
          </table:table-cell>
          <table:table-cell office:value-type="float" office:value="222.88" table:style-name="ce1">
            <text:p>222.88</text:p>
          </table:table-cell>
          <table:table-cell table:number-columns-repeated="4" table:style-name="ce1"/>
          <table:table-cell office:value-type="string" table:style-name="ce2">
            <text:p>APPL</text:p>
          </table:table-cell>
          <table:table-cell office:value-type="float" office:value="-6.5480916858420683E-4" table:formula="of:=AVERAGE([.E3:.E127])" table:style-name="ce1">
            <text:p>-0.000654809</text:p>
          </table:table-cell>
          <table:table-cell table:number-columns-repeated="4" table:style-name="ce1"/>
          <table:table-cell office:value-type="string" table:style-name="ce2">
            <text:p>TSLA<text:s/></text:p>
          </table:table-cell>
          <table:table-cell office:value-type="percentage" office:value="-3.7744890469401933E-3" table:formula="of:=[.J3]" table:style-name="ce5">
            <text:p>-0.38%</text:p>
          </table:table-cell>
          <table:table-cell office:value-type="percentage" office:value="4.1630261684145499E-2" table:formula="of:=[.J8]" table:style-name="ce5">
            <text:p>4.16%</text:p>
          </table:table-cell>
          <table:table-cell office:value-type="float" office:value="0.33" table:style-name="ce6">
            <text:p>0.33</text:p>
          </table:table-cell>
          <table:table-cell table:number-columns-repeated="16366" table:style-name="ce1"/>
        </table:table-row>
        <table:table-row table:style-name="ro1">
          <table:table-cell office:value-type="date" office:date-value="2025-02-19T00:00:00" table:style-name="ce4">
            <text:p>19/02/2025</text:p>
          </table:table-cell>
          <table:table-cell office:value-type="float" office:value="244.87" table:style-name="ce1">
            <text:p>244.87</text:p>
          </table:table-cell>
          <table:table-cell office:value-type="float" office:value="360.56" table:style-name="ce1">
            <text:p>360.56</text:p>
          </table:table-cell>
          <table:table-cell office:value-type="float" office:value="226.63" table:style-name="ce1">
            <text:p>226.63</text:p>
          </table:table-cell>
          <table:table-cell office:value-type="float" office:value="-3.9127826565687534E-3" table:formula="of:=LN([.B3]/[.B2])" table:style-name="ce1">
            <text:p>-0.003912783</text:p>
          </table:table-cell>
          <table:table-cell office:value-type="float" office:value="1.7232159651467113E-2" table:formula="of:=LN([.C3]/[.C2])" table:style-name="ce1">
            <text:p>0.01723216</text:p>
          </table:table-cell>
          <table:table-cell office:value-type="float" office:value="1.6685221679343571E-2" table:formula="of:=LN([.D3]/[.D2])" table:style-name="ce1">
            <text:p>0.016685222</text:p>
          </table:table-cell>
          <table:table-cell table:style-name="ce1"/>
          <table:table-cell office:value-type="string" table:style-name="ce2">
            <text:p>TSLA</text:p>
          </table:table-cell>
          <table:table-cell office:value-type="float" office:value="-3.7744890469401933E-3" table:formula="of:=AVERAGE([.F3:.F127])" table:style-name="ce1">
            <text:p>-0.003774489</text:p>
          </table:table-cell>
          <table:table-cell table:number-columns-repeated="4" table:style-name="ce1"/>
          <table:table-cell office:value-type="string" table:style-name="ce2">
            <text:p>AMZN</text:p>
          </table:table-cell>
          <table:table-cell office:value-type="percentage" office:value="-1.7593465605180933E-3" table:formula="of:=[.J4]" table:style-name="ce5">
            <text:p>-0.18%</text:p>
          </table:table-cell>
          <table:table-cell office:value-type="percentage" office:value="1.7397452241282828E-2" table:formula="of:=[.J9]" table:style-name="ce5">
            <text:p>1.74%</text:p>
          </table:table-cell>
          <table:table-cell table:style-name="ce7"/>
          <table:table-cell table:number-columns-repeated="16366" table:style-name="ce1"/>
        </table:table-row>
        <table:table-row table:style-name="ro1">
          <table:table-cell office:value-type="date" office:date-value="2025-02-18T00:00:00" table:style-name="ce4">
            <text:p>18/02/2025</text:p>
          </table:table-cell>
          <table:table-cell office:value-type="float" office:value="244.47" table:style-name="ce1">
            <text:p>244.47</text:p>
          </table:table-cell>
          <table:table-cell office:value-type="float" office:value="354.11" table:style-name="ce1">
            <text:p>354.11</text:p>
          </table:table-cell>
          <table:table-cell office:value-type="float" office:value="226.65" table:style-name="ce1">
            <text:p>226.65</text:p>
          </table:table-cell>
          <table:table-cell office:value-type="float" office:value="-1.6348554750960193E-3" table:formula="of:=LN([.B4]/[.B3])" table:style-name="ce1">
            <text:p>-0.001634855</text:p>
          </table:table-cell>
          <table:table-cell office:value-type="float" office:value="-1.8050779053296058E-2" table:formula="of:=LN([.C4]/[.C3])" table:style-name="ce1">
            <text:p>-0.018050779</text:p>
          </table:table-cell>
          <table:table-cell office:value-type="float" office:value="8.8245676019168697E-5" table:formula="of:=LN([.D4]/[.D3])" table:style-name="ce1">
            <text:p>8.82457E-05</text:p>
          </table:table-cell>
          <table:table-cell table:style-name="ce1"/>
          <table:table-cell office:value-type="string" table:style-name="ce2">
            <text:p>AMZN</text:p>
          </table:table-cell>
          <table:table-cell office:value-type="float" office:value="-1.7593465605180933E-3" table:formula="of:=AVERAGE([.G3:.G127])" table:style-name="ce1">
            <text:p>-0.001759347</text:p>
          </table:table-cell>
          <table:table-cell table:number-columns-repeated="4" table:style-name="ce1"/>
          <table:table-cell office:value-type="string" table:style-name="ce2">
            <text:p>Risk Free</text:p>
          </table:table-cell>
          <table:table-cell office:value-type="percentage" office:value="4.2099999999999999E-2" table:style-name="ce5">
            <text:p>4.21%</text:p>
          </table:table-cell>
          <table:table-cell table:number-columns-repeated="2" table:style-name="ce7"/>
          <table:table-cell table:number-columns-repeated="34" table:style-name="ce1"/>
          <table:table-cell office:value-type="float" office:value="22.500694999281102" table:formula="of:=[.$P$23]*[.$P$20]+(6-[.$P$23])*[.$P$4]" table:style-name="ce6">
            <text:p>22.500695</text:p>
          </table:table-cell>
          <table:table-cell table:style-name="ce1"/>
          <table:table-cell table:style-name="ce6"/>
          <table:table-cell table:number-columns-repeated="16329"/>
        </table:table-row>
        <table:table-row table:style-name="ro1">
          <table:table-cell office:value-type="date" office:date-value="2025-02-14T00:00:00" table:style-name="ce4">
            <text:p>14/02/2025</text:p>
          </table:table-cell>
          <table:table-cell office:value-type="float" office:value="244.6" table:style-name="ce1">
            <text:p>244.6</text:p>
          </table:table-cell>
          <table:table-cell office:value-type="float" office:value="355.84" table:style-name="ce1">
            <text:p>355.84</text:p>
          </table:table-cell>
          <table:table-cell office:value-type="float" office:value="228.68" table:style-name="ce1">
            <text:p>228.68</text:p>
          </table:table-cell>
          <table:table-cell office:value-type="float" office:value="5.3162125283386715E-4" table:formula="of:=LN([.B5]/[.B4])" table:style-name="ce1">
            <text:p>0.000531621</text:p>
          </table:table-cell>
          <table:table-cell office:value-type="float" office:value="4.8735922930661152E-3" table:formula="of:=LN([.C5]/[.C4])" table:style-name="ce1">
            <text:p>0.004873592</text:p>
          </table:table-cell>
          <table:table-cell office:value-type="float" office:value="8.9166690089122532E-3" table:formula="of:=LN([.D5]/[.D4])" table:style-name="ce1">
            <text:p>0.008916669</text:p>
          </table:table-cell>
          <table:table-cell table:number-columns-repeated="7" table:style-name="ce1"/>
          <table:table-cell table:style-name="ce2"/>
          <table:table-cell table:number-columns-repeated="37" table:style-name="ce1"/>
          <table:table-cell office:value-type="float" office:value="-1.9256208955070875" table:formula="of:=[.$P$23]*[.$P$21]" table:style-name="ce6">
            <text:p>-1.925620896</text:p>
          </table:table-cell>
          <table:table-cell table:style-name="ce1"/>
          <table:table-cell table:style-name="ce6"/>
          <table:table-cell table:number-columns-repeated="16329"/>
        </table:table-row>
        <table:table-row table:style-name="ro1">
          <table:table-cell office:value-type="date" office:date-value="2025-02-13T00:00:00" table:style-name="ce4">
            <text:p>13/02/2025</text:p>
          </table:table-cell>
          <table:table-cell office:value-type="float" office:value="241.53" table:style-name="ce1">
            <text:p>241.53</text:p>
          </table:table-cell>
          <table:table-cell office:value-type="float" office:value="355.94" table:style-name="ce1">
            <text:p>355.94</text:p>
          </table:table-cell>
          <table:table-cell office:value-type="float" office:value="230.37" table:style-name="ce1">
            <text:p>230.37</text:p>
          </table:table-cell>
          <table:table-cell office:value-type="float" office:value="-1.2630534273072865E-2" table:formula="of:=LN([.B6]/[.B5])" table:style-name="ce1">
            <text:p>-0.012630534</text:p>
          </table:table-cell>
          <table:table-cell office:value-type="float" office:value="2.8098569967676236E-4" table:formula="of:=LN([.C6]/[.C5])" table:style-name="ce1">
            <text:p>0.000280986</text:p>
          </table:table-cell>
          <table:table-cell office:value-type="float" office:value="7.3630656147914315E-3" table:formula="of:=LN([.D6]/[.D5])" table:style-name="ce1">
            <text:p>0.007363066</text:p>
          </table:table-cell>
          <table:table-cell table:style-name="ce1"/>
          <table:table-cell office:value-type="string" table:style-name="ce2">
            <text:p>Std Dev Daily</text:p>
          </table:table-cell>
          <table:table-cell table:number-columns-repeated="5" table:style-name="ce1"/>
          <table:table-cell office:value-type="string" table:style-name="ce2">
            <text:p>Covariance</text:p>
          </table:table-cell>
          <table:table-cell office:value-type="string" table:style-name="ce2">
            <text:p>TSLA<text:s/></text:p>
          </table:table-cell>
          <table:table-cell office:value-type="string" table:style-name="ce2">
            <text:p>AMZN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5-02-12T00:00:00" table:style-name="ce4">
            <text:p>12/02/2025</text:p>
          </table:table-cell>
          <table:table-cell office:value-type="float" office:value="236.87" table:style-name="ce1">
            <text:p>236.87</text:p>
          </table:table-cell>
          <table:table-cell office:value-type="float" office:value="336.51" table:style-name="ce1">
            <text:p>336.51</text:p>
          </table:table-cell>
          <table:table-cell office:value-type="float" office:value="228.93" table:style-name="ce1">
            <text:p>228.93</text:p>
          </table:table-cell>
          <table:table-cell office:value-type="float" office:value="-1.9482221545508594E-2" table:formula="of:=LN([.B7]/[.B6])" table:style-name="ce1">
            <text:p>-0.019482222</text:p>
          </table:table-cell>
          <table:table-cell office:value-type="float" office:value="-5.6134310996597908E-2" table:formula="of:=LN([.C7]/[.C6])" table:style-name="ce1">
            <text:p>-0.056134311</text:p>
          </table:table-cell>
          <table:table-cell office:value-type="float" office:value="-6.2704320409103474E-3" table:formula="of:=LN([.D7]/[.D6])" table:style-name="ce1">
            <text:p>-0.006270432</text:p>
          </table:table-cell>
          <table:table-cell table:style-name="ce1"/>
          <table:table-cell office:value-type="string" table:style-name="ce2">
            <text:p>APPL</text:p>
          </table:table-cell>
          <table:table-cell office:value-type="float" office:value="1.3725982956387805E-2" table:formula="of:=STDEV([.E3:.E127])" table:style-name="ce1">
            <text:p>0.013725983</text:p>
          </table:table-cell>
          <table:table-cell table:number-columns-repeated="4" table:style-name="ce1"/>
          <table:table-cell office:value-type="string" table:style-name="ce2">
            <text:p>TSLA<text:s/></text:p>
          </table:table-cell>
          <table:table-cell office:value-type="float" office:value="1.7330786878904329E-3" table:formula="of:=[.Q2]^2" table:style-name="ce1">
            <text:p>0.001733079</text:p>
          </table:table-cell>
          <table:table-cell office:value-type="float" office:value="2.3900596151586916E-4" table:formula="of:=[.R2]*[.Q2]*[.Q3]" table:style-name="ce1">
            <text:p>0.000239006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5-02-11T00:00:00" table:style-name="ce4">
            <text:p>11/02/2025</text:p>
          </table:table-cell>
          <table:table-cell office:value-type="float" office:value="232.62" table:style-name="ce1">
            <text:p>232.62</text:p>
          </table:table-cell>
          <table:table-cell office:value-type="float" office:value="328.5" table:style-name="ce1">
            <text:p>328.5</text:p>
          </table:table-cell>
          <table:table-cell office:value-type="float" office:value="232.76" table:style-name="ce1">
            <text:p>232.76</text:p>
          </table:table-cell>
          <table:table-cell office:value-type="float" office:value="-1.8105246523597709E-2" table:formula="of:=LN([.B8]/[.B7])" table:style-name="ce1">
            <text:p>-0.018105247</text:p>
          </table:table-cell>
          <table:table-cell office:value-type="float" office:value="-2.4091028400576475E-2" table:formula="of:=LN([.C8]/[.C7])" table:style-name="ce1">
            <text:p>-0.024091028</text:p>
          </table:table-cell>
          <table:table-cell office:value-type="float" office:value="1.6591599818817571E-2" table:formula="of:=LN([.D8]/[.D7])" table:style-name="ce1">
            <text:p>0.0165916</text:p>
          </table:table-cell>
          <table:table-cell table:style-name="ce1"/>
          <table:table-cell office:value-type="string" table:style-name="ce2">
            <text:p>TSLA</text:p>
          </table:table-cell>
          <table:table-cell office:value-type="float" office:value="4.1630261684145499E-2" table:formula="of:=STDEV([.F3:.F127])" table:style-name="ce1">
            <text:p>0.041630262</text:p>
          </table:table-cell>
          <table:table-cell table:number-columns-repeated="4" table:style-name="ce1"/>
          <table:table-cell office:value-type="string" table:style-name="ce2">
            <text:p>AMZN</text:p>
          </table:table-cell>
          <table:table-cell office:value-type="float" office:value="2.3900596151586916E-4" table:formula="of:=[.Q7]" table:style-name="ce1">
            <text:p>0.000239006</text:p>
          </table:table-cell>
          <table:table-cell office:value-type="float" office:value="3.0267134448771691E-4" table:formula="of:=[.Q3]^2" table:style-name="ce1">
            <text:p>0.000302671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5-02-10T00:00:00" table:style-name="ce4">
            <text:p>10/02/2025</text:p>
          </table:table-cell>
          <table:table-cell office:value-type="float" office:value="227.65" table:style-name="ce1">
            <text:p>227.65</text:p>
          </table:table-cell>
          <table:table-cell office:value-type="float" office:value="350.73" table:style-name="ce1">
            <text:p>350.73</text:p>
          </table:table-cell>
          <table:table-cell office:value-type="float" office:value="233.14" table:style-name="ce1">
            <text:p>233.14</text:p>
          </table:table-cell>
          <table:table-cell office:value-type="float" office:value="-2.1596859130101714E-2" table:formula="of:=LN([.B9]/[.B8])" table:style-name="ce1">
            <text:p>-0.021596859</text:p>
          </table:table-cell>
          <table:table-cell office:value-type="float" office:value="6.5479858762172105E-2" table:formula="of:=LN([.C9]/[.C8])" table:style-name="ce1">
            <text:p>0.065479859</text:p>
          </table:table-cell>
          <table:table-cell office:value-type="float" office:value="1.6312517032170128E-3" table:formula="of:=LN([.D9]/[.D8])" table:style-name="ce1">
            <text:p>0.001631252</text:p>
          </table:table-cell>
          <table:table-cell table:style-name="ce1"/>
          <table:table-cell office:value-type="string" table:style-name="ce2">
            <text:p>AMZN</text:p>
          </table:table-cell>
          <table:table-cell office:value-type="float" office:value="1.7397452241282828E-2" table:formula="of:=STDEV([.G3:.G127])" table:style-name="ce1">
            <text:p>0.017397452</text:p>
          </table:table-cell>
          <table:table-cell table:number-columns-repeated="4" table:style-name="ce1"/>
          <table:table-cell table:style-name="ce2"/>
          <table:table-cell table:number-columns-repeated="16369" table:style-name="ce1"/>
        </table:table-row>
        <table:table-row table:style-name="ro1">
          <table:table-cell office:value-type="date" office:date-value="2025-02-07T00:00:00" table:style-name="ce4">
            <text:p>07/02/2025</text:p>
          </table:table-cell>
          <table:table-cell office:value-type="float" office:value="227.63" table:style-name="ce1">
            <text:p>227.63</text:p>
          </table:table-cell>
          <table:table-cell office:value-type="float" office:value="361.62" table:style-name="ce1">
            <text:p>361.62</text:p>
          </table:table-cell>
          <table:table-cell office:value-type="float" office:value="229.15" table:style-name="ce1">
            <text:p>229.15</text:p>
          </table:table-cell>
          <table:table-cell office:value-type="float" office:value="-8.7858021493948695E-5" table:formula="of:=LN([.B10]/[.B9])" table:style-name="ce1">
            <text:p>-8.7858E-05</text:p>
          </table:table-cell>
          <table:table-cell office:value-type="float" office:value="3.0577240036170416E-2" table:formula="of:=LN([.C10]/[.C9])" table:style-name="ce1">
            <text:p>0.03057724</text:p>
          </table:table-cell>
          <table:table-cell office:value-type="float" office:value="-1.7262320536553199E-2" table:formula="of:=LN([.D10]/[.D9])" table:style-name="ce1">
            <text:p>-0.017262321</text:p>
          </table:table-cell>
          <table:table-cell table:number-columns-repeated="7" table:style-name="ce1"/>
          <table:table-cell office:value-type="string" table:style-name="ce2">
            <text:p>Inverse</text:p>
          </table:table-cell>
          <table:table-cell office:value-type="string" table:style-name="ce2">
            <text:p>TSLA<text:s/></text:p>
          </table:table-cell>
          <table:table-cell office:value-type="string" table:style-name="ce2">
            <text:p>AMZN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5-02-06T00:00:00" table:style-name="ce4">
            <text:p>06/02/2025</text:p>
          </table:table-cell>
          <table:table-cell office:value-type="float" office:value="233.22" table:style-name="ce1">
            <text:p>233.22</text:p>
          </table:table-cell>
          <table:table-cell office:value-type="float" office:value="374.32" table:style-name="ce1">
            <text:p>374.32</text:p>
          </table:table-cell>
          <table:table-cell office:value-type="float" office:value="238.83" table:style-name="ce1">
            <text:p>238.83</text:p>
          </table:table-cell>
          <table:table-cell office:value-type="float" office:value="2.4260710332889693E-2" table:formula="of:=LN([.B11]/[.B10])" table:style-name="ce1">
            <text:p>0.02426071</text:p>
          </table:table-cell>
          <table:table-cell office:value-type="float" office:value="3.4517109834953083E-2" table:formula="of:=LN([.C11]/[.C10])" table:style-name="ce1">
            <text:p>0.03451711</text:p>
          </table:table-cell>
          <table:table-cell office:value-type="float" office:value="4.1375190813463393E-2" table:formula="of:=LN([.D11]/[.D10])" table:style-name="ce1">
            <text:p>0.041375191</text:p>
          </table:table-cell>
          <table:table-cell table:style-name="ce1"/>
          <table:table-cell office:value-type="string" table:style-name="ce2">
            <text:p>Covariance</text:p>
          </table:table-cell>
          <table:table-cell office:value-type="string" table:style-name="ce2">
            <text:p>APPL</text:p>
          </table:table-cell>
          <table:table-cell office:value-type="string" table:style-name="ce2">
            <text:p>TSLA</text:p>
          </table:table-cell>
          <table:table-cell office:value-type="string" table:style-name="ce2">
            <text:p>AMZN</text:p>
          </table:table-cell>
          <table:table-cell table:number-columns-repeated="2" table:style-name="ce1"/>
          <table:table-cell office:value-type="string" table:style-name="ce2">
            <text:p>TSLA<text:s/></text:p>
          </table:table-cell>
          <table:table-cell office:value-type="float" office:value="647.52311258669477" table:formula="of:=MINVERSE([.P7:.Q8])" table:number-matrix-columns-spanned="2" table:number-matrix-rows-spanned="2" table:style-name="ce1">
            <text:p>647.5231126</text:p>
          </table:table-cell>
          <table:table-cell office:value-type="float" office:value="-511.31990836288765" table:style-name="ce1">
            <text:p>-511.3199084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5-02-05T00:00:00" table:style-name="ce4">
            <text:p>05/02/2025</text:p>
          </table:table-cell>
          <table:table-cell office:value-type="float" office:value="232.47" table:style-name="ce1">
            <text:p>232.47</text:p>
          </table:table-cell>
          <table:table-cell office:value-type="float" office:value="378.17" table:style-name="ce1">
            <text:p>378.17</text:p>
          </table:table-cell>
          <table:table-cell office:value-type="float" office:value="236.17" table:style-name="ce1">
            <text:p>236.17</text:p>
          </table:table-cell>
          <table:table-cell office:value-type="float" office:value="-3.22102964821833E-3" table:formula="of:=LN([.B12]/[.B11])" table:style-name="ce1">
            <text:p>-0.00322103</text:p>
          </table:table-cell>
          <table:table-cell office:value-type="float" office:value="1.0232783410686315E-2" table:formula="of:=LN([.C12]/[.C11])" table:style-name="ce1">
            <text:p>0.010232783</text:p>
          </table:table-cell>
          <table:table-cell office:value-type="float" office:value="-1.1200117079536432E-2" table:formula="of:=LN([.D12]/[.D11])" table:style-name="ce1">
            <text:p>-0.011200117</text:p>
          </table:table-cell>
          <table:table-cell table:style-name="ce1"/>
          <table:table-cell office:value-type="string" table:style-name="ce2">
            <text:p>APPL</text:p>
          </table:table-cell>
          <table:table-cell office:value-type="float" office:value="1.884026081190485E-4" table:formula="of:=COM.MICROSOFT.COVARIANCE.S([.E3:.E127];[.E3:.E127])" table:style-name="ce1">
            <text:p>0.000188403</text:p>
          </table:table-cell>
          <table:table-cell office:value-type="float" office:value="1.4357269443852292E-4" table:formula="of:=COM.MICROSOFT.COVARIANCE.S([.E3:.E127];[.F3:.F127])" table:style-name="ce1">
            <text:p>0.000143573</text:p>
          </table:table-cell>
          <table:table-cell office:value-type="float" office:value="8.1603759889206447E-5" table:formula="of:=COM.MICROSOFT.COVARIANCE.S([.E3:.E127];[.G3:.G127])" table:style-name="ce1">
            <text:p>8.16038E-05</text:p>
          </table:table-cell>
          <table:table-cell table:number-columns-repeated="2" table:style-name="ce1"/>
          <table:table-cell office:value-type="string" table:style-name="ce2">
            <text:p>AMZN</text:p>
          </table:table-cell>
          <table:table-cell office:value-type="float" office:value="-511.31990836288759" table:style-name="ce1">
            <text:p>-511.3199084</text:p>
          </table:table-cell>
          <table:table-cell office:value-type="float" office:value="3707.6800522357344" table:style-name="ce1">
            <text:p>3707.680052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5-02-04T00:00:00" table:style-name="ce4">
            <text:p>04/02/2025</text:p>
          </table:table-cell>
          <table:table-cell office:value-type="float" office:value="232.8" table:style-name="ce1">
            <text:p>232.8</text:p>
          </table:table-cell>
          <table:table-cell office:value-type="float" office:value="392.21" table:style-name="ce1">
            <text:p>392.21</text:p>
          </table:table-cell>
          <table:table-cell office:value-type="float" office:value="242.06" table:style-name="ce1">
            <text:p>242.06</text:p>
          </table:table-cell>
          <table:table-cell office:value-type="float" office:value="1.418531413314412E-3" table:formula="of:=LN([.B13]/[.B12])" table:style-name="ce1">
            <text:p>0.001418531</text:p>
          </table:table-cell>
          <table:table-cell office:value-type="float" office:value="3.645358066385937E-2" table:formula="of:=LN([.C13]/[.C12])" table:style-name="ce1">
            <text:p>0.036453581</text:p>
          </table:table-cell>
          <table:table-cell office:value-type="float" office:value="2.4633744621397582E-2" table:formula="of:=LN([.D13]/[.D12])" table:style-name="ce1">
            <text:p>0.024633745</text:p>
          </table:table-cell>
          <table:table-cell table:style-name="ce1"/>
          <table:table-cell office:value-type="string" table:style-name="ce2">
            <text:p>TSLA</text:p>
          </table:table-cell>
          <table:table-cell office:value-type="float" office:value="1.4357269443852292E-4" table:formula="of:=[.K12]" table:style-name="ce1">
            <text:p>0.000143573</text:p>
          </table:table-cell>
          <table:table-cell office:value-type="float" office:value="1.7330786878904335E-3" table:formula="of:=COM.MICROSOFT.COVARIANCE.S([.F3:.F127];[.F3:.F127])" table:style-name="ce1">
            <text:p>0.001733079</text:p>
          </table:table-cell>
          <table:table-cell office:value-type="float" office:value="3.0050748394362209E-4" table:formula="of:=COM.MICROSOFT.COVARIANCE.S([.F3:.F127];[.G3:.G127])" table:style-name="ce1">
            <text:p>0.000300507</text:p>
          </table:table-cell>
          <table:table-cell table:number-columns-repeated="2" table:style-name="ce1"/>
          <table:table-cell table:style-name="ce2"/>
          <table:table-cell table:number-columns-repeated="16369" table:style-name="ce1"/>
        </table:table-row>
        <table:table-row table:style-name="ro1">
          <table:table-cell office:value-type="date" office:date-value="2025-02-03T00:00:00" table:style-name="ce4">
            <text:p>03/02/2025</text:p>
          </table:table-cell>
          <table:table-cell office:value-type="float" office:value="228.01" table:style-name="ce1">
            <text:p>228.01</text:p>
          </table:table-cell>
          <table:table-cell office:value-type="float" office:value="383.68" table:style-name="ce1">
            <text:p>383.68</text:p>
          </table:table-cell>
          <table:table-cell office:value-type="float" office:value="237.42" table:style-name="ce1">
            <text:p>237.42</text:p>
          </table:table-cell>
          <table:table-cell office:value-type="float" office:value="-2.0790228215525508E-2" table:formula="of:=LN([.B14]/[.B13])" table:style-name="ce1">
            <text:p>-0.020790228</text:p>
          </table:table-cell>
          <table:table-cell office:value-type="float" office:value="-2.1988538793356993E-2" table:formula="of:=LN([.C14]/[.C13])" table:style-name="ce1">
            <text:p>-0.021988539</text:p>
          </table:table-cell>
          <table:table-cell office:value-type="float" office:value="-1.9354904685069833E-2" table:formula="of:=LN([.D14]/[.D13])" table:style-name="ce1">
            <text:p>-0.019354905</text:p>
          </table:table-cell>
          <table:table-cell table:style-name="ce1"/>
          <table:table-cell office:value-type="string" table:style-name="ce2">
            <text:p>AMZN</text:p>
          </table:table-cell>
          <table:table-cell office:value-type="float" office:value="8.1603759889206447E-5" table:formula="of:=[.L12]" table:style-name="ce1">
            <text:p>8.16038E-05</text:p>
          </table:table-cell>
          <table:table-cell office:value-type="float" office:value="3.0050748394362209E-4" table:formula="of:=[.L13]" table:style-name="ce1">
            <text:p>0.000300507</text:p>
          </table:table-cell>
          <table:table-cell office:value-type="float" office:value="3.026713444877168E-4" table:formula="of:=COM.MICROSOFT.COVARIANCE.S([.G3:.G127];[.G3:.G127])" table:style-name="ce1">
            <text:p>0.000302671</text:p>
          </table:table-cell>
          <table:table-cell table:number-columns-repeated="2" table:style-name="ce1"/>
          <table:table-cell office:value-type="string" table:style-name="ce2">
            <text:p>Excess TSLA</text:p>
          </table:table-cell>
          <table:table-cell office:value-type="percentage" office:value="-4.5874489046940192E-2" table:formula="of:=[.P2]-[.P4]" table:style-name="ce8">
            <text:p>-4.59%</text:p>
          </table:table-cell>
          <table:table-cell table:number-columns-repeated="16368" table:style-name="ce1"/>
        </table:table-row>
        <table:table-row table:style-name="ro1">
          <table:table-cell office:value-type="date" office:date-value="2025-01-31T00:00:00" table:style-name="ce4">
            <text:p>31/01/2025</text:p>
          </table:table-cell>
          <table:table-cell office:value-type="float" office:value="236" table:style-name="ce1">
            <text:p>236</text:p>
          </table:table-cell>
          <table:table-cell office:value-type="float" office:value="404.6" table:style-name="ce1">
            <text:p>404.6</text:p>
          </table:table-cell>
          <table:table-cell office:value-type="float" office:value="237.68" table:style-name="ce1">
            <text:p>237.68</text:p>
          </table:table-cell>
          <table:table-cell office:value-type="float" office:value="3.4442317383852887E-2" table:formula="of:=LN([.B15]/[.B14])" table:style-name="ce1">
            <text:p>0.034442317</text:p>
          </table:table-cell>
          <table:table-cell office:value-type="float" office:value="5.3090052894495789E-2" table:formula="of:=LN([.C15]/[.C14])" table:style-name="ce1">
            <text:p>0.053090053</text:p>
          </table:table-cell>
          <table:table-cell office:value-type="float" office:value="1.0945065289642757E-3" table:formula="of:=LN([.D15]/[.D14])" table:style-name="ce1">
            <text:p>0.001094507</text:p>
          </table:table-cell>
          <table:table-cell table:number-columns-repeated="7" table:style-name="ce1"/>
          <table:table-cell office:value-type="string" table:style-name="ce2">
            <text:p>Excess AMZN</text:p>
          </table:table-cell>
          <table:table-cell office:value-type="percentage" office:value="-4.3859346560518091E-2" table:formula="of:=[.P3]-[.P4]" table:style-name="ce8">
            <text:p>-4.39%</text:p>
          </table:table-cell>
          <table:table-cell table:number-columns-repeated="16368" table:style-name="ce1"/>
        </table:table-row>
        <table:table-row table:style-name="ro1">
          <table:table-cell office:value-type="date" office:date-value="2025-01-30T00:00:00" table:style-name="ce4">
            <text:p>30/01/2025</text:p>
          </table:table-cell>
          <table:table-cell office:value-type="float" office:value="237.59" table:style-name="ce1">
            <text:p>237.59</text:p>
          </table:table-cell>
          <table:table-cell office:value-type="float" office:value="400.28" table:style-name="ce1">
            <text:p>400.28</text:p>
          </table:table-cell>
          <table:table-cell office:value-type="float" office:value="234.64" table:style-name="ce1">
            <text:p>234.64</text:p>
          </table:table-cell>
          <table:table-cell office:value-type="float" office:value="6.7146940350867358E-3" table:formula="of:=LN([.B16]/[.B15])" table:style-name="ce1">
            <text:p>0.006714694</text:p>
          </table:table-cell>
          <table:table-cell office:value-type="float" office:value="-1.0734622511389895E-2" table:formula="of:=LN([.C16]/[.C15])" table:style-name="ce1">
            <text:p>-0.010734623</text:p>
          </table:table-cell>
          <table:table-cell office:value-type="float" office:value="-1.2872806485156662E-2" table:formula="of:=LN([.D16]/[.D15])" table:style-name="ce1">
            <text:p>-0.012872806</text:p>
          </table:table-cell>
          <table:table-cell table:style-name="ce1"/>
          <table:table-cell office:value-type="string" table:style-name="ce2">
            <text:p>W1</text:p>
          </table:table-cell>
          <table:table-cell office:value-type="string" table:style-name="ce2">
            <text:p>W2</text:p>
          </table:table-cell>
          <table:table-cell office:value-type="string" table:style-name="ce2">
            <text:p>W3</text:p>
          </table:table-cell>
          <table:table-cell office:value-type="string" table:style-name="ce2">
            <text:p>Total</text:p>
          </table:table-cell>
          <table:table-cell table:number-columns-repeated="2" table:style-name="ce1"/>
          <table:table-cell table:style-name="ce2"/>
          <table:table-cell table:number-columns-repeated="16369" table:style-name="ce1"/>
        </table:table-row>
        <table:table-row table:style-name="ro1">
          <table:table-cell office:value-type="date" office:date-value="2025-01-29T00:00:00" table:style-name="ce4">
            <text:p>29/01/2025</text:p>
          </table:table-cell>
          <table:table-cell office:value-type="float" office:value="239.36" table:style-name="ce1">
            <text:p>239.36</text:p>
          </table:table-cell>
          <table:table-cell office:value-type="float" office:value="389.1" table:style-name="ce1">
            <text:p>389.1</text:p>
          </table:table-cell>
          <table:table-cell office:value-type="float" office:value="237.07" table:style-name="ce1">
            <text:p>237.07</text:p>
          </table:table-cell>
          <table:table-cell office:value-type="float" office:value="7.4221957254155067E-3" table:formula="of:=LN([.B17]/[.B16])" table:style-name="ce1">
            <text:p>0.007422196</text:p>
          </table:table-cell>
          <table:table-cell office:value-type="float" office:value="-2.8327922231747342E-2" table:formula="of:=LN([.C17]/[.C16])" table:style-name="ce1">
            <text:p>-0.028327922</text:p>
          </table:table-cell>
          <table:table-cell office:value-type="float" office:value="1.0303031505945394E-2" table:formula="of:=LN([.D17]/[.D16])" table:style-name="ce1">
            <text:p>0.010303032</text:p>
          </table:table-cell>
          <table:table-cell table:style-name="ce1"/>
          <table:table-cell office:value-type="percentage" office:value="0.67426111679966272" table:style-name="ce5">
            <text:p>67.43%</text:p>
          </table:table-cell>
          <table:table-cell office:value-type="percentage" office:value="0" table:style-name="ce5">
            <text:p>0.00%</text:p>
          </table:table-cell>
          <table:table-cell office:value-type="percentage" office:value="0.32573888320033723" table:style-name="ce5">
            <text:p>32.57%</text:p>
          </table:table-cell>
          <table:table-cell office:value-type="percentage" office:value="1" table:formula="of:=SUM([.I17:.K17])" table:style-name="ce7">
            <text:p>100%</text:p>
          </table:table-cell>
          <table:table-cell table:number-columns-repeated="2" table:style-name="ce1"/>
          <table:table-cell office:value-type="string" table:style-name="ce2">
            <text:p>ORP weights<text:s/></text:p>
          </table:table-cell>
          <table:table-cell office:value-type="float" office:value="-7.2786348718187099" table:formula="of:=[.P11]*[.P14]+[.Q11]*[.P15]" table:style-name="ce1">
            <text:p>-7.278634872</text:p>
          </table:table-cell>
          <table:table-cell office:value-type="float" office:value="4.9704373463972502E-2" table:formula="of:=[.P17]/([.P17]+[.P18])" table:style-name="ce1">
            <text:p>0.049704373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5-01-28T00:00:00" table:style-name="ce4">
            <text:p>28/01/2025</text:p>
          </table:table-cell>
          <table:table-cell office:value-type="float" office:value="238.26" table:style-name="ce1">
            <text:p>238.26</text:p>
          </table:table-cell>
          <table:table-cell office:value-type="float" office:value="398.09" table:style-name="ce1">
            <text:p>398.09</text:p>
          </table:table-cell>
          <table:table-cell office:value-type="float" office:value="238.15" table:style-name="ce1">
            <text:p>238.15</text:p>
          </table:table-cell>
          <table:table-cell office:value-type="float" office:value="-4.6061804148974763E-3" table:formula="of:=LN([.B18]/[.B17])" table:style-name="ce1">
            <text:p>-0.00460618</text:p>
          </table:table-cell>
          <table:table-cell office:value-type="float" office:value="2.2841730383513597E-2" table:formula="of:=LN([.C18]/[.C17])" table:style-name="ce1">
            <text:p>0.02284173</text:p>
          </table:table-cell>
          <table:table-cell office:value-type="float" office:value="4.5452710717283473E-3" table:formula="of:=LN([.D18]/[.D17])" table:style-name="ce1">
            <text:p>0.004545271</text:p>
          </table:table-cell>
          <table:table-cell table:number-columns-repeated="7" table:style-name="ce1"/>
          <table:table-cell table:style-name="ce2"/>
          <table:table-cell office:value-type="float" office:value="-139.15988481085114" table:formula="of:=[.P12]*[.P14]+[.Q12]*[.P15]" table:style-name="ce1">
            <text:p>-139.1598848</text:p>
          </table:table-cell>
          <table:table-cell office:value-type="float" office:value="0.9502956265360275" table:formula="of:=1-[.Q17]" table:style-name="ce1">
            <text:p>0.950295627</text:p>
          </table:table-cell>
          <table:table-cell table:number-columns-repeated="16367" table:style-name="ce1"/>
        </table:table-row>
        <table:table-row table:style-name="ro1">
          <table:table-cell office:value-type="date" office:date-value="2025-01-27T00:00:00" table:style-name="ce4">
            <text:p>27/01/2025</text:p>
          </table:table-cell>
          <table:table-cell office:value-type="float" office:value="229.86" table:style-name="ce1">
            <text:p>229.86</text:p>
          </table:table-cell>
          <table:table-cell office:value-type="float" office:value="397.15" table:style-name="ce1">
            <text:p>397.15</text:p>
          </table:table-cell>
          <table:table-cell office:value-type="float" office:value="235.42" table:style-name="ce1">
            <text:p>235.42</text:p>
          </table:table-cell>
          <table:table-cell office:value-type="float" office:value="-3.5892086430602439E-2" table:formula="of:=LN([.B19]/[.B18])" table:style-name="ce1">
            <text:p>-0.035892086</text:p>
          </table:table-cell>
          <table:table-cell office:value-type="float" office:value="-2.3640672948805068E-3" table:formula="of:=LN([.C19]/[.C18])" table:style-name="ce1">
            <text:p>-0.002364067</text:p>
          </table:table-cell>
          <table:table-cell office:value-type="float" office:value="-1.1529574262534861E-2" table:formula="of:=LN([.D19]/[.D18])" table:style-name="ce1">
            <text:p>-0.011529574</text:p>
          </table:table-cell>
          <table:table-cell table:style-name="ce1"/>
          <table:table-cell office:value-type="string" table:style-name="ce2">
            <text:p>Variance</text:p>
          </table:table-cell>
          <table:table-cell table:style-name="ce1"/>
          <table:table-cell office:value-type="string" table:style-name="ce2">
            <text:p>Expected Return</text:p>
          </table:table-cell>
          <table:table-cell office:value-type="percentage" office:value="-1.0145999450857641E-3" table:formula="of:=[.I17]*[.J2]+[.J17]*[.J3]+[.K17]*[.J4]" table:style-name="ce10">
            <text:p>-0.1015%</text:p>
          </table:table-cell>
          <table:table-cell office:value-type="percentage" office:value="-0.25567918616161256" table:formula="of:=[.L19]*252" table:style-name="ce5">
            <text:p>-25.57%</text:p>
          </table:table-cell>
          <table:table-cell table:style-name="ce1"/>
          <table:table-cell table:style-name="ce2"/>
          <table:table-cell table:number-columns-repeated="16369" table:style-name="ce1"/>
        </table:table-row>
        <table:table-row table:style-name="ro1">
          <table:table-cell office:value-type="date" office:date-value="2025-01-24T00:00:00" table:style-name="ce4">
            <text:p>24/01/2025</text:p>
          </table:table-cell>
          <table:table-cell office:value-type="float" office:value="222.78" table:style-name="ce1">
            <text:p>222.78</text:p>
          </table:table-cell>
          <table:table-cell office:value-type="float" office:value="406.58" table:style-name="ce1">
            <text:p>406.58</text:p>
          </table:table-cell>
          <table:table-cell office:value-type="float" office:value="234.85" table:style-name="ce1">
            <text:p>234.85</text:p>
          </table:table-cell>
          <table:table-cell office:value-type="float" office:value="-3.128569052356895E-2" table:formula="of:=LN([.B20]/[.B19])" table:style-name="ce1">
            <text:p>-0.031285691</text:p>
          </table:table-cell>
          <table:table-cell office:value-type="float" office:value="2.3466668513777059E-2" table:formula="of:=LN([.C20]/[.C19])" table:style-name="ce1">
            <text:p>0.023466669</text:p>
          </table:table-cell>
          <table:table-cell office:value-type="float" office:value="-2.4241405113304931E-3" table:formula="of:=LN([.D20]/[.D19])" table:style-name="ce1">
            <text:p>-0.002424141</text:p>
          </table:table-cell>
          <table:table-cell table:style-name="ce1"/>
          <table:table-cell office:value-type="float" office:value="1.8866927576256451E-3" table:formula="of:=[.I17]^2*[.J12]+[.J17]^2+[.K13]+[.K17]^2*[.L14]+2*[.I17]*[.J17]*[.K12]+2*[.I17]*[.K17]*[.L12]+2*[.J17]*[.K17]*[.L13]" table:style-name="ce1">
            <text:p>0.001886693</text:p>
          </table:table-cell>
          <table:table-cell table:style-name="ce1"/>
          <table:table-cell office:value-type="string" table:style-name="ce2">
            <text:p>VOL_P</text:p>
          </table:table-cell>
          <table:table-cell office:value-type="percentage" office:value="4.3436076683163329E-2" table:formula="of:=SQRT([.I20])" table:style-name="ce10">
            <text:p>4.3436%</text:p>
          </table:table-cell>
          <table:table-cell office:value-type="percentage" office:value="0.68952634099188881" table:formula="of:=[.L20]*SQRT(252)" table:style-name="ce5">
            <text:p>68.95%</text:p>
          </table:table-cell>
          <table:table-cell table:style-name="ce1"/>
          <table:table-cell office:value-type="string" table:style-name="ce3">
            <text:p>ORP Expected Return</text:p>
          </table:table-cell>
          <table:table-cell office:value-type="percentage" office:value="-1.8595079552463354E-3" table:formula="of:=[.Q17]*[.P2]+[.Q18]*[.P3]" table:style-name="ce5">
            <text:p>-0.19%</text:p>
          </table:table-cell>
          <table:table-cell table:number-columns-repeated="16368" table:style-name="ce1"/>
        </table:table-row>
        <table:table-row table:style-name="ro1">
          <table:table-cell office:value-type="date" office:date-value="2025-01-23T00:00:00" table:style-name="ce4">
            <text:p>23/01/2025</text:p>
          </table:table-cell>
          <table:table-cell office:value-type="float" office:value="223.66" table:style-name="ce1">
            <text:p>223.66</text:p>
          </table:table-cell>
          <table:table-cell office:value-type="float" office:value="412.38" table:style-name="ce1">
            <text:p>412.38</text:p>
          </table:table-cell>
          <table:table-cell office:value-type="float" office:value="235.42" table:style-name="ce1">
            <text:p>235.42</text:p>
          </table:table-cell>
          <table:table-cell office:value-type="float" office:value="3.9423041829984625E-3" table:formula="of:=LN([.B21]/[.B20])" table:style-name="ce1">
            <text:p>0.003942304</text:p>
          </table:table-cell>
          <table:table-cell office:value-type="float" office:value="1.416454276865085E-2" table:formula="of:=LN([.C21]/[.C20])" table:style-name="ce1">
            <text:p>0.014164543</text:p>
          </table:table-cell>
          <table:table-cell office:value-type="float" office:value="2.4241405113305109E-3" table:formula="of:=LN([.D21]/[.D20])" table:style-name="ce1">
            <text:p>0.002424141</text:p>
          </table:table-cell>
          <table:table-cell table:number-columns-repeated="7" table:style-name="ce1"/>
          <table:table-cell office:value-type="string" table:style-name="ce3">
            <text:p>ORP Expected Volatility</text:p>
          </table:table-cell>
          <table:table-cell office:value-type="percentage" office:value="3.8047907956868954E-3" table:formula="of:=SQRT([.Q17]^2*[.P7]+[.Q18]^2*[.Q17]*[.Q18]*[.Q7])" table:style-name="ce5">
            <text:p>0.38%</text:p>
          </table:table-cell>
          <table:table-cell table:number-columns-repeated="16368" table:style-name="ce1"/>
        </table:table-row>
        <table:table-row table:style-name="ro1">
          <table:table-cell office:value-type="date" office:date-value="2025-01-22T00:00:00" table:style-name="ce4">
            <text:p>22/01/2025</text:p>
          </table:table-cell>
          <table:table-cell office:value-type="float" office:value="223.83" table:style-name="ce1">
            <text:p>223.83</text:p>
          </table:table-cell>
          <table:table-cell office:value-type="float" office:value="415.11" table:style-name="ce1">
            <text:p>415.11</text:p>
          </table:table-cell>
          <table:table-cell office:value-type="float" office:value="235.01" table:style-name="ce1">
            <text:p>235.01</text:p>
          </table:table-cell>
          <table:table-cell office:value-type="float" office:value="7.5979355149044352E-4" table:formula="of:=LN([.B22]/[.B21])" table:style-name="ce1">
            <text:p>0.000759794</text:p>
          </table:table-cell>
          <table:table-cell office:value-type="float" office:value="6.5982909878339801E-3" table:formula="of:=LN([.C22]/[.C21])" table:style-name="ce1">
            <text:p>0.006598291</text:p>
          </table:table-cell>
          <table:table-cell office:value-type="float" office:value="-1.743086554047622E-3" table:formula="of:=LN([.D22]/[.D21])" table:style-name="ce1">
            <text:p>-0.001743087</text:p>
          </table:table-cell>
          <table:table-cell table:number-columns-repeated="7" table:style-name="ce1"/>
          <table:table-cell table:style-name="ce2"/>
          <table:table-cell table:number-columns-repeated="16369" table:style-name="ce1"/>
        </table:table-row>
        <table:table-row table:style-name="ro1">
          <table:table-cell office:value-type="date" office:date-value="2025-01-21T00:00:00" table:style-name="ce4">
            <text:p>21/01/2025</text:p>
          </table:table-cell>
          <table:table-cell office:value-type="float" office:value="222.64" table:style-name="ce1">
            <text:p>222.64</text:p>
          </table:table-cell>
          <table:table-cell office:value-type="float" office:value="424.07" table:style-name="ce1">
            <text:p>424.07</text:p>
          </table:table-cell>
          <table:table-cell office:value-type="float" office:value="230.71" table:style-name="ce1">
            <text:p>230.71</text:p>
          </table:table-cell>
          <table:table-cell office:value-type="float" office:value="-5.3307179338974477E-3" table:formula="of:=LN([.B23]/[.B22])" table:style-name="ce1">
            <text:p>-0.005330718</text:p>
          </table:table-cell>
          <table:table-cell office:value-type="float" office:value="2.1354990595606967E-2" table:formula="of:=LN([.C23]/[.C22])" table:style-name="ce1">
            <text:p>0.021354991</text:p>
          </table:table-cell>
          <table:table-cell office:value-type="float" office:value="-1.846655585276968E-2" table:formula="of:=LN([.D23]/[.D22])" table:style-name="ce1">
            <text:p>-0.018466556</text:p>
          </table:table-cell>
          <table:table-cell table:number-columns-repeated="7" table:style-name="ce1"/>
          <table:table-cell office:value-type="string" table:style-name="ce3">
            <text:p>Compute OCP</text:p>
          </table:table-cell>
          <table:table-cell office:value-type="float" office:value="-506.1042771891606" table:formula="of:=([.P20]-[.P4])/(6*[.P21]^2)" table:style-name="ce1">
            <text:p>-506.1042772</text:p>
          </table:table-cell>
          <table:table-cell table:number-columns-repeated="16368" table:style-name="ce1"/>
        </table:table-row>
        <table:table-row table:style-name="ro1">
          <table:table-cell office:value-type="date" office:date-value="2025-01-17T00:00:00" table:style-name="ce4">
            <text:p>17/01/2025</text:p>
          </table:table-cell>
          <table:table-cell office:value-type="float" office:value="229.98" table:style-name="ce1">
            <text:p>229.98</text:p>
          </table:table-cell>
          <table:table-cell office:value-type="float" office:value="426.5" table:style-name="ce1">
            <text:p>426.5</text:p>
          </table:table-cell>
          <table:table-cell office:value-type="float" office:value="225.94" table:style-name="ce1">
            <text:p>225.94</text:p>
          </table:table-cell>
          <table:table-cell office:value-type="float" office:value="3.2436231402883327E-2" table:formula="of:=LN([.B24]/[.B23])" table:style-name="ce1">
            <text:p>0.032436231</text:p>
          </table:table-cell>
          <table:table-cell office:value-type="float" office:value="5.7138309867241456E-3" table:formula="of:=LN([.C24]/[.C23])" table:style-name="ce1">
            <text:p>0.005713831</text:p>
          </table:table-cell>
          <table:table-cell office:value-type="float" office:value="-2.0892033278734498E-2" table:formula="of:=LN([.D24]/[.D23])" table:style-name="ce1">
            <text:p>-0.020892033</text:p>
          </table:table-cell>
          <table:table-cell table:number-columns-repeated="7" table:style-name="ce1"/>
          <table:table-cell office:value-type="string" table:style-name="ce3">
            <text:p>OCP Return</text:p>
          </table:table-cell>
          <table:table-cell office:value-type="percentage" office:value="0.22500000000000001" table:style-name="ce9">
            <text:p>22.5%</text:p>
          </table:table-cell>
          <table:table-cell table:style-name="ce1"/>
          <table:table-cell table:style-name="ce6"/>
          <table:table-cell table:number-columns-repeated="16366"/>
        </table:table-row>
        <table:table-row table:style-name="ro1">
          <table:table-cell office:value-type="date" office:date-value="2025-01-16T00:00:00" table:style-name="ce4">
            <text:p>16/01/2025</text:p>
          </table:table-cell>
          <table:table-cell office:value-type="float" office:value="228.26" table:style-name="ce1">
            <text:p>228.26</text:p>
          </table:table-cell>
          <table:table-cell office:value-type="float" office:value="413.82" table:style-name="ce1">
            <text:p>413.82</text:p>
          </table:table-cell>
          <table:table-cell office:value-type="float" office:value="220.66" table:style-name="ce1">
            <text:p>220.66</text:p>
          </table:table-cell>
          <table:table-cell office:value-type="float" office:value="-7.5070184950647234E-3" table:formula="of:=LN([.B25]/[.B24])" table:style-name="ce1">
            <text:p>-0.007507018</text:p>
          </table:table-cell>
          <table:table-cell office:value-type="float" office:value="-3.0181270260478971E-2" table:formula="of:=LN([.C25]/[.C24])" table:style-name="ce1">
            <text:p>-0.03018127</text:p>
          </table:table-cell>
          <table:table-cell office:value-type="float" office:value="-2.3646421966622748E-2" table:formula="of:=LN([.D25]/[.D24])" table:style-name="ce1">
            <text:p>-0.023646422</text:p>
          </table:table-cell>
          <table:table-cell table:number-columns-repeated="7" table:style-name="ce1"/>
          <table:table-cell office:value-type="string" table:style-name="ce3">
            <text:p>OCP Vol</text:p>
          </table:table-cell>
          <table:table-cell office:value-type="percentage" office:value="-1.9199999999999998E-2" table:style-name="ce5">
            <text:p>-1.92%</text:p>
          </table:table-cell>
          <table:table-cell table:style-name="ce1"/>
          <table:table-cell table:style-name="ce6"/>
          <table:table-cell table:number-columns-repeated="16366"/>
        </table:table-row>
        <table:table-row table:style-name="ro1">
          <table:table-cell office:value-type="date" office:date-value="2025-01-15T00:00:00" table:style-name="ce4">
            <text:p>15/01/2025</text:p>
          </table:table-cell>
          <table:table-cell office:value-type="float" office:value="237.87" table:style-name="ce1">
            <text:p>237.87</text:p>
          </table:table-cell>
          <table:table-cell office:value-type="float" office:value="428.22" table:style-name="ce1">
            <text:p>428.22</text:p>
          </table:table-cell>
          <table:table-cell office:value-type="float" office:value="223.35" table:style-name="ce1">
            <text:p>223.35</text:p>
          </table:table-cell>
          <table:table-cell office:value-type="float" office:value="4.1238975826963301E-2" table:formula="of:=LN([.B26]/[.B25])" table:style-name="ce1">
            <text:p>0.041238976</text:p>
          </table:table-cell>
          <table:table-cell office:value-type="float" office:value="3.4205985539776267E-2" table:formula="of:=LN([.C26]/[.C25])" table:style-name="ce1">
            <text:p>0.034205986</text:p>
          </table:table-cell>
          <table:table-cell office:value-type="float" office:value="1.211699246596764E-2" table:formula="of:=LN([.D26]/[.D25])" table:style-name="ce1">
            <text:p>0.012116992</text:p>
          </table:table-cell>
          <table:table-cell table:number-columns-repeated="7" table:style-name="ce1"/>
          <table:table-cell table:style-name="ce1">
            <draw:frame draw:z-index="1" draw:id="id0" draw:style-name="a0" draw:name="Chart 1" svg:x="0.00833in" svg:y="0.19583in" svg:width="4.725in" svg:height="2.8291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9" table:style-name="ce1"/>
        </table:table-row>
        <table:table-row table:style-name="ro1">
          <table:table-cell office:value-type="date" office:date-value="2025-01-14T00:00:00" table:style-name="ce4">
            <text:p>14/01/2025</text:p>
          </table:table-cell>
          <table:table-cell office:value-type="float" office:value="233.28" table:style-name="ce1">
            <text:p>233.28</text:p>
          </table:table-cell>
          <table:table-cell office:value-type="float" office:value="396.36" table:style-name="ce1">
            <text:p>396.36</text:p>
          </table:table-cell>
          <table:table-cell office:value-type="float" office:value="217.76" table:style-name="ce1">
            <text:p>217.76</text:p>
          </table:table-cell>
          <table:table-cell office:value-type="float" office:value="-1.9484857132123914E-2" table:formula="of:=LN([.B27]/[.B26])" table:style-name="ce1">
            <text:p>-0.019484857</text:p>
          </table:table-cell>
          <table:table-cell office:value-type="float" office:value="-7.7314193020332392E-2" table:formula="of:=LN([.C27]/[.C26])" table:style-name="ce1">
            <text:p>-0.077314193</text:p>
          </table:table-cell>
          <table:table-cell office:value-type="float" office:value="-2.5346508894971784E-2" table:formula="of:=LN([.D27]/[.D26])" table:style-name="ce1">
            <text:p>-0.025346509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01-13T00:00:00" table:style-name="ce4">
            <text:p>13/01/2025</text:p>
          </table:table-cell>
          <table:table-cell office:value-type="float" office:value="234.4" table:style-name="ce1">
            <text:p>234.4</text:p>
          </table:table-cell>
          <table:table-cell office:value-type="float" office:value="403.31" table:style-name="ce1">
            <text:p>403.31</text:p>
          </table:table-cell>
          <table:table-cell office:value-type="float" office:value="218.46" table:style-name="ce1">
            <text:p>218.46</text:p>
          </table:table-cell>
          <table:table-cell office:value-type="float" office:value="4.7896088825642932E-3" table:formula="of:=LN([.B28]/[.B27])" table:style-name="ce1">
            <text:p>0.004789609</text:p>
          </table:table-cell>
          <table:table-cell office:value-type="float" office:value="1.7382607818861522E-2" table:formula="of:=LN([.C28]/[.C27])" table:style-name="ce1">
            <text:p>0.017382608</text:p>
          </table:table-cell>
          <table:table-cell office:value-type="float" office:value="3.2093925122411424E-3" table:formula="of:=LN([.D28]/[.D27])" table:style-name="ce1">
            <text:p>0.003209393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01-10T00:00:00" table:style-name="ce4">
            <text:p>10/01/2025</text:p>
          </table:table-cell>
          <table:table-cell office:value-type="float" office:value="236.85" table:style-name="ce1">
            <text:p>236.85</text:p>
          </table:table-cell>
          <table:table-cell office:value-type="float" office:value="394.74" table:style-name="ce1">
            <text:p>394.74</text:p>
          </table:table-cell>
          <table:table-cell office:value-type="float" office:value="218.94" table:style-name="ce1">
            <text:p>218.94</text:p>
          </table:table-cell>
          <table:table-cell office:value-type="float" office:value="1.0397971666903295E-2" table:formula="of:=LN([.B29]/[.B28])" table:style-name="ce1">
            <text:p>0.010397972</text:p>
          </table:table-cell>
          <table:table-cell office:value-type="float" office:value="-2.1478176683598652E-2" table:formula="of:=LN([.C29]/[.C28])" table:style-name="ce1">
            <text:p>-0.021478177</text:p>
          </table:table-cell>
          <table:table-cell office:value-type="float" office:value="2.1947882610142597E-3" table:formula="of:=LN([.D29]/[.D28])" table:style-name="ce1">
            <text:p>0.002194788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01-08T00:00:00" table:style-name="ce4">
            <text:p>08/01/2025</text:p>
          </table:table-cell>
          <table:table-cell office:value-type="float" office:value="242.7" table:style-name="ce1">
            <text:p>242.7</text:p>
          </table:table-cell>
          <table:table-cell office:value-type="float" office:value="394.94" table:style-name="ce1">
            <text:p>394.94</text:p>
          </table:table-cell>
          <table:table-cell office:value-type="float" office:value="222.13" table:style-name="ce1">
            <text:p>222.13</text:p>
          </table:table-cell>
          <table:table-cell office:value-type="float" office:value="2.439908336279497E-2" table:formula="of:=LN([.B30]/[.B29])" table:style-name="ce1">
            <text:p>0.024399083</text:p>
          </table:table-cell>
          <table:table-cell office:value-type="float" office:value="5.0653430320188179E-4" table:formula="of:=LN([.C30]/[.C29])" table:style-name="ce1">
            <text:p>0.000506534</text:p>
          </table:table-cell>
          <table:table-cell office:value-type="float" office:value="1.446507639311987E-2" table:formula="of:=LN([.D30]/[.D29])" table:style-name="ce1">
            <text:p>0.014465076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01-07T00:00:00" table:style-name="ce4">
            <text:p>07/01/2025</text:p>
          </table:table-cell>
          <table:table-cell office:value-type="float" office:value="242.21" table:style-name="ce1">
            <text:p>242.21</text:p>
          </table:table-cell>
          <table:table-cell office:value-type="float" office:value="394.36" table:style-name="ce1">
            <text:p>394.36</text:p>
          </table:table-cell>
          <table:table-cell office:value-type="float" office:value="222.11" table:style-name="ce1">
            <text:p>222.11</text:p>
          </table:table-cell>
          <table:table-cell office:value-type="float" office:value="-2.0209942743204916E-3" table:formula="of:=LN([.B31]/[.B30])" table:style-name="ce1">
            <text:p>-0.002020994</text:p>
          </table:table-cell>
          <table:table-cell office:value-type="float" office:value="-1.4696569223229053E-3" table:formula="of:=LN([.C31]/[.C30])" table:style-name="ce1">
            <text:p>-0.001469657</text:p>
          </table:table-cell>
          <table:table-cell office:value-type="float" office:value="-9.0041419113525136E-5" table:formula="of:=LN([.D31]/[.D30])" table:style-name="ce1">
            <text:p>-9.00414E-05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01-06T00:00:00" table:style-name="ce4">
            <text:p>06/01/2025</text:p>
          </table:table-cell>
          <table:table-cell office:value-type="float" office:value="245" table:style-name="ce1">
            <text:p>245</text:p>
          </table:table-cell>
          <table:table-cell office:value-type="float" office:value="411.05" table:style-name="ce1">
            <text:p>411.05</text:p>
          </table:table-cell>
          <table:table-cell office:value-type="float" office:value="227.61" table:style-name="ce1">
            <text:p>227.61</text:p>
          </table:table-cell>
          <table:table-cell office:value-type="float" office:value="1.1453092086491739E-2" table:formula="of:=LN([.B32]/[.B31])" table:style-name="ce1">
            <text:p>0.011453092</text:p>
          </table:table-cell>
          <table:table-cell office:value-type="float" office:value="4.1450663891301746E-2" table:formula="of:=LN([.C32]/[.C31])" table:style-name="ce1">
            <text:p>0.041450664</text:p>
          </table:table-cell>
          <table:table-cell office:value-type="float" office:value="2.446088336767575E-2" table:formula="of:=LN([.D32]/[.D31])" table:style-name="ce1">
            <text:p>0.024460883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01-03T00:00:00" table:style-name="ce4">
            <text:p>03/01/2025</text:p>
          </table:table-cell>
          <table:table-cell office:value-type="float" office:value="243.36" table:style-name="ce1">
            <text:p>243.36</text:p>
          </table:table-cell>
          <table:table-cell office:value-type="float" office:value="410.44" table:style-name="ce1">
            <text:p>410.44</text:p>
          </table:table-cell>
          <table:table-cell office:value-type="float" office:value="224.19" table:style-name="ce1">
            <text:p>224.19</text:p>
          </table:table-cell>
          <table:table-cell office:value-type="float" office:value="-6.716382033744207E-3" table:formula="of:=LN([.B33]/[.B32])" table:style-name="ce1">
            <text:p>-0.006716382</text:p>
          </table:table-cell>
          <table:table-cell office:value-type="float" office:value="-1.4851066041341083E-3" table:formula="of:=LN([.C33]/[.C32])" table:style-name="ce1">
            <text:p>-0.001485107</text:p>
          </table:table-cell>
          <table:table-cell office:value-type="float" office:value="-1.5139731407784752E-2" table:formula="of:=LN([.D33]/[.D32])" table:style-name="ce1">
            <text:p>-0.015139731</text:p>
          </table:table-cell>
          <table:table-cell table:number-columns-repeated="16377"/>
        </table:table-row>
        <table:table-row table:style-name="ro1">
          <table:table-cell office:value-type="date" office:date-value="2025-01-02T00:00:00" table:style-name="ce4">
            <text:p>02/01/2025</text:p>
          </table:table-cell>
          <table:table-cell office:value-type="float" office:value="243.85" table:style-name="ce1">
            <text:p>243.85</text:p>
          </table:table-cell>
          <table:table-cell office:value-type="float" office:value="379.28" table:style-name="ce1">
            <text:p>379.28</text:p>
          </table:table-cell>
          <table:table-cell office:value-type="float" office:value="220.22" table:style-name="ce1">
            <text:p>220.22</text:p>
          </table:table-cell>
          <table:table-cell office:value-type="float" office:value="2.0114536450787212E-3" table:formula="of:=LN([.B34]/[.B33])" table:style-name="ce1">
            <text:p>0.002011454</text:p>
          </table:table-cell>
          <table:table-cell office:value-type="float" office:value="-7.8955036400145534E-2" table:formula="of:=LN([.C34]/[.C33])" table:style-name="ce1">
            <text:p>-0.078955036</text:p>
          </table:table-cell>
          <table:table-cell office:value-type="float" office:value="-1.786685992486332E-2" table:formula="of:=LN([.D34]/[.D33])" table:style-name="ce1">
            <text:p>-0.01786686</text:p>
          </table:table-cell>
          <table:table-cell table:number-columns-repeated="16377"/>
        </table:table-row>
        <table:table-row table:style-name="ro1">
          <table:table-cell office:value-type="date" office:date-value="2024-12-31T00:00:00" table:style-name="ce4">
            <text:p>31/12/2024</text:p>
          </table:table-cell>
          <table:table-cell office:value-type="float" office:value="250.42" table:style-name="ce1">
            <text:p>250.42</text:p>
          </table:table-cell>
          <table:table-cell office:value-type="float" office:value="403.84" table:style-name="ce1">
            <text:p>403.84</text:p>
          </table:table-cell>
          <table:table-cell office:value-type="float" office:value="219.39" table:style-name="ce1">
            <text:p>219.39</text:p>
          </table:table-cell>
          <table:table-cell office:value-type="float" office:value="2.658622608474007E-2" table:formula="of:=LN([.B35]/[.B34])" table:style-name="ce1">
            <text:p>0.026586226</text:p>
          </table:table-cell>
          <table:table-cell office:value-type="float" office:value="6.2744041318930702E-2" table:formula="of:=LN([.C35]/[.C34])" table:style-name="ce1">
            <text:p>0.062744041</text:p>
          </table:table-cell>
          <table:table-cell office:value-type="float" office:value="-3.7760787344756248E-3" table:formula="of:=LN([.D35]/[.D34])" table:style-name="ce1">
            <text:p>-0.003776079</text:p>
          </table:table-cell>
          <table:table-cell table:number-columns-repeated="16377"/>
        </table:table-row>
        <table:table-row table:style-name="ro1">
          <table:table-cell office:value-type="date" office:date-value="2024-12-30T00:00:00" table:style-name="ce4">
            <text:p>30/12/2024</text:p>
          </table:table-cell>
          <table:table-cell office:value-type="float" office:value="252.2" table:style-name="ce1">
            <text:p>252.2</text:p>
          </table:table-cell>
          <table:table-cell office:value-type="float" office:value="417.41" table:style-name="ce1">
            <text:p>417.41</text:p>
          </table:table-cell>
          <table:table-cell office:value-type="float" office:value="221.3" table:style-name="ce1">
            <text:p>221.3</text:p>
          </table:table-cell>
          <table:table-cell office:value-type="float" office:value="7.0829152900175555E-3" table:formula="of:=LN([.B36]/[.B35])" table:style-name="ce1">
            <text:p>0.007082915</text:p>
          </table:table-cell>
          <table:table-cell office:value-type="float" office:value="3.3050192277534342E-2" table:formula="of:=LN([.C36]/[.C35])" table:style-name="ce1">
            <text:p>0.033050192</text:p>
          </table:table-cell>
          <table:table-cell office:value-type="float" office:value="8.6682791060345137E-3" table:formula="of:=LN([.D36]/[.D35])" table:style-name="ce1">
            <text:p>0.008668279</text:p>
          </table:table-cell>
          <table:table-cell table:number-columns-repeated="16377"/>
        </table:table-row>
        <table:table-row table:style-name="ro1">
          <table:table-cell office:value-type="date" office:date-value="2024-12-27T00:00:00" table:style-name="ce4">
            <text:p>27/12/2024</text:p>
          </table:table-cell>
          <table:table-cell office:value-type="float" office:value="255.59" table:style-name="ce1">
            <text:p>255.59</text:p>
          </table:table-cell>
          <table:table-cell office:value-type="float" office:value="431.66" table:style-name="ce1">
            <text:p>431.66</text:p>
          </table:table-cell>
          <table:table-cell office:value-type="float" office:value="223.75" table:style-name="ce1">
            <text:p>223.75</text:p>
          </table:table-cell>
          <table:table-cell office:value-type="float" office:value="1.3352174576538381E-2" table:formula="of:=LN([.B37]/[.B36])" table:style-name="ce1">
            <text:p>0.013352175</text:p>
          </table:table-cell>
          <table:table-cell office:value-type="float" office:value="3.3569289140496637E-2" table:formula="of:=LN([.C37]/[.C36])" table:style-name="ce1">
            <text:p>0.033569289</text:p>
          </table:table-cell>
          <table:table-cell office:value-type="float" office:value="1.1010110097960718E-2" table:formula="of:=LN([.D37]/[.D36])" table:style-name="ce1">
            <text:p>0.01101011</text:p>
          </table:table-cell>
          <table:table-cell table:number-columns-repeated="16377"/>
        </table:table-row>
        <table:table-row table:style-name="ro1">
          <table:table-cell office:value-type="date" office:date-value="2024-12-26T00:00:00" table:style-name="ce4">
            <text:p>26/12/2024</text:p>
          </table:table-cell>
          <table:table-cell office:value-type="float" office:value="259.02" table:style-name="ce1">
            <text:p>259.02</text:p>
          </table:table-cell>
          <table:table-cell office:value-type="float" office:value="454.13" table:style-name="ce1">
            <text:p>454.13</text:p>
          </table:table-cell>
          <table:table-cell office:value-type="float" office:value="227.05" table:style-name="ce1">
            <text:p>227.05</text:p>
          </table:table-cell>
          <table:table-cell office:value-type="float" office:value="1.3330680688083478E-2" table:formula="of:=LN([.B38]/[.B37])" table:style-name="ce1">
            <text:p>0.013330681</text:p>
          </table:table-cell>
          <table:table-cell office:value-type="float" office:value="5.0745259334350597E-2" table:formula="of:=LN([.C38]/[.C37])" table:style-name="ce1">
            <text:p>0.050745259</text:p>
          </table:table-cell>
          <table:table-cell office:value-type="float" office:value="1.4640900388995345E-2" table:formula="of:=LN([.D38]/[.D37])" table:style-name="ce1">
            <text:p>0.0146409</text:p>
          </table:table-cell>
          <table:table-cell table:number-columns-repeated="16377"/>
        </table:table-row>
        <table:table-row table:style-name="ro1">
          <table:table-cell office:value-type="date" office:date-value="2024-12-24T00:00:00" table:style-name="ce4">
            <text:p>24/12/2024</text:p>
          </table:table-cell>
          <table:table-cell office:value-type="float" office:value="258.2" table:style-name="ce1">
            <text:p>258.2</text:p>
          </table:table-cell>
          <table:table-cell office:value-type="float" office:value="462.28" table:style-name="ce1">
            <text:p>462.28</text:p>
          </table:table-cell>
          <table:table-cell office:value-type="float" office:value="229.05" table:style-name="ce1">
            <text:p>229.05</text:p>
          </table:table-cell>
          <table:table-cell office:value-type="float" office:value="-3.1708003828989496E-3" table:formula="of:=LN([.B39]/[.B38])" table:style-name="ce1">
            <text:p>-0.0031708</text:p>
          </table:table-cell>
          <table:table-cell office:value-type="float" office:value="1.7787267442065591E-2" table:formula="of:=LN([.C39]/[.C38])" table:style-name="ce1">
            <text:p>0.017787267</text:p>
          </table:table-cell>
          <table:table-cell office:value-type="float" office:value="8.7700627887910554E-3" table:formula="of:=LN([.D39]/[.D38])" table:style-name="ce1">
            <text:p>0.008770063</text:p>
          </table:table-cell>
          <table:table-cell table:number-columns-repeated="16377"/>
        </table:table-row>
        <table:table-row table:style-name="ro1">
          <table:table-cell office:value-type="date" office:date-value="2024-12-23T00:00:00" table:style-name="ce4">
            <text:p>23/12/2024</text:p>
          </table:table-cell>
          <table:table-cell office:value-type="float" office:value="255.27" table:style-name="ce1">
            <text:p>255.27</text:p>
          </table:table-cell>
          <table:table-cell office:value-type="float" office:value="430.6" table:style-name="ce1">
            <text:p>430.6</text:p>
          </table:table-cell>
          <table:table-cell office:value-type="float" office:value="225.06" table:style-name="ce1">
            <text:p>225.06</text:p>
          </table:table-cell>
          <table:table-cell office:value-type="float" office:value="-1.1412669882966388E-2" table:formula="of:=LN([.B40]/[.B39])" table:style-name="ce1">
            <text:p>-0.01141267</text:p>
          </table:table-cell>
          <table:table-cell office:value-type="float" office:value="-7.0991183176977793E-2" table:formula="of:=LN([.C40]/[.C39])" table:style-name="ce1">
            <text:p>-0.070991183</text:p>
          </table:table-cell>
          <table:table-cell office:value-type="float" office:value="-1.7573287010900222E-2" table:formula="of:=LN([.D40]/[.D39])" table:style-name="ce1">
            <text:p>-0.017573287</text:p>
          </table:table-cell>
          <table:table-cell table:number-columns-repeated="16377"/>
        </table:table-row>
        <table:table-row table:style-name="ro1">
          <table:table-cell office:value-type="date" office:date-value="2024-12-20T00:00:00" table:style-name="ce4">
            <text:p>20/12/2024</text:p>
          </table:table-cell>
          <table:table-cell office:value-type="float" office:value="254.49" table:style-name="ce1">
            <text:p>254.49</text:p>
          </table:table-cell>
          <table:table-cell office:value-type="float" office:value="421.06" table:style-name="ce1">
            <text:p>421.06</text:p>
          </table:table-cell>
          <table:table-cell office:value-type="float" office:value="224.92" table:style-name="ce1">
            <text:p>224.92</text:p>
          </table:table-cell>
          <table:table-cell office:value-type="float" office:value="-3.0602660418225453E-3" table:formula="of:=LN([.B41]/[.B40])" table:style-name="ce1">
            <text:p>-0.003060266</text:p>
          </table:table-cell>
          <table:table-cell office:value-type="float" office:value="-2.2404243587853402E-2" table:formula="of:=LN([.C41]/[.C40])" table:style-name="ce1">
            <text:p>-0.022404244</text:p>
          </table:table-cell>
          <table:table-cell office:value-type="float" office:value="-6.2224989785007213E-4" table:formula="of:=LN([.D41]/[.D40])" table:style-name="ce1">
            <text:p>-0.00062225</text:p>
          </table:table-cell>
          <table:table-cell table:number-columns-repeated="7"/>
          <table:table-cell table:style-name="ce1">
            <draw:frame draw:z-index="2" draw:id="id1" draw:style-name="a1" draw:name="Chart 2" svg:x="0.00833in" svg:y="0.0375in" svg:width="4.71667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style-name="ro1">
          <table:table-cell office:value-type="date" office:date-value="2024-12-19T00:00:00" table:style-name="ce4">
            <text:p>19/12/2024</text:p>
          </table:table-cell>
          <table:table-cell office:value-type="float" office:value="249.79" table:style-name="ce1">
            <text:p>249.79</text:p>
          </table:table-cell>
          <table:table-cell office:value-type="float" office:value="436.17" table:style-name="ce1">
            <text:p>436.17</text:p>
          </table:table-cell>
          <table:table-cell office:value-type="float" office:value="223.29" table:style-name="ce1">
            <text:p>223.29</text:p>
          </table:table-cell>
          <table:table-cell office:value-type="float" office:value="-1.8640977623199297E-2" table:formula="of:=LN([.B42]/[.B41])" table:style-name="ce1">
            <text:p>-0.018640978</text:p>
          </table:table-cell>
          <table:table-cell office:value-type="float" office:value="3.5256734269034702E-2" table:formula="of:=LN([.C42]/[.C41])" table:style-name="ce1">
            <text:p>0.035256734</text:p>
          </table:table-cell>
          <table:table-cell office:value-type="float" office:value="-7.2734083840719083E-3" table:formula="of:=LN([.D42]/[.D41])" table:style-name="ce1">
            <text:p>-0.007273408</text:p>
          </table:table-cell>
          <table:table-cell table:number-columns-repeated="16377"/>
        </table:table-row>
        <table:table-row table:style-name="ro1">
          <table:table-cell office:value-type="date" office:date-value="2024-12-18T00:00:00" table:style-name="ce4">
            <text:p>18/12/2024</text:p>
          </table:table-cell>
          <table:table-cell office:value-type="float" office:value="248.05" table:style-name="ce1">
            <text:p>248.05</text:p>
          </table:table-cell>
          <table:table-cell office:value-type="float" office:value="440.13" table:style-name="ce1">
            <text:p>440.13</text:p>
          </table:table-cell>
          <table:table-cell office:value-type="float" office:value="220.52" table:style-name="ce1">
            <text:p>220.52</text:p>
          </table:table-cell>
          <table:table-cell office:value-type="float" office:value="-6.9902261174959266E-3" table:formula="of:=LN([.B43]/[.B42])" table:style-name="ce1">
            <text:p>-0.006990226</text:p>
          </table:table-cell>
          <table:table-cell office:value-type="float" office:value="9.0380622082182945E-3" table:formula="of:=LN([.C43]/[.C42])" table:style-name="ce1">
            <text:p>0.009038062</text:p>
          </table:table-cell>
          <table:table-cell office:value-type="float" office:value="-1.2482981318446117E-2" table:formula="of:=LN([.D43]/[.D42])" table:style-name="ce1">
            <text:p>-0.012482981</text:p>
          </table:table-cell>
          <table:table-cell table:number-columns-repeated="16377"/>
        </table:table-row>
        <table:table-row table:style-name="ro1">
          <table:table-cell office:value-type="date" office:date-value="2024-12-17T00:00:00" table:style-name="ce4">
            <text:p>17/12/2024</text:p>
          </table:table-cell>
          <table:table-cell office:value-type="float" office:value="253.48" table:style-name="ce1">
            <text:p>253.48</text:p>
          </table:table-cell>
          <table:table-cell office:value-type="float" office:value="479.86" table:style-name="ce1">
            <text:p>479.86</text:p>
          </table:table-cell>
          <table:table-cell office:value-type="float" office:value="231.15" table:style-name="ce1">
            <text:p>231.15</text:p>
          </table:table-cell>
          <table:table-cell office:value-type="float" office:value="2.1654585708258237E-2" table:formula="of:=LN([.B44]/[.B43])" table:style-name="ce1">
            <text:p>0.021654586</text:p>
          </table:table-cell>
          <table:table-cell office:value-type="float" office:value="8.6424256872613014E-2" table:formula="of:=LN([.C44]/[.C43])" table:style-name="ce1">
            <text:p>0.086424257</text:p>
          </table:table-cell>
          <table:table-cell office:value-type="float" office:value="4.7078456712751605E-2" table:formula="of:=LN([.D44]/[.D43])" table:style-name="ce1">
            <text:p>0.047078457</text:p>
          </table:table-cell>
          <table:table-cell table:number-columns-repeated="16377"/>
        </table:table-row>
        <table:table-row table:style-name="ro1">
          <table:table-cell office:value-type="date" office:date-value="2024-12-16T00:00:00" table:style-name="ce4">
            <text:p>16/12/2024</text:p>
          </table:table-cell>
          <table:table-cell office:value-type="float" office:value="251.04" table:style-name="ce1">
            <text:p>251.04</text:p>
          </table:table-cell>
          <table:table-cell office:value-type="float" office:value="463.02" table:style-name="ce1">
            <text:p>463.02</text:p>
          </table:table-cell>
          <table:table-cell office:value-type="float" office:value="232.93" table:style-name="ce1">
            <text:p>232.93</text:p>
          </table:table-cell>
          <table:table-cell office:value-type="float" office:value="-9.6726354705937295E-3" table:formula="of:=LN([.B45]/[.B44])" table:style-name="ce1">
            <text:p>-0.009672635</text:p>
          </table:table-cell>
          <table:table-cell office:value-type="float" office:value="-3.572414499470869E-2" table:formula="of:=LN([.C45]/[.C44])" table:style-name="ce1">
            <text:p>-0.035724145</text:p>
          </table:table-cell>
          <table:table-cell office:value-type="float" office:value="7.6711288090285535E-3" table:formula="of:=LN([.D45]/[.D44])" table:style-name="ce1">
            <text:p>0.007671129</text:p>
          </table:table-cell>
          <table:table-cell table:number-columns-repeated="16377"/>
        </table:table-row>
        <table:table-row table:style-name="ro1">
          <table:table-cell office:value-type="date" office:date-value="2024-12-13T00:00:00" table:style-name="ce4">
            <text:p>13/12/2024</text:p>
          </table:table-cell>
          <table:table-cell office:value-type="float" office:value="248.13" table:style-name="ce1">
            <text:p>248.13</text:p>
          </table:table-cell>
          <table:table-cell office:value-type="float" office:value="436.23" table:style-name="ce1">
            <text:p>436.23</text:p>
          </table:table-cell>
          <table:table-cell office:value-type="float" office:value="227.46" table:style-name="ce1">
            <text:p>227.46</text:p>
          </table:table-cell>
          <table:table-cell office:value-type="float" office:value="-1.1659486612797714E-2" table:formula="of:=LN([.B46]/[.B45])" table:style-name="ce1">
            <text:p>-0.011659487</text:p>
          </table:table-cell>
          <table:table-cell office:value-type="float" office:value="-5.9600622504062638E-2" table:formula="of:=LN([.C46]/[.C45])" table:style-name="ce1">
            <text:p>-0.059600623</text:p>
          </table:table-cell>
          <table:table-cell office:value-type="float" office:value="-2.3763580486964579E-2" table:formula="of:=LN([.D46]/[.D45])" table:style-name="ce1">
            <text:p>-0.02376358</text:p>
          </table:table-cell>
          <table:table-cell table:number-columns-repeated="16377"/>
        </table:table-row>
        <table:table-row table:style-name="ro1">
          <table:table-cell office:value-type="date" office:date-value="2024-12-12T00:00:00" table:style-name="ce4">
            <text:p>12/12/2024</text:p>
          </table:table-cell>
          <table:table-cell office:value-type="float" office:value="247.96" table:style-name="ce1">
            <text:p>247.96</text:p>
          </table:table-cell>
          <table:table-cell office:value-type="float" office:value="418.1" table:style-name="ce1">
            <text:p>418.1</text:p>
          </table:table-cell>
          <table:table-cell office:value-type="float" office:value="228.97" table:style-name="ce1">
            <text:p>228.97</text:p>
          </table:table-cell>
          <table:table-cell office:value-type="float" office:value="-6.8535953820610834E-4" table:formula="of:=LN([.B47]/[.B46])" table:style-name="ce1">
            <text:p>-0.00068536</text:p>
          </table:table-cell>
          <table:table-cell office:value-type="float" office:value="-4.2448988830984656E-2" table:formula="of:=LN([.C47]/[.C46])" table:style-name="ce1">
            <text:p>-0.042448989</text:p>
          </table:table-cell>
          <table:table-cell office:value-type="float" office:value="6.6165918493073838E-3" table:formula="of:=LN([.D47]/[.D46])" table:style-name="ce1">
            <text:p>0.006616592</text:p>
          </table:table-cell>
          <table:table-cell table:number-columns-repeated="16377"/>
        </table:table-row>
        <table:table-row table:style-name="ro1">
          <table:table-cell office:value-type="date" office:date-value="2024-12-11T00:00:00" table:style-name="ce4">
            <text:p>11/12/2024</text:p>
          </table:table-cell>
          <table:table-cell office:value-type="float" office:value="246.49" table:style-name="ce1">
            <text:p>246.49</text:p>
          </table:table-cell>
          <table:table-cell office:value-type="float" office:value="424.77" table:style-name="ce1">
            <text:p>424.77</text:p>
          </table:table-cell>
          <table:table-cell office:value-type="float" office:value="230.26" table:style-name="ce1">
            <text:p>230.26</text:p>
          </table:table-cell>
          <table:table-cell office:value-type="float" office:value="-5.9460181251939481E-3" table:formula="of:=LN([.B48]/[.B47])" table:style-name="ce1">
            <text:p>-0.005946018</text:p>
          </table:table-cell>
          <table:table-cell office:value-type="float" office:value="1.5827207602469712E-2" table:formula="of:=LN([.C48]/[.C47])" table:style-name="ce1">
            <text:p>0.015827208</text:p>
          </table:table-cell>
          <table:table-cell office:value-type="float" office:value="5.6181146399124117E-3" table:formula="of:=LN([.D48]/[.D47])" table:style-name="ce1">
            <text:p>0.005618115</text:p>
          </table:table-cell>
          <table:table-cell table:number-columns-repeated="16377"/>
        </table:table-row>
        <table:table-row table:style-name="ro1">
          <table:table-cell office:value-type="date" office:date-value="2024-12-10T00:00:00" table:style-name="ce4">
            <text:p>10/12/2024</text:p>
          </table:table-cell>
          <table:table-cell office:value-type="float" office:value="247.77" table:style-name="ce1">
            <text:p>247.77</text:p>
          </table:table-cell>
          <table:table-cell office:value-type="float" office:value="400.99" table:style-name="ce1">
            <text:p>400.99</text:p>
          </table:table-cell>
          <table:table-cell office:value-type="float" office:value="225.04" table:style-name="ce1">
            <text:p>225.04</text:p>
          </table:table-cell>
          <table:table-cell office:value-type="float" office:value="5.1794717822106649E-3" table:formula="of:=LN([.B49]/[.B48])" table:style-name="ce1">
            <text:p>0.005179472</text:p>
          </table:table-cell>
          <table:table-cell office:value-type="float" office:value="-5.7611356625228746E-2" table:formula="of:=LN([.C49]/[.C48])" table:style-name="ce1">
            <text:p>-0.057611357</text:p>
          </table:table-cell>
          <table:table-cell office:value-type="float" office:value="-2.2930941063917017E-2" table:formula="of:=LN([.D49]/[.D48])" table:style-name="ce1">
            <text:p>-0.022930941</text:p>
          </table:table-cell>
          <table:table-cell table:number-columns-repeated="16377"/>
        </table:table-row>
        <table:table-row table:style-name="ro1">
          <table:table-cell office:value-type="date" office:date-value="2024-12-09T00:00:00" table:style-name="ce4">
            <text:p>09/12/2024</text:p>
          </table:table-cell>
          <table:table-cell office:value-type="float" office:value="246.75" table:style-name="ce1">
            <text:p>246.75</text:p>
          </table:table-cell>
          <table:table-cell office:value-type="float" office:value="389.79" table:style-name="ce1">
            <text:p>389.79</text:p>
          </table:table-cell>
          <table:table-cell office:value-type="float" office:value="226.09" table:style-name="ce1">
            <text:p>226.09</text:p>
          </table:table-cell>
          <table:table-cell office:value-type="float" office:value="-4.1252181771443538E-3" table:formula="of:=LN([.B50]/[.B49])" table:style-name="ce1">
            <text:p>-0.004125218</text:p>
          </table:table-cell>
          <table:table-cell office:value-type="float" office:value="-2.8328356777005639E-2" table:formula="of:=LN([.C50]/[.C49])" table:style-name="ce1">
            <text:p>-0.028328357</text:p>
          </table:table-cell>
          <table:table-cell office:value-type="float" office:value="4.6549859066234642E-3" table:formula="of:=LN([.D50]/[.D49])" table:style-name="ce1">
            <text:p>0.004654986</text:p>
          </table:table-cell>
          <table:table-cell table:number-columns-repeated="16377"/>
        </table:table-row>
        <table:table-row table:style-name="ro1">
          <table:table-cell office:value-type="date" office:date-value="2024-12-06T00:00:00" table:style-name="ce4">
            <text:p>06/12/2024</text:p>
          </table:table-cell>
          <table:table-cell office:value-type="float" office:value="242.84" table:style-name="ce1">
            <text:p>242.84</text:p>
          </table:table-cell>
          <table:table-cell office:value-type="float" office:value="389.22" table:style-name="ce1">
            <text:p>389.22</text:p>
          </table:table-cell>
          <table:table-cell office:value-type="float" office:value="227.03" table:style-name="ce1">
            <text:p>227.03</text:p>
          </table:table-cell>
          <table:table-cell office:value-type="float" office:value="-1.5972888051357607E-2" table:formula="of:=LN([.B51]/[.B50])" table:style-name="ce1">
            <text:p>-0.015972888</text:p>
          </table:table-cell>
          <table:table-cell office:value-type="float" office:value="-1.4633961097356445E-3" table:formula="of:=LN([.C51]/[.C50])" table:style-name="ce1">
            <text:p>-0.001463396</text:p>
          </table:table-cell>
          <table:table-cell office:value-type="float" office:value="4.1490172513090348E-3" table:formula="of:=LN([.D51]/[.D50])" table:style-name="ce1">
            <text:p>0.004149017</text:p>
          </table:table-cell>
          <table:table-cell table:number-columns-repeated="16377"/>
        </table:table-row>
        <table:table-row table:style-name="ro1">
          <table:table-cell office:value-type="date" office:date-value="2024-12-05T00:00:00" table:style-name="ce4">
            <text:p>05/12/2024</text:p>
          </table:table-cell>
          <table:table-cell office:value-type="float" office:value="243.04" table:style-name="ce1">
            <text:p>243.04</text:p>
          </table:table-cell>
          <table:table-cell office:value-type="float" office:value="369.49" table:style-name="ce1">
            <text:p>369.49</text:p>
          </table:table-cell>
          <table:table-cell office:value-type="float" office:value="220.55" table:style-name="ce1">
            <text:p>220.55</text:p>
          </table:table-cell>
          <table:table-cell office:value-type="float" office:value="8.2324858522948483E-4" table:formula="of:=LN([.B52]/[.B51])" table:style-name="ce1">
            <text:p>0.000823249</text:p>
          </table:table-cell>
          <table:table-cell office:value-type="float" office:value="-5.2021060030447104E-2" table:formula="of:=LN([.C52]/[.C51])" table:style-name="ce1">
            <text:p>-0.05202106</text:p>
          </table:table-cell>
          <table:table-cell office:value-type="float" office:value="-2.8957740788585127E-2" table:formula="of:=LN([.D52]/[.D51])" table:style-name="ce1">
            <text:p>-0.028957741</text:p>
          </table:table-cell>
          <table:table-cell table:number-columns-repeated="16377"/>
        </table:table-row>
        <table:table-row table:style-name="ro1">
          <table:table-cell office:value-type="date" office:date-value="2024-12-04T00:00:00" table:style-name="ce4">
            <text:p>04/12/2024</text:p>
          </table:table-cell>
          <table:table-cell office:value-type="float" office:value="243.01" table:style-name="ce1">
            <text:p>243.01</text:p>
          </table:table-cell>
          <table:table-cell office:value-type="float" office:value="357.93" table:style-name="ce1">
            <text:p>357.93</text:p>
          </table:table-cell>
          <table:table-cell office:value-type="float" office:value="218.16" table:style-name="ce1">
            <text:p>218.16</text:p>
          </table:table-cell>
          <table:table-cell office:value-type="float" office:value="-1.2344409027090854E-4" table:formula="of:=LN([.B53]/[.B52])" table:style-name="ce1">
            <text:p>-0.000123444</text:p>
          </table:table-cell>
          <table:table-cell office:value-type="float" office:value="-3.1786239866753309E-2" table:formula="of:=LN([.C53]/[.C52])" table:style-name="ce1">
            <text:p>-0.03178624</text:p>
          </table:table-cell>
          <table:table-cell office:value-type="float" office:value="-1.0895688013615746E-2" table:formula="of:=LN([.D53]/[.D52])" table:style-name="ce1">
            <text:p>-0.010895688</text:p>
          </table:table-cell>
          <table:table-cell table:number-columns-repeated="16377"/>
        </table:table-row>
        <table:table-row table:style-name="ro1">
          <table:table-cell office:value-type="date" office:date-value="2024-12-03T00:00:00" table:style-name="ce4">
            <text:p>03/12/2024</text:p>
          </table:table-cell>
          <table:table-cell office:value-type="float" office:value="242.65" table:style-name="ce1">
            <text:p>242.65</text:p>
          </table:table-cell>
          <table:table-cell office:value-type="float" office:value="351.42" table:style-name="ce1">
            <text:p>351.42</text:p>
          </table:table-cell>
          <table:table-cell office:value-type="float" office:value="213.44" table:style-name="ce1">
            <text:p>213.44</text:p>
          </table:table-cell>
          <table:table-cell office:value-type="float" office:value="-1.4825189059665003E-3" table:formula="of:=LN([.B54]/[.B53])" table:style-name="ce1">
            <text:p>-0.001482519</text:p>
          </table:table-cell>
          <table:table-cell office:value-type="float" office:value="-1.8355347226072658E-2" table:formula="of:=LN([.C54]/[.C53])" table:style-name="ce1">
            <text:p>-0.018355347</text:p>
          </table:table-cell>
          <table:table-cell office:value-type="float" office:value="-2.1872975810074129E-2" table:formula="of:=LN([.D54]/[.D53])" table:style-name="ce1">
            <text:p>-0.021872976</text:p>
          </table:table-cell>
          <table:table-cell table:number-columns-repeated="16377"/>
        </table:table-row>
        <table:table-row table:style-name="ro1">
          <table:table-cell office:value-type="date" office:date-value="2024-12-02T00:00:00" table:style-name="ce4">
            <text:p>02/12/2024</text:p>
          </table:table-cell>
          <table:table-cell office:value-type="float" office:value="239.59" table:style-name="ce1">
            <text:p>239.59</text:p>
          </table:table-cell>
          <table:table-cell office:value-type="float" office:value="357.09" table:style-name="ce1">
            <text:p>357.09</text:p>
          </table:table-cell>
          <table:table-cell office:value-type="float" office:value="210.71" table:style-name="ce1">
            <text:p>210.71</text:p>
          </table:table-cell>
          <table:table-cell office:value-type="float" office:value="-1.2690946707956566E-2" table:formula="of:=LN([.B55]/[.B54])" table:style-name="ce1">
            <text:p>-0.012690947</text:p>
          </table:table-cell>
          <table:table-cell office:value-type="float" office:value="1.6005761518152167E-2" table:formula="of:=LN([.C55]/[.C54])" table:style-name="ce1">
            <text:p>0.016005762</text:p>
          </table:table-cell>
          <table:table-cell office:value-type="float" office:value="-1.2872982198542762E-2" table:formula="of:=LN([.D55]/[.D54])" table:style-name="ce1">
            <text:p>-0.012872982</text:p>
          </table:table-cell>
          <table:table-cell table:number-columns-repeated="16377"/>
        </table:table-row>
        <table:table-row table:style-name="ro1">
          <table:table-cell office:value-type="date" office:date-value="2024-11-29T00:00:00" table:style-name="ce4">
            <text:p>29/11/2024</text:p>
          </table:table-cell>
          <table:table-cell office:value-type="float" office:value="237.33" table:style-name="ce1">
            <text:p>237.33</text:p>
          </table:table-cell>
          <table:table-cell office:value-type="float" office:value="345.16" table:style-name="ce1">
            <text:p>345.16</text:p>
          </table:table-cell>
          <table:table-cell office:value-type="float" office:value="207.89" table:style-name="ce1">
            <text:p>207.89</text:p>
          </table:table-cell>
          <table:table-cell office:value-type="float" office:value="-9.4775514418538598E-3" table:formula="of:=LN([.B56]/[.B55])" table:style-name="ce1">
            <text:p>-0.009477551</text:p>
          </table:table-cell>
          <table:table-cell office:value-type="float" office:value="-3.3979773207791206E-2" table:formula="of:=LN([.C56]/[.C55])" table:style-name="ce1">
            <text:p>-0.033979773</text:p>
          </table:table-cell>
          <table:table-cell office:value-type="float" office:value="-1.3473686869693413E-2" table:formula="of:=LN([.D56]/[.D55])" table:style-name="ce1">
            <text:p>-0.013473687</text:p>
          </table:table-cell>
          <table:table-cell table:number-columns-repeated="16377"/>
        </table:table-row>
        <table:table-row table:style-name="ro1">
          <table:table-cell office:value-type="date" office:date-value="2024-11-27T00:00:00" table:style-name="ce4">
            <text:p>27/11/2024</text:p>
          </table:table-cell>
          <table:table-cell office:value-type="float" office:value="234.93" table:style-name="ce1">
            <text:p>234.93</text:p>
          </table:table-cell>
          <table:table-cell office:value-type="float" office:value="332.89" table:style-name="ce1">
            <text:p>332.89</text:p>
          </table:table-cell>
          <table:table-cell office:value-type="float" office:value="205.74" table:style-name="ce1">
            <text:p>205.74</text:p>
          </table:table-cell>
          <table:table-cell office:value-type="float" office:value="-1.0163980270458702E-2" table:formula="of:=LN([.B57]/[.B56])" table:style-name="ce1">
            <text:p>-0.01016398</text:p>
          </table:table-cell>
          <table:table-cell office:value-type="float" office:value="-3.6195972561074978E-2" table:formula="of:=LN([.C57]/[.C56])" table:style-name="ce1">
            <text:p>-0.036195973</text:p>
          </table:table-cell>
          <table:table-cell office:value-type="float" office:value="-1.0395857956138727E-2" table:formula="of:=LN([.D57]/[.D56])" table:style-name="ce1">
            <text:p>-0.010395858</text:p>
          </table:table-cell>
          <table:table-cell table:number-columns-repeated="16377"/>
        </table:table-row>
        <table:table-row table:style-name="ro1">
          <table:table-cell office:value-type="date" office:date-value="2024-11-26T00:00:00" table:style-name="ce4">
            <text:p>26/11/2024</text:p>
          </table:table-cell>
          <table:table-cell office:value-type="float" office:value="235.06" table:style-name="ce1">
            <text:p>235.06</text:p>
          </table:table-cell>
          <table:table-cell office:value-type="float" office:value="338.23" table:style-name="ce1">
            <text:p>338.23</text:p>
          </table:table-cell>
          <table:table-cell office:value-type="float" office:value="207.86" table:style-name="ce1">
            <text:p>207.86</text:p>
          </table:table-cell>
          <table:table-cell office:value-type="float" office:value="5.5320327375208268E-4" table:formula="of:=LN([.B58]/[.B57])" table:style-name="ce1">
            <text:p>0.000553203</text:p>
          </table:table-cell>
          <table:table-cell office:value-type="float" office:value="1.5914032359738584E-2" table:formula="of:=LN([.C58]/[.C57])" table:style-name="ce1">
            <text:p>0.015914032</text:p>
          </table:table-cell>
          <table:table-cell office:value-type="float" office:value="1.0251540457391555E-2" table:formula="of:=LN([.D58]/[.D57])" table:style-name="ce1">
            <text:p>0.01025154</text:p>
          </table:table-cell>
          <table:table-cell table:number-columns-repeated="16377"/>
        </table:table-row>
        <table:table-row table:style-name="ro1">
          <table:table-cell office:value-type="date" office:date-value="2024-11-25T00:00:00" table:style-name="ce4">
            <text:p>25/11/2024</text:p>
          </table:table-cell>
          <table:table-cell office:value-type="float" office:value="232.87" table:style-name="ce1">
            <text:p>232.87</text:p>
          </table:table-cell>
          <table:table-cell office:value-type="float" office:value="338.59" table:style-name="ce1">
            <text:p>338.59</text:p>
          </table:table-cell>
          <table:table-cell office:value-type="float" office:value="201.45" table:style-name="ce1">
            <text:p>201.45</text:p>
          </table:table-cell>
          <table:table-cell office:value-type="float" office:value="-9.360442759563695E-3" table:formula="of:=LN([.B59]/[.B58])" table:style-name="ce1">
            <text:p>-0.009360443</text:p>
          </table:table-cell>
          <table:table-cell office:value-type="float" office:value="1.0637984514346023E-3" table:formula="of:=LN([.C59]/[.C58])" table:style-name="ce1">
            <text:p>0.001063798</text:p>
          </table:table-cell>
          <table:table-cell office:value-type="float" office:value="-3.132356452291947E-2" table:formula="of:=LN([.D59]/[.D58])" table:style-name="ce1">
            <text:p>-0.031323565</text:p>
          </table:table-cell>
          <table:table-cell table:number-columns-repeated="16377"/>
        </table:table-row>
        <table:table-row table:style-name="ro1">
          <table:table-cell office:value-type="date" office:date-value="2024-11-22T00:00:00" table:style-name="ce4">
            <text:p>22/11/2024</text:p>
          </table:table-cell>
          <table:table-cell office:value-type="float" office:value="229.87" table:style-name="ce1">
            <text:p>229.87</text:p>
          </table:table-cell>
          <table:table-cell office:value-type="float" office:value="352.56" table:style-name="ce1">
            <text:p>352.56</text:p>
          </table:table-cell>
          <table:table-cell office:value-type="float" office:value="197.12" table:style-name="ce1">
            <text:p>197.12</text:p>
          </table:table-cell>
          <table:table-cell office:value-type="float" office:value="-1.2966426208818698E-2" table:formula="of:=LN([.B60]/[.B59])" table:style-name="ce1">
            <text:p>-0.012966426</text:p>
          </table:table-cell>
          <table:table-cell office:value-type="float" office:value="4.0430884643526441E-2" table:formula="of:=LN([.C60]/[.C59])" table:style-name="ce1">
            <text:p>0.040430885</text:p>
          </table:table-cell>
          <table:table-cell office:value-type="float" office:value="-2.1728531292201189E-2" table:formula="of:=LN([.D60]/[.D59])" table:style-name="ce1">
            <text:p>-0.021728531</text:p>
          </table:table-cell>
          <table:table-cell table:number-columns-repeated="16377"/>
        </table:table-row>
        <table:table-row table:style-name="ro1">
          <table:table-cell office:value-type="date" office:date-value="2024-11-21T00:00:00" table:style-name="ce4">
            <text:p>21/11/2024</text:p>
          </table:table-cell>
          <table:table-cell office:value-type="float" office:value="228.52" table:style-name="ce1">
            <text:p>228.52</text:p>
          </table:table-cell>
          <table:table-cell office:value-type="float" office:value="339.64" table:style-name="ce1">
            <text:p>339.64</text:p>
          </table:table-cell>
          <table:table-cell office:value-type="float" office:value="198.38" table:style-name="ce1">
            <text:p>198.38</text:p>
          </table:table-cell>
          <table:table-cell office:value-type="float" office:value="-5.8901978800638116E-3" table:formula="of:=LN([.B61]/[.B60])" table:style-name="ce1">
            <text:p>-0.005890198</text:p>
          </table:table-cell>
          <table:table-cell office:value-type="float" office:value="-3.7334587402568911E-2" table:formula="of:=LN([.C61]/[.C60])" table:style-name="ce1">
            <text:p>-0.037334587</text:p>
          </table:table-cell>
          <table:table-cell office:value-type="float" office:value="6.3717029726926867E-3" table:formula="of:=LN([.D61]/[.D60])" table:style-name="ce1">
            <text:p>0.006371703</text:p>
          </table:table-cell>
          <table:table-cell table:number-columns-repeated="16377"/>
        </table:table-row>
        <table:table-row table:style-name="ro1">
          <table:table-cell office:value-type="date" office:date-value="2024-11-20T00:00:00" table:style-name="ce4">
            <text:p>20/11/2024</text:p>
          </table:table-cell>
          <table:table-cell office:value-type="float" office:value="229" table:style-name="ce1">
            <text:p>229</text:p>
          </table:table-cell>
          <table:table-cell office:value-type="float" office:value="342.03" table:style-name="ce1">
            <text:p>342.03</text:p>
          </table:table-cell>
          <table:table-cell office:value-type="float" office:value="202.88" table:style-name="ce1">
            <text:p>202.88</text:p>
          </table:table-cell>
          <table:table-cell office:value-type="float" office:value="2.0982696979777171E-3" table:formula="of:=LN([.B62]/[.B61])" table:style-name="ce1">
            <text:p>0.00209827</text:p>
          </table:table-cell>
          <table:table-cell office:value-type="float" office:value="7.0122193825754566E-3" table:formula="of:=LN([.C62]/[.C61])" table:style-name="ce1">
            <text:p>0.007012219</text:p>
          </table:table-cell>
          <table:table-cell office:value-type="float" office:value="2.2430287931013506E-2" table:formula="of:=LN([.D62]/[.D61])" table:style-name="ce1">
            <text:p>0.022430288</text:p>
          </table:table-cell>
          <table:table-cell table:number-columns-repeated="16377"/>
        </table:table-row>
        <table:table-row table:style-name="ro1">
          <table:table-cell office:value-type="date" office:date-value="2024-11-19T00:00:00" table:style-name="ce4">
            <text:p>19/11/2024</text:p>
          </table:table-cell>
          <table:table-cell office:value-type="float" office:value="228.28" table:style-name="ce1">
            <text:p>228.28</text:p>
          </table:table-cell>
          <table:table-cell office:value-type="float" office:value="346" table:style-name="ce1">
            <text:p>346</text:p>
          </table:table-cell>
          <table:table-cell office:value-type="float" office:value="204.61" table:style-name="ce1">
            <text:p>204.61</text:p>
          </table:table-cell>
          <table:table-cell office:value-type="float" office:value="-3.1490578857323367E-3" table:formula="of:=LN([.B63]/[.B62])" table:style-name="ce1">
            <text:p>-0.003149058</text:p>
          </table:table-cell>
          <table:table-cell office:value-type="float" office:value="1.1540322543986329E-2" table:formula="of:=LN([.C63]/[.C62])" table:style-name="ce1">
            <text:p>0.011540323</text:p>
          </table:table-cell>
          <table:table-cell office:value-type="float" office:value="8.4910569296068172E-3" table:formula="of:=LN([.D63]/[.D62])" table:style-name="ce1">
            <text:p>0.008491057</text:p>
          </table:table-cell>
          <table:table-cell table:number-columns-repeated="16377"/>
        </table:table-row>
        <table:table-row table:style-name="ro1">
          <table:table-cell office:value-type="date" office:date-value="2024-11-18T00:00:00" table:style-name="ce4">
            <text:p>18/11/2024</text:p>
          </table:table-cell>
          <table:table-cell office:value-type="float" office:value="228.02" table:style-name="ce1">
            <text:p>228.02</text:p>
          </table:table-cell>
          <table:table-cell office:value-type="float" office:value="338.74" table:style-name="ce1">
            <text:p>338.74</text:p>
          </table:table-cell>
          <table:table-cell office:value-type="float" office:value="201.7" table:style-name="ce1">
            <text:p>201.7</text:p>
          </table:table-cell>
          <table:table-cell office:value-type="float" office:value="-1.1396012629335626E-3" table:formula="of:=LN([.B64]/[.B63])" table:style-name="ce1">
            <text:p>-0.001139601</text:p>
          </table:table-cell>
          <table:table-cell office:value-type="float" office:value="-2.1205923594749019E-2" table:formula="of:=LN([.C64]/[.C63])" table:style-name="ce1">
            <text:p>-0.021205924</text:p>
          </table:table-cell>
          <table:table-cell office:value-type="float" office:value="-1.4324283218301877E-2" table:formula="of:=LN([.D64]/[.D63])" table:style-name="ce1">
            <text:p>-0.014324283</text:p>
          </table:table-cell>
          <table:table-cell table:number-columns-repeated="16377"/>
        </table:table-row>
        <table:table-row table:style-name="ro1">
          <table:table-cell office:value-type="date" office:date-value="2024-11-15T00:00:00" table:style-name="ce4">
            <text:p>15/11/2024</text:p>
          </table:table-cell>
          <table:table-cell office:value-type="float" office:value="225" table:style-name="ce1">
            <text:p>225</text:p>
          </table:table-cell>
          <table:table-cell office:value-type="float" office:value="320.72000000000003" table:style-name="ce1">
            <text:p>320.72</text:p>
          </table:table-cell>
          <table:table-cell office:value-type="float" office:value="202.61" table:style-name="ce1">
            <text:p>202.61</text:p>
          </table:table-cell>
          <table:table-cell office:value-type="float" office:value="-1.3332942201153644E-2" table:formula="of:=LN([.B65]/[.B64])" table:style-name="ce1">
            <text:p>-0.013332942</text:p>
          </table:table-cell>
          <table:table-cell office:value-type="float" office:value="-5.4664383128723633E-2" table:formula="of:=LN([.C65]/[.C64])" table:style-name="ce1">
            <text:p>-0.054664383</text:p>
          </table:table-cell>
          <table:table-cell office:value-type="float" office:value="4.5015039778938419E-3" table:formula="of:=LN([.D65]/[.D64])" table:style-name="ce1">
            <text:p>0.004501504</text:p>
          </table:table-cell>
          <table:table-cell table:number-columns-repeated="16377"/>
        </table:table-row>
        <table:table-row table:style-name="ro1">
          <table:table-cell office:value-type="date" office:date-value="2024-11-14T00:00:00" table:style-name="ce4">
            <text:p>14/11/2024</text:p>
          </table:table-cell>
          <table:table-cell office:value-type="float" office:value="228.22" table:style-name="ce1">
            <text:p>228.22</text:p>
          </table:table-cell>
          <table:table-cell office:value-type="float" office:value="311.18" table:style-name="ce1">
            <text:p>311.18</text:p>
          </table:table-cell>
          <table:table-cell office:value-type="float" office:value="211.48" table:style-name="ce1">
            <text:p>211.48</text:p>
          </table:table-cell>
          <table:table-cell office:value-type="float" office:value="1.4209673802113533E-2" table:formula="of:=LN([.B66]/[.B65])" table:style-name="ce1">
            <text:p>0.014209674</text:p>
          </table:table-cell>
          <table:table-cell office:value-type="float" office:value="-3.019694544743488E-2" table:formula="of:=LN([.C66]/[.C65])" table:style-name="ce1">
            <text:p>-0.030196945</text:p>
          </table:table-cell>
          <table:table-cell office:value-type="float" office:value="4.284748242918953E-2" table:formula="of:=LN([.D66]/[.D65])" table:style-name="ce1">
            <text:p>0.042847482</text:p>
          </table:table-cell>
          <table:table-cell table:number-columns-repeated="16377"/>
        </table:table-row>
        <table:table-row table:style-name="ro1">
          <table:table-cell office:value-type="date" office:date-value="2024-11-13T00:00:00" table:style-name="ce4">
            <text:p>13/11/2024</text:p>
          </table:table-cell>
          <table:table-cell office:value-type="float" office:value="225.12" table:style-name="ce1">
            <text:p>225.12</text:p>
          </table:table-cell>
          <table:table-cell office:value-type="float" office:value="330.24" table:style-name="ce1">
            <text:p>330.24</text:p>
          </table:table-cell>
          <table:table-cell office:value-type="float" office:value="214.1" table:style-name="ce1">
            <text:p>214.1</text:p>
          </table:table-cell>
          <table:table-cell office:value-type="float" office:value="-1.3676482640454695E-2" table:formula="of:=LN([.B67]/[.B66])" table:style-name="ce1">
            <text:p>-0.013676483</text:p>
          </table:table-cell>
          <table:table-cell office:value-type="float" office:value="5.944813996632646E-2" table:formula="of:=LN([.C67]/[.C66])" table:style-name="ce1">
            <text:p>0.05944814</text:p>
          </table:table-cell>
          <table:table-cell office:value-type="float" office:value="1.2312764228387776E-2" table:formula="of:=LN([.D67]/[.D66])" table:style-name="ce1">
            <text:p>0.012312764</text:p>
          </table:table-cell>
          <table:table-cell table:number-columns-repeated="16377"/>
        </table:table-row>
        <table:table-row table:style-name="ro1">
          <table:table-cell office:value-type="date" office:date-value="2024-11-12T00:00:00" table:style-name="ce4">
            <text:p>12/11/2024</text:p>
          </table:table-cell>
          <table:table-cell office:value-type="float" office:value="224.23" table:style-name="ce1">
            <text:p>224.23</text:p>
          </table:table-cell>
          <table:table-cell office:value-type="float" office:value="328.49" table:style-name="ce1">
            <text:p>328.49</text:p>
          </table:table-cell>
          <table:table-cell office:value-type="float" office:value="208.91" table:style-name="ce1">
            <text:p>208.91</text:p>
          </table:table-cell>
          <table:table-cell office:value-type="float" office:value="-3.9612825806397177E-3" table:formula="of:=LN([.B68]/[.B67])" table:style-name="ce1">
            <text:p>-0.003961283</text:p>
          </table:table-cell>
          <table:table-cell office:value-type="float" office:value="-5.3132667921312795E-3" table:formula="of:=LN([.C68]/[.C67])" table:style-name="ce1">
            <text:p>-0.005313267</text:p>
          </table:table-cell>
          <table:table-cell office:value-type="float" office:value="-2.4539658384679142E-2" table:formula="of:=LN([.D68]/[.D67])" table:style-name="ce1">
            <text:p>-0.024539658</text:p>
          </table:table-cell>
          <table:table-cell table:number-columns-repeated="16377"/>
        </table:table-row>
        <table:table-row table:style-name="ro1">
          <table:table-cell office:value-type="date" office:date-value="2024-11-11T00:00:00" table:style-name="ce4">
            <text:p>11/11/2024</text:p>
          </table:table-cell>
          <table:table-cell office:value-type="float" office:value="224.23" table:style-name="ce1">
            <text:p>224.23</text:p>
          </table:table-cell>
          <table:table-cell office:value-type="float" office:value="350" table:style-name="ce1">
            <text:p>350</text:p>
          </table:table-cell>
          <table:table-cell office:value-type="float" office:value="206.84" table:style-name="ce1">
            <text:p>206.84</text:p>
          </table:table-cell>
          <table:table-cell office:value-type="float" office:value="0" table:formula="of:=LN([.B69]/[.B68])" table:style-name="ce1">
            <text:p>0</text:p>
          </table:table-cell>
          <table:table-cell office:value-type="float" office:value="6.3426758422447438E-2" table:formula="of:=LN([.C69]/[.C68])" table:style-name="ce1">
            <text:p>0.063426758</text:p>
          </table:table-cell>
          <table:table-cell office:value-type="float" office:value="-9.9579896829371829E-3" table:formula="of:=LN([.D69]/[.D68])" table:style-name="ce1">
            <text:p>-0.00995799</text:p>
          </table:table-cell>
          <table:table-cell table:number-columns-repeated="16377"/>
        </table:table-row>
        <table:table-row table:style-name="ro1">
          <table:table-cell office:value-type="date" office:date-value="2024-11-08T00:00:00" table:style-name="ce4">
            <text:p>08/11/2024</text:p>
          </table:table-cell>
          <table:table-cell office:value-type="float" office:value="226.96" table:style-name="ce1">
            <text:p>226.96</text:p>
          </table:table-cell>
          <table:table-cell office:value-type="float" office:value="321.22000000000003" table:style-name="ce1">
            <text:p>321.22</text:p>
          </table:table-cell>
          <table:table-cell office:value-type="float" office:value="208.18" table:style-name="ce1">
            <text:p>208.18</text:p>
          </table:table-cell>
          <table:table-cell office:value-type="float" office:value="1.2101479715156686E-2" table:formula="of:=LN([.B70]/[.B69])" table:style-name="ce1">
            <text:p>0.01210148</text:p>
          </table:table-cell>
          <table:table-cell office:value-type="float" office:value="-8.580690784870805E-2" table:formula="of:=LN([.C70]/[.C69])" table:style-name="ce1">
            <text:p>-0.085806908</text:p>
          </table:table-cell>
          <table:table-cell office:value-type="float" office:value="6.4575425593015523E-3" table:formula="of:=LN([.D70]/[.D69])" table:style-name="ce1">
            <text:p>0.006457543</text:p>
          </table:table-cell>
          <table:table-cell table:number-columns-repeated="16377"/>
        </table:table-row>
        <table:table-row table:style-name="ro1">
          <table:table-cell office:value-type="date" office:date-value="2024-11-07T00:00:00" table:style-name="ce4">
            <text:p>07/11/2024</text:p>
          </table:table-cell>
          <table:table-cell office:value-type="float" office:value="227.48" table:style-name="ce1">
            <text:p>227.48</text:p>
          </table:table-cell>
          <table:table-cell office:value-type="float" office:value="296.91000000000003" table:style-name="ce1">
            <text:p>296.91</text:p>
          </table:table-cell>
          <table:table-cell office:value-type="float" office:value="210.05" table:style-name="ce1">
            <text:p>210.05</text:p>
          </table:table-cell>
          <table:table-cell office:value-type="float" office:value="2.2885319380028272E-3" table:formula="of:=LN([.B71]/[.B70])" table:style-name="ce1">
            <text:p>0.002288532</text:p>
          </table:table-cell>
          <table:table-cell office:value-type="float" office:value="-7.8697184058041728E-2" table:formula="of:=LN([.C71]/[.C70])" table:style-name="ce1">
            <text:p>-0.078697184</text:p>
          </table:table-cell>
          <table:table-cell office:value-type="float" office:value="8.9425075280687057E-3" table:formula="of:=LN([.D71]/[.D70])" table:style-name="ce1">
            <text:p>0.008942508</text:p>
          </table:table-cell>
          <table:table-cell table:number-columns-repeated="16377"/>
        </table:table-row>
        <table:table-row table:style-name="ro1">
          <table:table-cell office:value-type="date" office:date-value="2024-11-06T00:00:00" table:style-name="ce4">
            <text:p>06/11/2024</text:p>
          </table:table-cell>
          <table:table-cell office:value-type="float" office:value="222.72" table:style-name="ce1">
            <text:p>222.72</text:p>
          </table:table-cell>
          <table:table-cell office:value-type="float" office:value="288.52999999999997" table:style-name="ce1">
            <text:p>288.53</text:p>
          </table:table-cell>
          <table:table-cell office:value-type="float" office:value="207.09" table:style-name="ce1">
            <text:p>207.09</text:p>
          </table:table-cell>
          <table:table-cell office:value-type="float" office:value="-2.1146945292544041E-2" table:formula="of:=LN([.B72]/[.B71])" table:style-name="ce1">
            <text:p>-0.021146945</text:p>
          </table:table-cell>
          <table:table-cell office:value-type="float" office:value="-2.8629995899556719E-2" table:formula="of:=LN([.C72]/[.C71])" table:style-name="ce1">
            <text:p>-0.028629996</text:p>
          </table:table-cell>
          <table:table-cell office:value-type="float" office:value="-1.4192116231897185E-2" table:formula="of:=LN([.D72]/[.D71])" table:style-name="ce1">
            <text:p>-0.014192116</text:p>
          </table:table-cell>
          <table:table-cell table:number-columns-repeated="16377"/>
        </table:table-row>
        <table:table-row table:style-name="ro1">
          <table:table-cell office:value-type="date" office:date-value="2024-11-05T00:00:00" table:style-name="ce4">
            <text:p>05/11/2024</text:p>
          </table:table-cell>
          <table:table-cell office:value-type="float" office:value="223.45" table:style-name="ce1">
            <text:p>223.45</text:p>
          </table:table-cell>
          <table:table-cell office:value-type="float" office:value="251.44" table:style-name="ce1">
            <text:p>251.44</text:p>
          </table:table-cell>
          <table:table-cell office:value-type="float" office:value="199.5" table:style-name="ce1">
            <text:p>199.5</text:p>
          </table:table-cell>
          <table:table-cell office:value-type="float" office:value="3.27229823340569E-3" table:formula="of:=LN([.B73]/[.B72])" table:style-name="ce1">
            <text:p>0.003272298</text:p>
          </table:table-cell>
          <table:table-cell office:value-type="float" office:value="-0.13759467418784063" table:formula="of:=LN([.C73]/[.C72])" table:style-name="ce1">
            <text:p>-0.137594674</text:p>
          </table:table-cell>
          <table:table-cell office:value-type="float" office:value="-3.7339245053575804E-2" table:formula="of:=LN([.D73]/[.D72])" table:style-name="ce1">
            <text:p>-0.037339245</text:p>
          </table:table-cell>
          <table:table-cell table:number-columns-repeated="16377"/>
        </table:table-row>
        <table:table-row table:style-name="ro1">
          <table:table-cell office:value-type="date" office:date-value="2024-11-04T00:00:00" table:style-name="ce4">
            <text:p>04/11/2024</text:p>
          </table:table-cell>
          <table:table-cell office:value-type="float" office:value="222.01" table:style-name="ce1">
            <text:p>222.01</text:p>
          </table:table-cell>
          <table:table-cell office:value-type="float" office:value="242.84" table:style-name="ce1">
            <text:p>242.84</text:p>
          </table:table-cell>
          <table:table-cell office:value-type="float" office:value="195.78" table:style-name="ce1">
            <text:p>195.78</text:p>
          </table:table-cell>
          <table:table-cell office:value-type="float" office:value="-6.465249476633619E-3" table:formula="of:=LN([.B74]/[.B73])" table:style-name="ce1">
            <text:p>-0.006465249</text:p>
          </table:table-cell>
          <table:table-cell office:value-type="float" office:value="-3.4801602227078891E-2" table:formula="of:=LN([.C74]/[.C73])" table:style-name="ce1">
            <text:p>-0.034801602</text:p>
          </table:table-cell>
          <table:table-cell office:value-type="float" office:value="-1.8822656496633863E-2" table:formula="of:=LN([.D74]/[.D73])" table:style-name="ce1">
            <text:p>-0.018822656</text:p>
          </table:table-cell>
          <table:table-cell table:number-columns-repeated="16377"/>
        </table:table-row>
        <table:table-row table:style-name="ro1">
          <table:table-cell office:value-type="date" office:date-value="2024-11-01T00:00:00" table:style-name="ce4">
            <text:p>01/11/2024</text:p>
          </table:table-cell>
          <table:table-cell office:value-type="float" office:value="222.91" table:style-name="ce1">
            <text:p>222.91</text:p>
          </table:table-cell>
          <table:table-cell office:value-type="float" office:value="248.98" table:style-name="ce1">
            <text:p>248.98</text:p>
          </table:table-cell>
          <table:table-cell office:value-type="float" office:value="197.93" table:style-name="ce1">
            <text:p>197.93</text:p>
          </table:table-cell>
          <table:table-cell office:value-type="float" office:value="4.0456766500142089E-3" table:formula="of:=LN([.B75]/[.B74])" table:style-name="ce1">
            <text:p>0.004045677</text:p>
          </table:table-cell>
          <table:table-cell office:value-type="float" office:value="2.4969781691406644E-2" table:formula="of:=LN([.C75]/[.C74])" table:style-name="ce1">
            <text:p>0.024969782</text:p>
          </table:table-cell>
          <table:table-cell office:value-type="float" office:value="1.0921852999359525E-2" table:formula="of:=LN([.D75]/[.D74])" table:style-name="ce1">
            <text:p>0.010921853</text:p>
          </table:table-cell>
          <table:table-cell table:number-columns-repeated="16377"/>
        </table:table-row>
        <table:table-row table:style-name="ro1">
          <table:table-cell office:value-type="date" office:date-value="2024-10-31T00:00:00" table:style-name="ce4">
            <text:p>31/10/2024</text:p>
          </table:table-cell>
          <table:table-cell office:value-type="float" office:value="225.91" table:style-name="ce1">
            <text:p>225.91</text:p>
          </table:table-cell>
          <table:table-cell office:value-type="float" office:value="249.85" table:style-name="ce1">
            <text:p>249.85</text:p>
          </table:table-cell>
          <table:table-cell office:value-type="float" office:value="186.4" table:style-name="ce1">
            <text:p>186.4</text:p>
          </table:table-cell>
          <table:table-cell office:value-type="float" office:value="1.3368587316289966E-2" table:formula="of:=LN([.B76]/[.B75])" table:style-name="ce1">
            <text:p>0.013368587</text:p>
          </table:table-cell>
          <table:table-cell office:value-type="float" office:value="3.4881658365742024E-3" table:formula="of:=LN([.C76]/[.C75])" table:style-name="ce1">
            <text:p>0.003488166</text:p>
          </table:table-cell>
          <table:table-cell office:value-type="float" office:value="-6.001853058115289E-2" table:formula="of:=LN([.D76]/[.D75])" table:style-name="ce1">
            <text:p>-0.060018531</text:p>
          </table:table-cell>
          <table:table-cell table:number-columns-repeated="16377"/>
        </table:table-row>
        <table:table-row table:style-name="ro1">
          <table:table-cell office:value-type="date" office:date-value="2024-10-30T00:00:00" table:style-name="ce4">
            <text:p>30/10/2024</text:p>
          </table:table-cell>
          <table:table-cell office:value-type="float" office:value="230.1" table:style-name="ce1">
            <text:p>230.1</text:p>
          </table:table-cell>
          <table:table-cell office:value-type="float" office:value="257.55" table:style-name="ce1">
            <text:p>257.55</text:p>
          </table:table-cell>
          <table:table-cell office:value-type="float" office:value="192.73" table:style-name="ce1">
            <text:p>192.73</text:p>
          </table:table-cell>
          <table:table-cell office:value-type="float" office:value="1.8377307172189369E-2" table:formula="of:=LN([.B77]/[.B76])" table:style-name="ce1">
            <text:p>0.018377307</text:p>
          </table:table-cell>
          <table:table-cell office:value-type="float" office:value="3.0353138221380364E-2" table:formula="of:=LN([.C77]/[.C76])" table:style-name="ce1">
            <text:p>0.030353138</text:p>
          </table:table-cell>
          <table:table-cell office:value-type="float" office:value="3.3395343459469304E-2" table:formula="of:=LN([.D77]/[.D76])" table:style-name="ce1">
            <text:p>0.033395343</text:p>
          </table:table-cell>
          <table:table-cell table:number-columns-repeated="16377"/>
        </table:table-row>
        <table:table-row table:style-name="ro1">
          <table:table-cell office:value-type="date" office:date-value="2024-10-29T00:00:00" table:style-name="ce4">
            <text:p>29/10/2024</text:p>
          </table:table-cell>
          <table:table-cell office:value-type="float" office:value="233.67" table:style-name="ce1">
            <text:p>233.67</text:p>
          </table:table-cell>
          <table:table-cell office:value-type="float" office:value="259.52" table:style-name="ce1">
            <text:p>259.52</text:p>
          </table:table-cell>
          <table:table-cell office:value-type="float" office:value="190.83" table:style-name="ce1">
            <text:p>190.83</text:p>
          </table:table-cell>
          <table:table-cell office:value-type="float" office:value="1.5395866558646675E-2" table:formula="of:=LN([.B78]/[.B77])" table:style-name="ce1">
            <text:p>0.015395867</text:p>
          </table:table-cell>
          <table:table-cell office:value-type="float" office:value="7.6198949154537565E-3" table:formula="of:=LN([.C78]/[.C77])" table:style-name="ce1">
            <text:p>0.007619895</text:p>
          </table:table-cell>
          <table:table-cell office:value-type="float" office:value="-9.9072663521375202E-3" table:formula="of:=LN([.D78]/[.D77])" table:style-name="ce1">
            <text:p>-0.009907266</text:p>
          </table:table-cell>
          <table:table-cell table:number-columns-repeated="16377"/>
        </table:table-row>
        <table:table-row table:style-name="ro1">
          <table:table-cell office:value-type="date" office:date-value="2024-10-28T00:00:00" table:style-name="ce4">
            <text:p>28/10/2024</text:p>
          </table:table-cell>
          <table:table-cell office:value-type="float" office:value="233.4" table:style-name="ce1">
            <text:p>233.4</text:p>
          </table:table-cell>
          <table:table-cell office:value-type="float" office:value="262.51" table:style-name="ce1">
            <text:p>262.51</text:p>
          </table:table-cell>
          <table:table-cell office:value-type="float" office:value="188.39" table:style-name="ce1">
            <text:p>188.39</text:p>
          </table:table-cell>
          <table:table-cell office:value-type="float" office:value="-1.156143747511172E-3" table:formula="of:=LN([.B79]/[.B78])" table:style-name="ce1">
            <text:p>-0.001156144</text:p>
          </table:table-cell>
          <table:table-cell office:value-type="float" office:value="1.1455405617120377E-2" table:formula="of:=LN([.C79]/[.C78])" table:style-name="ce1">
            <text:p>0.011455406</text:p>
          </table:table-cell>
          <table:table-cell office:value-type="float" office:value="-1.2868697181539745E-2" table:formula="of:=LN([.D79]/[.D78])" table:style-name="ce1">
            <text:p>-0.012868697</text:p>
          </table:table-cell>
          <table:table-cell table:number-columns-repeated="16377"/>
        </table:table-row>
        <table:table-row table:style-name="ro1">
          <table:table-cell office:value-type="date" office:date-value="2024-10-25T00:00:00" table:style-name="ce4">
            <text:p>25/10/2024</text:p>
          </table:table-cell>
          <table:table-cell office:value-type="float" office:value="231.41" table:style-name="ce1">
            <text:p>231.41</text:p>
          </table:table-cell>
          <table:table-cell office:value-type="float" office:value="269.19" table:style-name="ce1">
            <text:p>269.19</text:p>
          </table:table-cell>
          <table:table-cell office:value-type="float" office:value="187.83" table:style-name="ce1">
            <text:p>187.83</text:p>
          </table:table-cell>
          <table:table-cell office:value-type="float" office:value="-8.5626908148752987E-3" table:formula="of:=LN([.B80]/[.B79])" table:style-name="ce1">
            <text:p>-0.008562691</text:p>
          </table:table-cell>
          <table:table-cell office:value-type="float" office:value="2.51282734339075E-2" table:formula="of:=LN([.C80]/[.C79])" table:style-name="ce1">
            <text:p>0.025128273</text:p>
          </table:table-cell>
          <table:table-cell office:value-type="float" office:value="-2.9769837519540536E-3" table:formula="of:=LN([.D80]/[.D79])" table:style-name="ce1">
            <text:p>-0.002976984</text:p>
          </table:table-cell>
          <table:table-cell table:number-columns-repeated="16377"/>
        </table:table-row>
        <table:table-row table:style-name="ro1">
          <table:table-cell office:value-type="date" office:date-value="2024-10-24T00:00:00" table:style-name="ce4">
            <text:p>24/10/2024</text:p>
          </table:table-cell>
          <table:table-cell office:value-type="float" office:value="230.57" table:style-name="ce1">
            <text:p>230.57</text:p>
          </table:table-cell>
          <table:table-cell office:value-type="float" office:value="260.48" table:style-name="ce1">
            <text:p>260.48</text:p>
          </table:table-cell>
          <table:table-cell office:value-type="float" office:value="186.38" table:style-name="ce1">
            <text:p>186.38</text:p>
          </table:table-cell>
          <table:table-cell office:value-type="float" office:value="-3.6365250690585378E-3" table:formula="of:=LN([.B81]/[.B80])" table:style-name="ce1">
            <text:p>-0.003636525</text:p>
          </table:table-cell>
          <table:table-cell office:value-type="float" office:value="-3.2891367163900474E-2" table:formula="of:=LN([.C81]/[.C80])" table:style-name="ce1">
            <text:p>-0.032891367</text:p>
          </table:table-cell>
          <table:table-cell office:value-type="float" office:value="-7.7496980678194794E-3" table:formula="of:=LN([.D81]/[.D80])" table:style-name="ce1">
            <text:p>-0.007749698</text:p>
          </table:table-cell>
          <table:table-cell table:number-columns-repeated="16377"/>
        </table:table-row>
        <table:table-row table:style-name="ro1">
          <table:table-cell office:value-type="date" office:date-value="2024-10-23T00:00:00" table:style-name="ce4">
            <text:p>23/10/2024</text:p>
          </table:table-cell>
          <table:table-cell office:value-type="float" office:value="230.76" table:style-name="ce1">
            <text:p>230.76</text:p>
          </table:table-cell>
          <table:table-cell office:value-type="float" office:value="213.65" table:style-name="ce1">
            <text:p>213.65</text:p>
          </table:table-cell>
          <table:table-cell office:value-type="float" office:value="184.71" table:style-name="ce1">
            <text:p>184.71</text:p>
          </table:table-cell>
          <table:table-cell office:value-type="float" office:value="8.2370542016676053E-4" table:formula="of:=LN([.B82]/[.B81])" table:style-name="ce1">
            <text:p>0.000823705</text:p>
          </table:table-cell>
          <table:table-cell office:value-type="float" office:value="-0.1981869207241416" table:formula="of:=LN([.C82]/[.C81])" table:style-name="ce1">
            <text:p>-0.198186921</text:p>
          </table:table-cell>
          <table:table-cell office:value-type="float" office:value="-9.000572766280919E-3" table:formula="of:=LN([.D82]/[.D81])" table:style-name="ce1">
            <text:p>-0.009000573</text:p>
          </table:table-cell>
          <table:table-cell table:number-columns-repeated="16377"/>
        </table:table-row>
        <table:table-row table:style-name="ro1">
          <table:table-cell office:value-type="date" office:date-value="2024-10-22T00:00:00" table:style-name="ce4">
            <text:p>22/10/2024</text:p>
          </table:table-cell>
          <table:table-cell office:value-type="float" office:value="235.86" table:style-name="ce1">
            <text:p>235.86</text:p>
          </table:table-cell>
          <table:table-cell office:value-type="float" office:value="217.97" table:style-name="ce1">
            <text:p>217.97</text:p>
          </table:table-cell>
          <table:table-cell office:value-type="float" office:value="189.7" table:style-name="ce1">
            <text:p>189.7</text:p>
          </table:table-cell>
          <table:table-cell office:value-type="float" office:value="2.1860199273135456E-2" table:formula="of:=LN([.B83]/[.B82])" table:style-name="ce1">
            <text:p>0.021860199</text:p>
          </table:table-cell>
          <table:table-cell office:value-type="float" office:value="2.0018276550387126E-2" table:formula="of:=LN([.C83]/[.C82])" table:style-name="ce1">
            <text:p>0.020018277</text:p>
          </table:table-cell>
          <table:table-cell office:value-type="float" office:value="2.6656849349739886E-2" table:formula="of:=LN([.D83]/[.D82])" table:style-name="ce1">
            <text:p>0.026656849</text:p>
          </table:table-cell>
          <table:table-cell table:number-columns-repeated="16377"/>
        </table:table-row>
        <table:table-row table:style-name="ro1">
          <table:table-cell office:value-type="date" office:date-value="2024-10-21T00:00:00" table:style-name="ce4">
            <text:p>21/10/2024</text:p>
          </table:table-cell>
          <table:table-cell office:value-type="float" office:value="236.48" table:style-name="ce1">
            <text:p>236.48</text:p>
          </table:table-cell>
          <table:table-cell office:value-type="float" office:value="218.85" table:style-name="ce1">
            <text:p>218.85</text:p>
          </table:table-cell>
          <table:table-cell office:value-type="float" office:value="189.07" table:style-name="ce1">
            <text:p>189.07</text:p>
          </table:table-cell>
          <table:table-cell office:value-type="float" office:value="2.6252290980129742E-3" table:formula="of:=LN([.B84]/[.B83])" table:style-name="ce1">
            <text:p>0.002625229</text:p>
          </table:table-cell>
          <table:table-cell office:value-type="float" office:value="4.0291249964831107E-3" table:formula="of:=LN([.C84]/[.C83])" table:style-name="ce1">
            <text:p>0.004029125</text:p>
          </table:table-cell>
          <table:table-cell office:value-type="float" office:value="-3.3265600811309653E-3" table:formula="of:=LN([.D84]/[.D83])" table:style-name="ce1">
            <text:p>-0.00332656</text:p>
          </table:table-cell>
          <table:table-cell table:number-columns-repeated="16377"/>
        </table:table-row>
        <table:table-row table:style-name="ro1">
          <table:table-cell office:value-type="date" office:date-value="2024-10-18T00:00:00" table:style-name="ce4">
            <text:p>18/10/2024</text:p>
          </table:table-cell>
          <table:table-cell office:value-type="float" office:value="235" table:style-name="ce1">
            <text:p>235</text:p>
          </table:table-cell>
          <table:table-cell office:value-type="float" office:value="220.7" table:style-name="ce1">
            <text:p>220.7</text:p>
          </table:table-cell>
          <table:table-cell office:value-type="float" office:value="188.99" table:style-name="ce1">
            <text:p>188.99</text:p>
          </table:table-cell>
          <table:table-cell office:value-type="float" office:value="-6.2781236156779115E-3" table:formula="of:=LN([.B85]/[.B84])" table:style-name="ce1">
            <text:p>-0.006278124</text:p>
          </table:table-cell>
          <table:table-cell office:value-type="float" office:value="8.4177496257863485E-3" table:formula="of:=LN([.C85]/[.C84])" table:style-name="ce1">
            <text:p>0.00841775</text:p>
          </table:table-cell>
          <table:table-cell office:value-type="float" office:value="-4.2321325289135795E-4" table:formula="of:=LN([.D85]/[.D84])" table:style-name="ce1">
            <text:p>-0.000423213</text:p>
          </table:table-cell>
          <table:table-cell table:number-columns-repeated="16377"/>
        </table:table-row>
        <table:table-row table:style-name="ro1">
          <table:table-cell office:value-type="date" office:date-value="2024-10-17T00:00:00" table:style-name="ce4">
            <text:p>17/10/2024</text:p>
          </table:table-cell>
          <table:table-cell office:value-type="float" office:value="232.15" table:style-name="ce1">
            <text:p>232.15</text:p>
          </table:table-cell>
          <table:table-cell office:value-type="float" office:value="220.89" table:style-name="ce1">
            <text:p>220.89</text:p>
          </table:table-cell>
          <table:table-cell office:value-type="float" office:value="187.53" table:style-name="ce1">
            <text:p>187.53</text:p>
          </table:table-cell>
          <table:table-cell office:value-type="float" office:value="-1.2201799678228202E-2" table:formula="of:=LN([.B86]/[.B85])" table:style-name="ce1">
            <text:p>-0.0122018</text:p>
          </table:table-cell>
          <table:table-cell office:value-type="float" office:value="8.6052678604437783E-4" table:formula="of:=LN([.C86]/[.C85])" table:style-name="ce1">
            <text:p>0.000860527</text:p>
          </table:table-cell>
          <table:table-cell office:value-type="float" office:value="-7.7552709951154326E-3" table:formula="of:=LN([.D86]/[.D85])" table:style-name="ce1">
            <text:p>-0.007755271</text:p>
          </table:table-cell>
          <table:table-cell table:number-columns-repeated="16377"/>
        </table:table-row>
        <table:table-row table:style-name="ro1">
          <table:table-cell office:value-type="date" office:date-value="2024-10-16T00:00:00" table:style-name="ce4">
            <text:p>16/10/2024</text:p>
          </table:table-cell>
          <table:table-cell office:value-type="float" office:value="231.78" table:style-name="ce1">
            <text:p>231.78</text:p>
          </table:table-cell>
          <table:table-cell office:value-type="float" office:value="221.33" table:style-name="ce1">
            <text:p>221.33</text:p>
          </table:table-cell>
          <table:table-cell office:value-type="float" office:value="186.89" table:style-name="ce1">
            <text:p>186.89</text:p>
          </table:table-cell>
          <table:table-cell office:value-type="float" office:value="-1.5950685596857453E-3" table:formula="of:=LN([.B87]/[.B86])" table:style-name="ce1">
            <text:p>-0.001595069</text:p>
          </table:table-cell>
          <table:table-cell office:value-type="float" office:value="1.9899604052187945E-3" table:formula="of:=LN([.C87]/[.C86])" table:style-name="ce1">
            <text:p>0.00198996</text:p>
          </table:table-cell>
          <table:table-cell office:value-type="float" office:value="-3.4186241296195016E-3" table:formula="of:=LN([.D87]/[.D86])" table:style-name="ce1">
            <text:p>-0.003418624</text:p>
          </table:table-cell>
          <table:table-cell table:number-columns-repeated="16377"/>
        </table:table-row>
        <table:table-row table:style-name="ro1">
          <table:table-cell office:value-type="date" office:date-value="2024-10-15T00:00:00" table:style-name="ce4">
            <text:p>15/10/2024</text:p>
          </table:table-cell>
          <table:table-cell office:value-type="float" office:value="233.85" table:style-name="ce1">
            <text:p>233.85</text:p>
          </table:table-cell>
          <table:table-cell office:value-type="float" office:value="219.57" table:style-name="ce1">
            <text:p>219.57</text:p>
          </table:table-cell>
          <table:table-cell office:value-type="float" office:value="187.69" table:style-name="ce1">
            <text:p>187.69</text:p>
          </table:table-cell>
          <table:table-cell office:value-type="float" office:value="8.8912382656503083E-3" table:formula="of:=LN([.B88]/[.B87])" table:style-name="ce1">
            <text:p>0.008891238</text:p>
          </table:table-cell>
          <table:table-cell office:value-type="float" office:value="-7.9837121727084053E-3" table:formula="of:=LN([.C88]/[.C87])" table:style-name="ce1">
            <text:p>-0.007983712</text:p>
          </table:table-cell>
          <table:table-cell office:value-type="float" office:value="4.2714571859473255E-3" table:formula="of:=LN([.D88]/[.D87])" table:style-name="ce1">
            <text:p>0.004271457</text:p>
          </table:table-cell>
          <table:table-cell table:number-columns-repeated="16377"/>
        </table:table-row>
        <table:table-row table:style-name="ro1">
          <table:table-cell office:value-type="date" office:date-value="2024-10-14T00:00:00" table:style-name="ce4">
            <text:p>14/10/2024</text:p>
          </table:table-cell>
          <table:table-cell office:value-type="float" office:value="231.3" table:style-name="ce1">
            <text:p>231.3</text:p>
          </table:table-cell>
          <table:table-cell office:value-type="float" office:value="219.16" table:style-name="ce1">
            <text:p>219.16</text:p>
          </table:table-cell>
          <table:table-cell office:value-type="float" office:value="187.54" table:style-name="ce1">
            <text:p>187.54</text:p>
          </table:table-cell>
          <table:table-cell office:value-type="float" office:value="-1.0964314934501642E-2" table:formula="of:=LN([.B89]/[.B88])" table:style-name="ce1">
            <text:p>-0.010964315</text:p>
          </table:table-cell>
          <table:table-cell office:value-type="float" office:value="-1.8690316110304896E-3" table:formula="of:=LN([.C89]/[.C88])" table:style-name="ce1">
            <text:p>-0.001869032</text:p>
          </table:table-cell>
          <table:table-cell office:value-type="float" office:value="-7.9950967667938419E-4" table:formula="of:=LN([.D89]/[.D88])" table:style-name="ce1">
            <text:p>-0.00079951</text:p>
          </table:table-cell>
          <table:table-cell table:number-columns-repeated="16377"/>
        </table:table-row>
        <table:table-row table:style-name="ro1">
          <table:table-cell office:value-type="date" office:date-value="2024-10-11T00:00:00" table:style-name="ce4">
            <text:p>11/10/2024</text:p>
          </table:table-cell>
          <table:table-cell office:value-type="float" office:value="227.55" table:style-name="ce1">
            <text:p>227.55</text:p>
          </table:table-cell>
          <table:table-cell office:value-type="float" office:value="217.8" table:style-name="ce1">
            <text:p>217.8</text:p>
          </table:table-cell>
          <table:table-cell office:value-type="float" office:value="188.82" table:style-name="ce1">
            <text:p>188.82</text:p>
          </table:table-cell>
          <table:table-cell office:value-type="float" office:value="-1.6345574774742605E-2" table:formula="of:=LN([.B90]/[.B89])" table:style-name="ce1">
            <text:p>-0.016345575</text:p>
          </table:table-cell>
          <table:table-cell office:value-type="float" office:value="-6.2248461713547906E-3" table:formula="of:=LN([.C90]/[.C89])" table:style-name="ce1">
            <text:p>-0.006224846</text:p>
          </table:table-cell>
          <table:table-cell office:value-type="float" office:value="6.8020243128914916E-3" table:formula="of:=LN([.D90]/[.D89])" table:style-name="ce1">
            <text:p>0.006802024</text:p>
          </table:table-cell>
          <table:table-cell table:number-columns-repeated="16377"/>
        </table:table-row>
        <table:table-row table:style-name="ro1">
          <table:table-cell office:value-type="date" office:date-value="2024-10-10T00:00:00" table:style-name="ce4">
            <text:p>10/10/2024</text:p>
          </table:table-cell>
          <table:table-cell office:value-type="float" office:value="229.04" table:style-name="ce1">
            <text:p>229.04</text:p>
          </table:table-cell>
          <table:table-cell office:value-type="float" office:value="238.77" table:style-name="ce1">
            <text:p>238.77</text:p>
          </table:table-cell>
          <table:table-cell office:value-type="float" office:value="186.65" table:style-name="ce1">
            <text:p>186.65</text:p>
          </table:table-cell>
          <table:table-cell office:value-type="float" office:value="6.5266663272085549E-3" table:formula="of:=LN([.B91]/[.B90])" table:style-name="ce1">
            <text:p>0.006526666</text:p>
          </table:table-cell>
          <table:table-cell office:value-type="float" office:value="9.1923534987007546E-2" table:formula="of:=LN([.C91]/[.C90])" table:style-name="ce1">
            <text:p>0.091923535</text:p>
          </table:table-cell>
          <table:table-cell office:value-type="float" office:value="-1.155897494377762E-2" table:formula="of:=LN([.D91]/[.D90])" table:style-name="ce1">
            <text:p>-0.011558975</text:p>
          </table:table-cell>
          <table:table-cell table:number-columns-repeated="16377"/>
        </table:table-row>
        <table:table-row table:style-name="ro1">
          <table:table-cell office:value-type="date" office:date-value="2024-10-09T00:00:00" table:style-name="ce4">
            <text:p>09/10/2024</text:p>
          </table:table-cell>
          <table:table-cell office:value-type="float" office:value="229.54" table:style-name="ce1">
            <text:p>229.54</text:p>
          </table:table-cell>
          <table:table-cell office:value-type="float" office:value="241.05" table:style-name="ce1">
            <text:p>241.05</text:p>
          </table:table-cell>
          <table:table-cell office:value-type="float" office:value="185.17" table:style-name="ce1">
            <text:p>185.17</text:p>
          </table:table-cell>
          <table:table-cell office:value-type="float" office:value="2.1806454626626271E-3" table:formula="of:=LN([.B92]/[.B91])" table:style-name="ce1">
            <text:p>0.002180645</text:p>
          </table:table-cell>
          <table:table-cell office:value-type="float" office:value="9.5036353657635929E-3" table:formula="of:=LN([.C92]/[.C91])" table:style-name="ce1">
            <text:p>0.009503635</text:p>
          </table:table-cell>
          <table:table-cell office:value-type="float" office:value="-7.9608833108683486E-3" table:formula="of:=LN([.D92]/[.D91])" table:style-name="ce1">
            <text:p>-0.007960883</text:p>
          </table:table-cell>
          <table:table-cell table:number-columns-repeated="16377"/>
        </table:table-row>
        <table:table-row table:style-name="ro1">
          <table:table-cell office:value-type="date" office:date-value="2024-10-08T00:00:00" table:style-name="ce4">
            <text:p>08/10/2024</text:p>
          </table:table-cell>
          <table:table-cell office:value-type="float" office:value="225.77" table:style-name="ce1">
            <text:p>225.77</text:p>
          </table:table-cell>
          <table:table-cell office:value-type="float" office:value="244.5" table:style-name="ce1">
            <text:p>244.5</text:p>
          </table:table-cell>
          <table:table-cell office:value-type="float" office:value="182.72" table:style-name="ce1">
            <text:p>182.72</text:p>
          </table:table-cell>
          <table:table-cell office:value-type="float" office:value="-1.6560524302640885E-2" table:formula="of:=LN([.B93]/[.B92])" table:style-name="ce1">
            <text:p>-0.016560524</text:p>
          </table:table-cell>
          <table:table-cell office:value-type="float" office:value="1.4210928063295311E-2" table:formula="of:=LN([.C93]/[.C92])" table:style-name="ce1">
            <text:p>0.014210928</text:p>
          </table:table-cell>
          <table:table-cell office:value-type="float" office:value="-1.3319395582079084E-2" table:formula="of:=LN([.D93]/[.D92])" table:style-name="ce1">
            <text:p>-0.013319396</text:p>
          </table:table-cell>
          <table:table-cell table:number-columns-repeated="16377"/>
        </table:table-row>
        <table:table-row table:style-name="ro1">
          <table:table-cell office:value-type="date" office:date-value="2024-10-07T00:00:00" table:style-name="ce4">
            <text:p>07/10/2024</text:p>
          </table:table-cell>
          <table:table-cell office:value-type="float" office:value="221.69" table:style-name="ce1">
            <text:p>221.69</text:p>
          </table:table-cell>
          <table:table-cell office:value-type="float" office:value="240.83" table:style-name="ce1">
            <text:p>240.83</text:p>
          </table:table-cell>
          <table:table-cell office:value-type="float" office:value="180.8" table:style-name="ce1">
            <text:p>180.8</text:p>
          </table:table-cell>
          <table:table-cell office:value-type="float" office:value="-1.8236772344019637E-2" table:formula="of:=LN([.B94]/[.B93])" table:style-name="ce1">
            <text:p>-0.018236772</text:p>
          </table:table-cell>
          <table:table-cell office:value-type="float" office:value="-1.5124018522684092E-2" table:formula="of:=LN([.C94]/[.C93])" table:style-name="ce1">
            <text:p>-0.015124019</text:p>
          </table:table-cell>
          <table:table-cell office:value-type="float" office:value="-1.0563478509569259E-2" table:formula="of:=LN([.D94]/[.D93])" table:style-name="ce1">
            <text:p>-0.010563479</text:p>
          </table:table-cell>
          <table:table-cell table:number-columns-repeated="16377"/>
        </table:table-row>
        <table:table-row table:style-name="ro1">
          <table:table-cell office:value-type="date" office:date-value="2024-10-04T00:00:00" table:style-name="ce4">
            <text:p>04/10/2024</text:p>
          </table:table-cell>
          <table:table-cell office:value-type="float" office:value="226.8" table:style-name="ce1">
            <text:p>226.8</text:p>
          </table:table-cell>
          <table:table-cell office:value-type="float" office:value="250.08" table:style-name="ce1">
            <text:p>250.08</text:p>
          </table:table-cell>
          <table:table-cell office:value-type="float" office:value="186.51" table:style-name="ce1">
            <text:p>186.51</text:p>
          </table:table-cell>
          <table:table-cell office:value-type="float" office:value="2.2788562247735296E-2" table:formula="of:=LN([.B95]/[.B94])" table:style-name="ce1">
            <text:p>0.022788562</text:p>
          </table:table-cell>
          <table:table-cell office:value-type="float" office:value="3.7689576280923946E-2" table:formula="of:=LN([.C95]/[.C94])" table:style-name="ce1">
            <text:p>0.037689576</text:p>
          </table:table-cell>
          <table:table-cell office:value-type="float" office:value="3.1093408991279589E-2" table:formula="of:=LN([.D95]/[.D94])" table:style-name="ce1">
            <text:p>0.031093409</text:p>
          </table:table-cell>
          <table:table-cell table:number-columns-repeated="16377"/>
        </table:table-row>
        <table:table-row table:style-name="ro1">
          <table:table-cell office:value-type="date" office:date-value="2024-10-03T00:00:00" table:style-name="ce4">
            <text:p>03/10/2024</text:p>
          </table:table-cell>
          <table:table-cell office:value-type="float" office:value="225.67" table:style-name="ce1">
            <text:p>225.67</text:p>
          </table:table-cell>
          <table:table-cell office:value-type="float" office:value="240.66" table:style-name="ce1">
            <text:p>240.66</text:p>
          </table:table-cell>
          <table:table-cell office:value-type="float" office:value="181.96" table:style-name="ce1">
            <text:p>181.96</text:p>
          </table:table-cell>
          <table:table-cell office:value-type="float" office:value="-4.9948166697782528E-3" table:formula="of:=LN([.B96]/[.B95])" table:style-name="ce1">
            <text:p>-0.004994817</text:p>
          </table:table-cell>
          <table:table-cell office:value-type="float" office:value="-3.8395717663149996E-2" table:formula="of:=LN([.C96]/[.C95])" table:style-name="ce1">
            <text:p>-0.038395718</text:p>
          </table:table-cell>
          <table:table-cell office:value-type="float" office:value="-2.4697974247552403E-2" table:formula="of:=LN([.D96]/[.D95])" table:style-name="ce1">
            <text:p>-0.024697974</text:p>
          </table:table-cell>
          <table:table-cell table:number-columns-repeated="16377"/>
        </table:table-row>
        <table:table-row table:style-name="ro1">
          <table:table-cell office:value-type="date" office:date-value="2024-10-02T00:00:00" table:style-name="ce4">
            <text:p>02/10/2024</text:p>
          </table:table-cell>
          <table:table-cell office:value-type="float" office:value="226.78" table:style-name="ce1">
            <text:p>226.78</text:p>
          </table:table-cell>
          <table:table-cell office:value-type="float" office:value="249.02" table:style-name="ce1">
            <text:p>249.02</text:p>
          </table:table-cell>
          <table:table-cell office:value-type="float" office:value="184.76" table:style-name="ce1">
            <text:p>184.76</text:p>
          </table:table-cell>
          <table:table-cell office:value-type="float" office:value="4.9066293598749875E-3" table:formula="of:=LN([.B97]/[.B96])" table:style-name="ce1">
            <text:p>0.004906629</text:p>
          </table:table-cell>
          <table:table-cell office:value-type="float" office:value="3.4148065514249988E-2" table:formula="of:=LN([.C97]/[.C96])" table:style-name="ce1">
            <text:p>0.034148066</text:p>
          </table:table-cell>
          <table:table-cell office:value-type="float" office:value="1.5270802860601134E-2" table:formula="of:=LN([.D97]/[.D96])" table:style-name="ce1">
            <text:p>0.015270803</text:p>
          </table:table-cell>
          <table:table-cell table:number-columns-repeated="16377"/>
        </table:table-row>
        <table:table-row table:style-name="ro1">
          <table:table-cell office:value-type="date" office:date-value="2024-10-01T00:00:00" table:style-name="ce4">
            <text:p>01/10/2024</text:p>
          </table:table-cell>
          <table:table-cell office:value-type="float" office:value="226.21" table:style-name="ce1">
            <text:p>226.21</text:p>
          </table:table-cell>
          <table:table-cell office:value-type="float" office:value="258.02" table:style-name="ce1">
            <text:p>258.02</text:p>
          </table:table-cell>
          <table:table-cell office:value-type="float" office:value="185.13" table:style-name="ce1">
            <text:p>185.13</text:p>
          </table:table-cell>
          <table:table-cell office:value-type="float" office:value="-2.5166131739495843E-3" table:formula="of:=LN([.B98]/[.B97])" table:style-name="ce1">
            <text:p>-0.002516613</text:p>
          </table:table-cell>
          <table:table-cell office:value-type="float" office:value="3.5503886772723869E-2" table:formula="of:=LN([.C98]/[.C97])" table:style-name="ce1">
            <text:p>0.035503887</text:p>
          </table:table-cell>
          <table:table-cell office:value-type="float" office:value="2.0005954386804825E-3" table:formula="of:=LN([.D98]/[.D97])" table:style-name="ce1">
            <text:p>0.002000595</text:p>
          </table:table-cell>
          <table:table-cell table:number-columns-repeated="16377"/>
        </table:table-row>
        <table:table-row table:style-name="ro1">
          <table:table-cell office:value-type="date" office:date-value="2024-09-30T00:00:00" table:style-name="ce4">
            <text:p>30/09/2024</text:p>
          </table:table-cell>
          <table:table-cell office:value-type="float" office:value="233" table:style-name="ce1">
            <text:p>233</text:p>
          </table:table-cell>
          <table:table-cell office:value-type="float" office:value="261.63" table:style-name="ce1">
            <text:p>261.63</text:p>
          </table:table-cell>
          <table:table-cell office:value-type="float" office:value="186.33" table:style-name="ce1">
            <text:p>186.33</text:p>
          </table:table-cell>
          <table:table-cell office:value-type="float" office:value="2.9574682195956405E-2" table:formula="of:=LN([.B99]/[.B98])" table:style-name="ce1">
            <text:p>0.029574682</text:p>
          </table:table-cell>
          <table:table-cell office:value-type="float" office:value="1.389419061001336E-2" table:formula="of:=LN([.C99]/[.C98])" table:style-name="ce1">
            <text:p>0.013894191</text:p>
          </table:table-cell>
          <table:table-cell office:value-type="float" office:value="6.4610142382361575E-3" table:formula="of:=LN([.D99]/[.D98])" table:style-name="ce1">
            <text:p>0.006461014</text:p>
          </table:table-cell>
          <table:table-cell table:number-columns-repeated="16377"/>
        </table:table-row>
        <table:table-row table:style-name="ro1">
          <table:table-cell office:value-type="date" office:date-value="2024-09-27T00:00:00" table:style-name="ce4">
            <text:p>27/09/2024</text:p>
          </table:table-cell>
          <table:table-cell office:value-type="float" office:value="227.79" table:style-name="ce1">
            <text:p>227.79</text:p>
          </table:table-cell>
          <table:table-cell office:value-type="float" office:value="260.45999999999998" table:style-name="ce1">
            <text:p>260.46</text:p>
          </table:table-cell>
          <table:table-cell office:value-type="float" office:value="187.97" table:style-name="ce1">
            <text:p>187.97</text:p>
          </table:table-cell>
          <table:table-cell office:value-type="float" office:value="-2.2614301672448576E-2" table:formula="of:=LN([.B100]/[.B99])" table:style-name="ce1">
            <text:p>-0.022614302</text:p>
          </table:table-cell>
          <table:table-cell office:value-type="float" office:value="-4.4819933674468534E-3" table:formula="of:=LN([.C100]/[.C99])" table:style-name="ce1">
            <text:p>-0.004481993</text:p>
          </table:table-cell>
          <table:table-cell office:value-type="float" office:value="8.7630803891827619E-3" table:formula="of:=LN([.D100]/[.D99])" table:style-name="ce1">
            <text:p>0.00876308</text:p>
          </table:table-cell>
          <table:table-cell table:number-columns-repeated="16377"/>
        </table:table-row>
        <table:table-row table:style-name="ro1">
          <table:table-cell office:value-type="date" office:date-value="2024-09-26T00:00:00" table:style-name="ce4">
            <text:p>26/09/2024</text:p>
          </table:table-cell>
          <table:table-cell office:value-type="float" office:value="227.52" table:style-name="ce1">
            <text:p>227.52</text:p>
          </table:table-cell>
          <table:table-cell office:value-type="float" office:value="254.22" table:style-name="ce1">
            <text:p>254.22</text:p>
          </table:table-cell>
          <table:table-cell office:value-type="float" office:value="191.16" table:style-name="ce1">
            <text:p>191.16</text:p>
          </table:table-cell>
          <table:table-cell office:value-type="float" office:value="-1.1860052783759824E-3" table:formula="of:=LN([.B101]/[.B100])" table:style-name="ce1">
            <text:p>-0.001186005</text:p>
          </table:table-cell>
          <table:table-cell office:value-type="float" office:value="-2.4249264673034239E-2" table:formula="of:=LN([.C101]/[.C100])" table:style-name="ce1">
            <text:p>-0.024249265</text:p>
          </table:table-cell>
          <table:table-cell office:value-type="float" office:value="1.6828398081453425E-2" table:formula="of:=LN([.D101]/[.D100])" table:style-name="ce1">
            <text:p>0.016828398</text:p>
          </table:table-cell>
          <table:table-cell table:number-columns-repeated="16377"/>
        </table:table-row>
        <table:table-row table:style-name="ro1">
          <table:table-cell office:value-type="date" office:date-value="2024-09-25T00:00:00" table:style-name="ce4">
            <text:p>25/09/2024</text:p>
          </table:table-cell>
          <table:table-cell office:value-type="float" office:value="226.37" table:style-name="ce1">
            <text:p>226.37</text:p>
          </table:table-cell>
          <table:table-cell office:value-type="float" office:value="257.02" table:style-name="ce1">
            <text:p>257.02</text:p>
          </table:table-cell>
          <table:table-cell office:value-type="float" office:value="192.53" table:style-name="ce1">
            <text:p>192.53</text:p>
          </table:table-cell>
          <table:table-cell office:value-type="float" office:value="-5.0673178998416118E-3" table:formula="of:=LN([.B102]/[.B101])" table:style-name="ce1">
            <text:p>-0.005067318</text:p>
          </table:table-cell>
          <table:table-cell office:value-type="float" office:value="1.0953869012472181E-2" table:formula="of:=LN([.C102]/[.C101])" table:style-name="ce1">
            <text:p>0.010953869</text:p>
          </table:table-cell>
          <table:table-cell office:value-type="float" office:value="7.1412120312866288E-3" table:formula="of:=LN([.D102]/[.D101])" table:style-name="ce1">
            <text:p>0.007141212</text:p>
          </table:table-cell>
          <table:table-cell table:number-columns-repeated="16377"/>
        </table:table-row>
        <table:table-row table:style-name="ro1">
          <table:table-cell office:value-type="date" office:date-value="2024-09-24T00:00:00" table:style-name="ce4">
            <text:p>24/09/2024</text:p>
          </table:table-cell>
          <table:table-cell office:value-type="float" office:value="227.37" table:style-name="ce1">
            <text:p>227.37</text:p>
          </table:table-cell>
          <table:table-cell office:value-type="float" office:value="254.27" table:style-name="ce1">
            <text:p>254.27</text:p>
          </table:table-cell>
          <table:table-cell office:value-type="float" office:value="193.96" table:style-name="ce1">
            <text:p>193.96</text:p>
          </table:table-cell>
          <table:table-cell office:value-type="float" office:value="4.4078177770131011E-3" table:formula="of:=LN([.B103]/[.B102])" table:style-name="ce1">
            <text:p>0.004407818</text:p>
          </table:table-cell>
          <table:table-cell office:value-type="float" office:value="-1.0757208310546279E-2" table:formula="of:=LN([.C103]/[.C102])" table:style-name="ce1">
            <text:p>-0.010757208</text:p>
          </table:table-cell>
          <table:table-cell office:value-type="float" office:value="7.399966495907513E-3" table:formula="of:=LN([.D103]/[.D102])" table:style-name="ce1">
            <text:p>0.007399966</text:p>
          </table:table-cell>
          <table:table-cell table:number-columns-repeated="16377"/>
        </table:table-row>
        <table:table-row table:style-name="ro1">
          <table:table-cell office:value-type="date" office:date-value="2024-09-23T00:00:00" table:style-name="ce4">
            <text:p>23/09/2024</text:p>
          </table:table-cell>
          <table:table-cell office:value-type="float" office:value="226.47" table:style-name="ce1">
            <text:p>226.47</text:p>
          </table:table-cell>
          <table:table-cell office:value-type="float" office:value="250" table:style-name="ce1">
            <text:p>250</text:p>
          </table:table-cell>
          <table:table-cell office:value-type="float" office:value="193.88" table:style-name="ce1">
            <text:p>193.88</text:p>
          </table:table-cell>
          <table:table-cell office:value-type="float" office:value="-3.9661606724043464E-3" table:formula="of:=LN([.B104]/[.B103])" table:style-name="ce1">
            <text:p>-0.003966161</text:p>
          </table:table-cell>
          <table:table-cell office:value-type="float" office:value="-1.6935776706202388E-2" table:formula="of:=LN([.C104]/[.C103])" table:style-name="ce1">
            <text:p>-0.016935777</text:p>
          </table:table-cell>
          <table:table-cell office:value-type="float" office:value="-4.1254125997634042E-4" table:formula="of:=LN([.D104]/[.D103])" table:style-name="ce1">
            <text:p>-0.000412541</text:p>
          </table:table-cell>
          <table:table-cell table:number-columns-repeated="16377"/>
        </table:table-row>
        <table:table-row table:style-name="ro1">
          <table:table-cell office:value-type="date" office:date-value="2024-09-20T00:00:00" table:style-name="ce4">
            <text:p>20/09/2024</text:p>
          </table:table-cell>
          <table:table-cell office:value-type="float" office:value="228.2" table:style-name="ce1">
            <text:p>228.2</text:p>
          </table:table-cell>
          <table:table-cell office:value-type="float" office:value="238.25" table:style-name="ce1">
            <text:p>238.25</text:p>
          </table:table-cell>
          <table:table-cell office:value-type="float" office:value="191.6" table:style-name="ce1">
            <text:p>191.6</text:p>
          </table:table-cell>
          <table:table-cell office:value-type="float" office:value="7.6099516083320464E-3" table:formula="of:=LN([.B105]/[.B104])" table:style-name="ce1">
            <text:p>0.007609952</text:p>
          </table:table-cell>
          <table:table-cell office:value-type="float" office:value="-4.8140375327934984E-2" table:formula="of:=LN([.C105]/[.C104])" table:style-name="ce1">
            <text:p>-0.048140375</text:p>
          </table:table-cell>
          <table:table-cell office:value-type="float" office:value="-1.1829545440415101E-2" table:formula="of:=LN([.D105]/[.D104])" table:style-name="ce1">
            <text:p>-0.011829545</text:p>
          </table:table-cell>
          <table:table-cell table:number-columns-repeated="16377"/>
        </table:table-row>
        <table:table-row table:style-name="ro1">
          <table:table-cell office:value-type="date" office:date-value="2024-09-19T00:00:00" table:style-name="ce4">
            <text:p>19/09/2024</text:p>
          </table:table-cell>
          <table:table-cell office:value-type="float" office:value="228.87" table:style-name="ce1">
            <text:p>228.87</text:p>
          </table:table-cell>
          <table:table-cell office:value-type="float" office:value="243.92" table:style-name="ce1">
            <text:p>243.92</text:p>
          </table:table-cell>
          <table:table-cell office:value-type="float" office:value="189.87" table:style-name="ce1">
            <text:p>189.87</text:p>
          </table:table-cell>
          <table:table-cell office:value-type="float" office:value="2.9317193422725117E-3" table:formula="of:=LN([.B106]/[.B105])" table:style-name="ce1">
            <text:p>0.002931719</text:p>
          </table:table-cell>
          <table:table-cell office:value-type="float" office:value="2.35197601456879E-2" table:formula="of:=LN([.C106]/[.C105])" table:style-name="ce1">
            <text:p>0.02351976</text:p>
          </table:table-cell>
          <table:table-cell office:value-type="float" office:value="-9.0702380814364179E-3" table:formula="of:=LN([.D106]/[.D105])" table:style-name="ce1">
            <text:p>-0.009070238</text:p>
          </table:table-cell>
          <table:table-cell table:number-columns-repeated="16377"/>
        </table:table-row>
        <table:table-row table:style-name="ro1">
          <table:table-cell office:value-type="date" office:date-value="2024-09-18T00:00:00" table:style-name="ce4">
            <text:p>18/09/2024</text:p>
          </table:table-cell>
          <table:table-cell office:value-type="float" office:value="220.69" table:style-name="ce1">
            <text:p>220.69</text:p>
          </table:table-cell>
          <table:table-cell office:value-type="float" office:value="227.2" table:style-name="ce1">
            <text:p>227.2</text:p>
          </table:table-cell>
          <table:table-cell office:value-type="float" office:value="186.43" table:style-name="ce1">
            <text:p>186.43</text:p>
          </table:table-cell>
          <table:table-cell office:value-type="float" office:value="-3.6395154910179202E-2" table:formula="of:=LN([.B107]/[.B106])" table:style-name="ce1">
            <text:p>-0.036395155</text:p>
          </table:table-cell>
          <table:table-cell office:value-type="float" office:value="-7.100961583300304E-2" table:formula="of:=LN([.C107]/[.C106])" table:style-name="ce1">
            <text:p>-0.071009616</text:p>
          </table:table-cell>
          <table:table-cell office:value-type="float" office:value="-1.8283793947953549E-2" table:formula="of:=LN([.D107]/[.D106])" table:style-name="ce1">
            <text:p>-0.018283794</text:p>
          </table:table-cell>
          <table:table-cell table:number-columns-repeated="16377"/>
        </table:table-row>
        <table:table-row table:style-name="ro1">
          <table:table-cell office:value-type="date" office:date-value="2024-09-17T00:00:00" table:style-name="ce4">
            <text:p>17/09/2024</text:p>
          </table:table-cell>
          <table:table-cell office:value-type="float" office:value="216.79" table:style-name="ce1">
            <text:p>216.79</text:p>
          </table:table-cell>
          <table:table-cell office:value-type="float" office:value="227.87" table:style-name="ce1">
            <text:p>227.87</text:p>
          </table:table-cell>
          <table:table-cell office:value-type="float" office:value="186.88" table:style-name="ce1">
            <text:p>186.88</text:p>
          </table:table-cell>
          <table:table-cell office:value-type="float" office:value="-1.7829858819643836E-2" table:formula="of:=LN([.B108]/[.B107])" table:style-name="ce1">
            <text:p>-0.017829859</text:p>
          </table:table-cell>
          <table:table-cell office:value-type="float" office:value="2.9446040570181701E-3" table:formula="of:=LN([.C108]/[.C107])" table:style-name="ce1">
            <text:p>0.002944604</text:p>
          </table:table-cell>
          <table:table-cell office:value-type="float" office:value="2.4108661324920883E-3" table:formula="of:=LN([.D108]/[.D107])" table:style-name="ce1">
            <text:p>0.002410866</text:p>
          </table:table-cell>
          <table:table-cell table:number-columns-repeated="16377"/>
        </table:table-row>
        <table:table-row table:style-name="ro1">
          <table:table-cell office:value-type="date" office:date-value="2024-09-16T00:00:00" table:style-name="ce4">
            <text:p>16/09/2024</text:p>
          </table:table-cell>
          <table:table-cell office:value-type="float" office:value="216.32" table:style-name="ce1">
            <text:p>216.32</text:p>
          </table:table-cell>
          <table:table-cell office:value-type="float" office:value="226.78" table:style-name="ce1">
            <text:p>226.78</text:p>
          </table:table-cell>
          <table:table-cell office:value-type="float" office:value="184.89" table:style-name="ce1">
            <text:p>184.89</text:p>
          </table:table-cell>
          <table:table-cell office:value-type="float" office:value="-2.1703501858254845E-3" table:formula="of:=LN([.B109]/[.B108])" table:style-name="ce1">
            <text:p>-0.00217035</text:p>
          </table:table-cell>
          <table:table-cell office:value-type="float" office:value="-4.7949063603206785E-3" table:formula="of:=LN([.C109]/[.C108])" table:style-name="ce1">
            <text:p>-0.004794906</text:p>
          </table:table-cell>
          <table:table-cell office:value-type="float" office:value="-1.0705645997600799E-2" table:formula="of:=LN([.D109]/[.D108])" table:style-name="ce1">
            <text:p>-0.010705646</text:p>
          </table:table-cell>
          <table:table-cell table:number-columns-repeated="16377"/>
        </table:table-row>
        <table:table-row table:style-name="ro1">
          <table:table-cell office:value-type="date" office:date-value="2024-09-13T00:00:00" table:style-name="ce4">
            <text:p>13/09/2024</text:p>
          </table:table-cell>
          <table:table-cell office:value-type="float" office:value="222.5" table:style-name="ce1">
            <text:p>222.5</text:p>
          </table:table-cell>
          <table:table-cell office:value-type="float" office:value="230.29" table:style-name="ce1">
            <text:p>230.29</text:p>
          </table:table-cell>
          <table:table-cell office:value-type="float" office:value="186.49" table:style-name="ce1">
            <text:p>186.49</text:p>
          </table:table-cell>
          <table:table-cell office:value-type="float" office:value="2.816830875169574E-2" table:formula="of:=LN([.B110]/[.B109])" table:style-name="ce1">
            <text:p>0.028168309</text:p>
          </table:table-cell>
          <table:table-cell office:value-type="float" office:value="1.535899971623104E-2" table:formula="of:=LN([.C110]/[.C109])" table:style-name="ce1">
            <text:p>0.015359</text:p>
          </table:table-cell>
          <table:table-cell office:value-type="float" office:value="8.6165647010937093E-3" table:formula="of:=LN([.D110]/[.D109])" table:style-name="ce1">
            <text:p>0.008616565</text:p>
          </table:table-cell>
          <table:table-cell table:number-columns-repeated="16377"/>
        </table:table-row>
        <table:table-row table:style-name="ro1">
          <table:table-cell office:value-type="date" office:date-value="2024-09-12T00:00:00" table:style-name="ce4">
            <text:p>12/09/2024</text:p>
          </table:table-cell>
          <table:table-cell office:value-type="float" office:value="222.77" table:style-name="ce1">
            <text:p>222.77</text:p>
          </table:table-cell>
          <table:table-cell office:value-type="float" office:value="229.81" table:style-name="ce1">
            <text:p>229.81</text:p>
          </table:table-cell>
          <table:table-cell office:value-type="float" office:value="187" table:style-name="ce1">
            <text:p>187</text:p>
          </table:table-cell>
          <table:table-cell office:value-type="float" office:value="1.2127474704877446E-3" table:formula="of:=LN([.B111]/[.B110])" table:style-name="ce1">
            <text:p>0.001212747</text:p>
          </table:table-cell>
          <table:table-cell office:value-type="float" office:value="-2.0865036911101188E-3" table:formula="of:=LN([.C111]/[.C110])" table:style-name="ce1">
            <text:p>-0.002086504</text:p>
          </table:table-cell>
          <table:table-cell office:value-type="float" office:value="2.7309985112315125E-3" table:formula="of:=LN([.D111]/[.D110])" table:style-name="ce1">
            <text:p>0.002730999</text:p>
          </table:table-cell>
          <table:table-cell table:number-columns-repeated="16377"/>
        </table:table-row>
        <table:table-row table:style-name="ro1">
          <table:table-cell office:value-type="date" office:date-value="2024-09-11T00:00:00" table:style-name="ce4">
            <text:p>11/09/2024</text:p>
          </table:table-cell>
          <table:table-cell office:value-type="float" office:value="222.66" table:style-name="ce1">
            <text:p>222.66</text:p>
          </table:table-cell>
          <table:table-cell office:value-type="float" office:value="228.13" table:style-name="ce1">
            <text:p>228.13</text:p>
          </table:table-cell>
          <table:table-cell office:value-type="float" office:value="184.52" table:style-name="ce1">
            <text:p>184.52</text:p>
          </table:table-cell>
          <table:table-cell office:value-type="float" office:value="-4.939047762214172E-4" table:formula="of:=LN([.B112]/[.B111])" table:style-name="ce1">
            <text:p>-0.000493905</text:p>
          </table:table-cell>
          <table:table-cell office:value-type="float" office:value="-7.3372386640311376E-3" table:formula="of:=LN([.C112]/[.C111])" table:style-name="ce1">
            <text:p>-0.007337239</text:p>
          </table:table-cell>
          <table:table-cell office:value-type="float" office:value="-1.3350758164966777E-2" table:formula="of:=LN([.D112]/[.D111])" table:style-name="ce1">
            <text:p>-0.013350758</text:p>
          </table:table-cell>
          <table:table-cell table:number-columns-repeated="16377"/>
        </table:table-row>
        <table:table-row table:style-name="ro1">
          <table:table-cell office:value-type="date" office:date-value="2024-09-10T00:00:00" table:style-name="ce4">
            <text:p>10/09/2024</text:p>
          </table:table-cell>
          <table:table-cell office:value-type="float" office:value="220.11" table:style-name="ce1">
            <text:p>220.11</text:p>
          </table:table-cell>
          <table:table-cell office:value-type="float" office:value="226.17" table:style-name="ce1">
            <text:p>226.17</text:p>
          </table:table-cell>
          <table:table-cell office:value-type="float" office:value="179.55" table:style-name="ce1">
            <text:p>179.55</text:p>
          </table:table-cell>
          <table:table-cell office:value-type="float" office:value="-1.1518522906548588E-2" table:formula="of:=LN([.B113]/[.B112])" table:style-name="ce1">
            <text:p>-0.011518523</text:p>
          </table:table-cell>
          <table:table-cell office:value-type="float" office:value="-8.6287130130633452E-3" table:formula="of:=LN([.C113]/[.C112])" table:style-name="ce1">
            <text:p>-0.008628713</text:p>
          </table:table-cell>
          <table:table-cell office:value-type="float" office:value="-2.7304138017527957E-2" table:formula="of:=LN([.D113]/[.D112])" table:style-name="ce1">
            <text:p>-0.027304138</text:p>
          </table:table-cell>
          <table:table-cell table:number-columns-repeated="16377"/>
        </table:table-row>
        <table:table-row table:style-name="ro1">
          <table:table-cell office:value-type="date" office:date-value="2024-09-09T00:00:00" table:style-name="ce4">
            <text:p>09/09/2024</text:p>
          </table:table-cell>
          <table:table-cell office:value-type="float" office:value="220.91" table:style-name="ce1">
            <text:p>220.91</text:p>
          </table:table-cell>
          <table:table-cell office:value-type="float" office:value="216.27" table:style-name="ce1">
            <text:p>216.27</text:p>
          </table:table-cell>
          <table:table-cell office:value-type="float" office:value="175.4" table:style-name="ce1">
            <text:p>175.4</text:p>
          </table:table-cell>
          <table:table-cell office:value-type="float" office:value="3.6279573600808395E-3" table:formula="of:=LN([.B114]/[.B113])" table:style-name="ce1">
            <text:p>0.003627957</text:p>
          </table:table-cell>
          <table:table-cell office:value-type="float" office:value="-4.4759301807123168E-2" table:formula="of:=LN([.C114]/[.C113])" table:style-name="ce1">
            <text:p>-0.044759302</text:p>
          </table:table-cell>
          <table:table-cell office:value-type="float" office:value="-2.3384640734009237E-2" table:formula="of:=LN([.D114]/[.D113])" table:style-name="ce1">
            <text:p>-0.023384641</text:p>
          </table:table-cell>
          <table:table-cell table:number-columns-repeated="16377"/>
        </table:table-row>
        <table:table-row table:style-name="ro1">
          <table:table-cell office:value-type="date" office:date-value="2024-09-06T00:00:00" table:style-name="ce4">
            <text:p>06/09/2024</text:p>
          </table:table-cell>
          <table:table-cell office:value-type="float" office:value="220.82" table:style-name="ce1">
            <text:p>220.82</text:p>
          </table:table-cell>
          <table:table-cell office:value-type="float" office:value="210.73" table:style-name="ce1">
            <text:p>210.73</text:p>
          </table:table-cell>
          <table:table-cell office:value-type="float" office:value="171.39" table:style-name="ce1">
            <text:p>171.39</text:p>
          </table:table-cell>
          <table:table-cell office:value-type="float" office:value="-4.0748874310261163E-4" table:formula="of:=LN([.B115]/[.B114])" table:style-name="ce1">
            <text:p>-0.000407489</text:p>
          </table:table-cell>
          <table:table-cell office:value-type="float" office:value="-2.5949933875475555E-2" table:formula="of:=LN([.C115]/[.C114])" table:style-name="ce1">
            <text:p>-0.025949934</text:p>
          </table:table-cell>
          <table:table-cell office:value-type="float" office:value="-2.3127418533601975E-2" table:formula="of:=LN([.D115]/[.D114])" table:style-name="ce1">
            <text:p>-0.023127419</text:p>
          </table:table-cell>
          <table:table-cell table:number-columns-repeated="16377"/>
        </table:table-row>
        <table:table-row table:style-name="ro1">
          <table:table-cell office:value-type="date" office:date-value="2024-09-05T00:00:00" table:style-name="ce4">
            <text:p>05/09/2024</text:p>
          </table:table-cell>
          <table:table-cell office:value-type="float" office:value="222.38" table:style-name="ce1">
            <text:p>222.38</text:p>
          </table:table-cell>
          <table:table-cell office:value-type="float" office:value="230.17" table:style-name="ce1">
            <text:p>230.17</text:p>
          </table:table-cell>
          <table:table-cell office:value-type="float" office:value="177.89" table:style-name="ce1">
            <text:p>177.89</text:p>
          </table:table-cell>
          <table:table-cell office:value-type="float" office:value="7.0397402641121862E-3" table:formula="of:=LN([.B116]/[.B115])" table:style-name="ce1">
            <text:p>0.00703974</text:p>
          </table:table-cell>
          <table:table-cell office:value-type="float" office:value="8.824047312648127E-2" table:formula="of:=LN([.C116]/[.C115])" table:style-name="ce1">
            <text:p>0.088240473</text:p>
          </table:table-cell>
          <table:table-cell office:value-type="float" office:value="3.7223720332697538E-2" table:formula="of:=LN([.D116]/[.D115])" table:style-name="ce1">
            <text:p>0.03722372</text:p>
          </table:table-cell>
          <table:table-cell table:number-columns-repeated="16377"/>
        </table:table-row>
        <table:table-row table:style-name="ro1">
          <table:table-cell office:value-type="date" office:date-value="2024-09-04T00:00:00" table:style-name="ce4">
            <text:p>04/09/2024</text:p>
          </table:table-cell>
          <table:table-cell office:value-type="float" office:value="220.85" table:style-name="ce1">
            <text:p>220.85</text:p>
          </table:table-cell>
          <table:table-cell office:value-type="float" office:value="219.41" table:style-name="ce1">
            <text:p>219.41</text:p>
          </table:table-cell>
          <table:table-cell office:value-type="float" office:value="173.33" table:style-name="ce1">
            <text:p>173.33</text:p>
          </table:table-cell>
          <table:table-cell office:value-type="float" office:value="-6.9038922325676804E-3" table:formula="of:=LN([.B117]/[.B116])" table:style-name="ce1">
            <text:p>-0.006903892</text:p>
          </table:table-cell>
          <table:table-cell office:value-type="float" office:value="-4.7876040681744086E-2" table:formula="of:=LN([.C117]/[.C116])" table:style-name="ce1">
            <text:p>-0.047876041</text:p>
          </table:table-cell>
          <table:table-cell office:value-type="float" office:value="-2.5968089783959279E-2" table:formula="of:=LN([.D117]/[.D116])" table:style-name="ce1">
            <text:p>-0.02596809</text:p>
          </table:table-cell>
          <table:table-cell table:number-columns-repeated="16377"/>
        </table:table-row>
        <table:table-row table:style-name="ro1">
          <table:table-cell office:value-type="date" office:date-value="2024-09-03T00:00:00" table:style-name="ce4">
            <text:p>03/09/2024</text:p>
          </table:table-cell>
          <table:table-cell office:value-type="float" office:value="222.77" table:style-name="ce1">
            <text:p>222.77</text:p>
          </table:table-cell>
          <table:table-cell office:value-type="float" office:value="210.6" table:style-name="ce1">
            <text:p>210.6</text:p>
          </table:table-cell>
          <table:table-cell office:value-type="float" office:value="176.25" table:style-name="ce1">
            <text:p>176.25</text:p>
          </table:table-cell>
          <table:table-cell office:value-type="float" office:value="8.6561110342471513E-3" table:formula="of:=LN([.B118]/[.B117])" table:style-name="ce1">
            <text:p>0.008656111</text:p>
          </table:table-cell>
          <table:table-cell office:value-type="float" office:value="-4.0981525953983425E-2" table:formula="of:=LN([.C118]/[.C117])" table:style-name="ce1">
            <text:p>-0.040981526</text:p>
          </table:table-cell>
          <table:table-cell office:value-type="float" office:value="1.6706149739159064E-2" table:formula="of:=LN([.D118]/[.D117])" table:style-name="ce1">
            <text:p>0.01670615</text:p>
          </table:table-cell>
          <table:table-cell table:number-columns-repeated="16377"/>
        </table:table-row>
        <table:table-row table:style-name="ro1">
          <table:table-cell office:value-type="date" office:date-value="2024-08-30T00:00:00" table:style-name="ce4">
            <text:p>30/08/2024</text:p>
          </table:table-cell>
          <table:table-cell office:value-type="float" office:value="229" table:style-name="ce1">
            <text:p>229</text:p>
          </table:table-cell>
          <table:table-cell office:value-type="float" office:value="214.11" table:style-name="ce1">
            <text:p>214.11</text:p>
          </table:table-cell>
          <table:table-cell office:value-type="float" office:value="178.5" table:style-name="ce1">
            <text:p>178.5</text:p>
          </table:table-cell>
          <table:table-cell office:value-type="float" office:value="2.7582154477457144E-2" table:formula="of:=LN([.B119]/[.B118])" table:style-name="ce1">
            <text:p>0.027582154</text:p>
          </table:table-cell>
          <table:table-cell office:value-type="float" office:value="1.6529301951210724E-2" table:formula="of:=LN([.C119]/[.C118])" table:style-name="ce1">
            <text:p>0.016529302</text:p>
          </table:table-cell>
          <table:table-cell office:value-type="float" office:value="1.2685159527315642E-2" table:formula="of:=LN([.D119]/[.D118])" table:style-name="ce1">
            <text:p>0.01268516</text:p>
          </table:table-cell>
          <table:table-cell table:number-columns-repeated="16377"/>
        </table:table-row>
        <table:table-row table:style-name="ro1">
          <table:table-cell office:value-type="date" office:date-value="2024-08-29T00:00:00" table:style-name="ce4">
            <text:p>29/08/2024</text:p>
          </table:table-cell>
          <table:table-cell office:value-type="float" office:value="229.79" table:style-name="ce1">
            <text:p>229.79</text:p>
          </table:table-cell>
          <table:table-cell office:value-type="float" office:value="206.28" table:style-name="ce1">
            <text:p>206.28</text:p>
          </table:table-cell>
          <table:table-cell office:value-type="float" office:value="172.12" table:style-name="ce1">
            <text:p>172.12</text:p>
          </table:table-cell>
          <table:table-cell office:value-type="float" office:value="3.4438448126052523E-3" table:formula="of:=LN([.B120]/[.B119])" table:style-name="ce1">
            <text:p>0.003443845</text:p>
          </table:table-cell>
          <table:table-cell office:value-type="float" office:value="-3.7255432468327528E-2" table:formula="of:=LN([.C120]/[.C119])" table:style-name="ce1">
            <text:p>-0.037255432</text:p>
          </table:table-cell>
          <table:table-cell office:value-type="float" office:value="-3.6396693249294884E-2" table:formula="of:=LN([.D120]/[.D119])" table:style-name="ce1">
            <text:p>-0.036396693</text:p>
          </table:table-cell>
          <table:table-cell table:number-columns-repeated="16377"/>
        </table:table-row>
        <table:table-row table:style-name="ro1">
          <table:table-cell office:value-type="date" office:date-value="2024-08-28T00:00:00" table:style-name="ce4">
            <text:p>28/08/2024</text:p>
          </table:table-cell>
          <table:table-cell office:value-type="float" office:value="226.49" table:style-name="ce1">
            <text:p>226.49</text:p>
          </table:table-cell>
          <table:table-cell office:value-type="float" office:value="205.75" table:style-name="ce1">
            <text:p>205.75</text:p>
          </table:table-cell>
          <table:table-cell office:value-type="float" office:value="170.8" table:style-name="ce1">
            <text:p>170.8</text:p>
          </table:table-cell>
          <table:table-cell office:value-type="float" office:value="-1.4465054528776274E-2" table:formula="of:=LN([.B121]/[.B120])" table:style-name="ce1">
            <text:p>-0.014465055</text:p>
          </table:table-cell>
          <table:table-cell office:value-type="float" office:value="-2.5726296255789986E-3" table:formula="of:=LN([.C121]/[.C120])" table:style-name="ce1">
            <text:p>-0.00257263</text:p>
          </table:table-cell>
          <table:table-cell office:value-type="float" office:value="-7.6986266159294117E-3" table:formula="of:=LN([.D121]/[.D120])" table:style-name="ce1">
            <text:p>-0.007698627</text:p>
          </table:table-cell>
          <table:table-cell table:number-columns-repeated="16377"/>
        </table:table-row>
        <table:table-row table:style-name="ro1">
          <table:table-cell office:value-type="date" office:date-value="2024-08-27T00:00:00" table:style-name="ce4">
            <text:p>27/08/2024</text:p>
          </table:table-cell>
          <table:table-cell office:value-type="float" office:value="228.03" table:style-name="ce1">
            <text:p>228.03</text:p>
          </table:table-cell>
          <table:table-cell office:value-type="float" office:value="209.21" table:style-name="ce1">
            <text:p>209.21</text:p>
          </table:table-cell>
          <table:table-cell office:value-type="float" office:value="173.12" table:style-name="ce1">
            <text:p>173.12</text:p>
          </table:table-cell>
          <table:table-cell office:value-type="float" office:value="6.7764054079901687E-3" table:formula="of:=LN([.B122]/[.B121])" table:style-name="ce1">
            <text:p>0.006776405</text:p>
          </table:table-cell>
          <table:table-cell office:value-type="float" office:value="1.6676692638377844E-2" table:formula="of:=LN([.C122]/[.C121])" table:style-name="ce1">
            <text:p>0.016676693</text:p>
          </table:table-cell>
          <table:table-cell office:value-type="float" office:value="1.3491714303647139E-2" table:formula="of:=LN([.D122]/[.D121])" table:style-name="ce1">
            <text:p>0.013491714</text:p>
          </table:table-cell>
          <table:table-cell table:number-columns-repeated="16377"/>
        </table:table-row>
        <table:table-row table:style-name="ro1">
          <table:table-cell office:value-type="date" office:date-value="2024-08-26T00:00:00" table:style-name="ce4">
            <text:p>26/08/2024</text:p>
          </table:table-cell>
          <table:table-cell office:value-type="float" office:value="227.18" table:style-name="ce1">
            <text:p>227.18</text:p>
          </table:table-cell>
          <table:table-cell office:value-type="float" office:value="213.21" table:style-name="ce1">
            <text:p>213.21</text:p>
          </table:table-cell>
          <table:table-cell office:value-type="float" office:value="175.5" table:style-name="ce1">
            <text:p>175.5</text:p>
          </table:table-cell>
          <table:table-cell office:value-type="float" office:value="-3.734544442783201E-3" table:formula="of:=LN([.B123]/[.B122])" table:style-name="ce1">
            <text:p>-0.003734544</text:p>
          </table:table-cell>
          <table:table-cell office:value-type="float" office:value="1.8939063311356502E-2" table:formula="of:=LN([.C123]/[.C122])" table:style-name="ce1">
            <text:p>0.018939063</text:p>
          </table:table-cell>
          <table:table-cell office:value-type="float" office:value="1.3654047247803822E-2" table:formula="of:=LN([.D123]/[.D122])" table:style-name="ce1">
            <text:p>0.013654047</text:p>
          </table:table-cell>
          <table:table-cell table:number-columns-repeated="16377"/>
        </table:table-row>
        <table:table-row table:style-name="ro1">
          <table:table-cell office:value-type="date" office:date-value="2024-08-23T00:00:00" table:style-name="ce4">
            <text:p>23/08/2024</text:p>
          </table:table-cell>
          <table:table-cell office:value-type="float" office:value="226.84" table:style-name="ce1">
            <text:p>226.84</text:p>
          </table:table-cell>
          <table:table-cell office:value-type="float" office:value="220.32" table:style-name="ce1">
            <text:p>220.32</text:p>
          </table:table-cell>
          <table:table-cell office:value-type="float" office:value="177.04" table:style-name="ce1">
            <text:p>177.04</text:p>
          </table:table-cell>
          <table:table-cell office:value-type="float" office:value="-1.4977316574482909E-3" table:formula="of:=LN([.B124]/[.B123])" table:style-name="ce1">
            <text:p>-0.001497732</text:p>
          </table:table-cell>
          <table:table-cell office:value-type="float" office:value="3.2803439473431194E-2" table:formula="of:=LN([.C124]/[.C123])" table:style-name="ce1">
            <text:p>0.032803439</text:p>
          </table:table-cell>
          <table:table-cell office:value-type="float" office:value="8.7366528368737449E-3" table:formula="of:=LN([.D124]/[.D123])" table:style-name="ce1">
            <text:p>0.008736653</text:p>
          </table:table-cell>
          <table:table-cell table:number-columns-repeated="16377"/>
        </table:table-row>
        <table:table-row table:style-name="ro1">
          <table:table-cell office:value-type="date" office:date-value="2024-08-22T00:00:00" table:style-name="ce4">
            <text:p>22/08/2024</text:p>
          </table:table-cell>
          <table:table-cell office:value-type="float" office:value="224.53" table:style-name="ce1">
            <text:p>224.53</text:p>
          </table:table-cell>
          <table:table-cell office:value-type="float" office:value="210.66" table:style-name="ce1">
            <text:p>210.66</text:p>
          </table:table-cell>
          <table:table-cell office:value-type="float" office:value="176.13" table:style-name="ce1">
            <text:p>176.13</text:p>
          </table:table-cell>
          <table:table-cell office:value-type="float" office:value="-1.0235594601717756E-2" table:formula="of:=LN([.B125]/[.B124])" table:style-name="ce1">
            <text:p>-0.010235595</text:p>
          </table:table-cell>
          <table:table-cell office:value-type="float" office:value="-4.4835575571948831E-2" table:formula="of:=LN([.C125]/[.C124])" table:style-name="ce1">
            <text:p>-0.044835576</text:p>
          </table:table-cell>
          <table:table-cell office:value-type="float" office:value="-5.153336998589976E-3" table:formula="of:=LN([.D125]/[.D124])" table:style-name="ce1">
            <text:p>-0.005153337</text:p>
          </table:table-cell>
          <table:table-cell table:number-columns-repeated="16377"/>
        </table:table-row>
        <table:table-row table:style-name="ro1">
          <table:table-cell office:value-type="date" office:date-value="2024-08-21T00:00:00" table:style-name="ce4">
            <text:p>21/08/2024</text:p>
          </table:table-cell>
          <table:table-cell office:value-type="float" office:value="226.4" table:style-name="ce1">
            <text:p>226.4</text:p>
          </table:table-cell>
          <table:table-cell office:value-type="float" office:value="223.27" table:style-name="ce1">
            <text:p>223.27</text:p>
          </table:table-cell>
          <table:table-cell office:value-type="float" office:value="180.11" table:style-name="ce1">
            <text:p>180.11</text:p>
          </table:table-cell>
          <table:table-cell office:value-type="float" office:value="8.2940177849183724E-3" table:formula="of:=LN([.B126]/[.B125])" table:style-name="ce1">
            <text:p>0.008294018</text:p>
          </table:table-cell>
          <table:table-cell office:value-type="float" office:value="5.8136342001949934E-2" table:formula="of:=LN([.C126]/[.C125])" table:style-name="ce1">
            <text:p>0.058136342</text:p>
          </table:table-cell>
          <table:table-cell office:value-type="float" office:value="2.2345416604761945E-2" table:formula="of:=LN([.D126]/[.D125])" table:style-name="ce1">
            <text:p>0.022345417</text:p>
          </table:table-cell>
          <table:table-cell table:number-columns-repeated="16377"/>
        </table:table-row>
        <table:table-row table:style-name="ro1">
          <table:table-cell office:value-type="date" office:date-value="2024-08-20T00:00:00" table:style-name="ce4">
            <text:p>20/08/2024</text:p>
          </table:table-cell>
          <table:table-cell office:value-type="float" office:value="226.51" table:style-name="ce1">
            <text:p>226.51</text:p>
          </table:table-cell>
          <table:table-cell office:value-type="float" office:value="221.1" table:style-name="ce1">
            <text:p>221.1</text:p>
          </table:table-cell>
          <table:table-cell office:value-type="float" office:value="178.88" table:style-name="ce1">
            <text:p>178.88</text:p>
          </table:table-cell>
          <table:table-cell office:value-type="float" office:value="4.8574772984863912E-4" table:formula="of:=LN([.B127]/[.B126])" table:style-name="ce1">
            <text:p>0.000485748</text:p>
          </table:table-cell>
          <table:table-cell office:value-type="float" office:value="-9.7667135469450828E-3" table:formula="of:=LN([.C127]/[.C126])" table:style-name="ce1">
            <text:p>-0.009766714</text:p>
          </table:table-cell>
          <table:table-cell office:value-type="float" office:value="-6.8525853822318473E-3" table:formula="of:=LN([.D127]/[.D126])" table:style-name="ce1">
            <text:p>-0.006852585</text:p>
          </table:table-cell>
          <table:table-cell table:number-columns-repeated="16377"/>
        </table:table-row>
        <table:table-row table:number-rows-repeated="10484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decimal-places="1" number:min-integer-digits="1"/>
      <number:text>%</number:text>
    </number:percentage-style>
    <number:percentage-style style:name="N38">
      <number:number number:decimal-places="4" number:min-decimal-places="4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middle" fo:background-color="transparent"/>
    </style:style>
    <style:style style:name="Percent" style:family="table-cell" style:data-style-name="N13"/>
    <style:style style:name="Percent_32_2" style:display-name="Percent 2" style:family="table-cell" style:data-style-name="N13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Ariel Cuji Bermeo</meta:initial-creator>
    <dc:creator>Ariel Cuji Bermeo</dc:creator>
    <meta:creation-date>2025-02-25T18:34:21Z</meta:creation-date>
    <dc:date>2025-03-11T15:01:2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-60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156082" draw:opacity="100%" draw:stroke="none"/>
    </style:style>
    <style:style style:family="chart" style:name="Crt0">
      <style:chart-properties chart:three-dimensional="true" chart:deep="tru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</office:automatic-styles>
  <office:body>
    <office:chart>
      <chart:chart chart:class="chart:line" svg:height="203.7002362204724pt" svg:width="340.2pt" chart:style-name="Crt0">
        <chart:title chart:style-name="CT00">
          <text:p text:style-name="a0" text:class-names="" text:cond-style-name="">Optimal Complete Portfolio</text:p>
        </chart:title>
        <chart:plot-area chart:style-name="Plt0" dr3d:transform="matrix (0.99564446382742045 -2.9808720977666042E-2 -8.8337657901280286E-2 3.68334288445053E-2 0.99619477459360894 7.898904729103029E-2 8.5646950730103033E-2 -8.1898786474914026E-2 0.99295376962100934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3.$O$23:.$O$25"/>
          </chart:axis>
          <chart:axis chart:dimension="z" chart:name="primary-z" chart:style-name="Axs2"/>
          <chart:series chart:values-cell-range-address="3.$P$23:.$P$25" chart:class="chart:line" chart:attached-axis="primary-y" chart:style-name="G0S0">
            <chart:data-point chart:repeated="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13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-1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tru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tru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true"/>
      <style:graphic-properties draw:fill="none" draw:stroke="solid" svg:stroke-width="0.03125in" svg:stroke-color="#196b24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true"/>
      <style:graphic-properties draw:fill="none" draw:stroke="solid" svg:stroke-width="0.03125in" svg:stroke-color="#0f9ed5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true"/>
      <style:graphic-properties draw:fill="none" draw:stroke="solid" svg:stroke-width="0.03125in" svg:stroke-color="#a02b93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tru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connect-bars="false" chart:solid-type="cuboid" chart:stacked="false" chart:percentage="true"/>
      <style:graphic-properties draw:fill="none" draw:stroke="solid" svg:stroke-width="0.03125in" svg:stroke-color="#4ea72e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one" chart:connect-bars="false" chart:solid-type="cuboid" chart:stacked="false" chart:percentage="true"/>
      <style:graphic-properties draw:fill="none" draw:stroke="solid" svg:stroke-width="0.03125in" svg:stroke-color="#0d3a4e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true"/>
      <style:graphic-properties draw:fill="none" draw:stroke="solid" svg:stroke-width="0.03125in" svg:stroke-color="#994010" svg:stroke-opacity="100%" draw:stroke-linejoin="round" svg:stroke-linecap="round"/>
    </style:style>
    <style:style style:family="chart" style:name="G0S8">
      <style:chart-properties chart:symbol-type="none" chart:connect-bars="false" chart:solid-type="cuboid" chart:stacked="false" chart:percentage="true"/>
      <style:graphic-properties draw:fill="none" draw:stroke="solid" svg:stroke-width="0.03125in" svg:stroke-color="#0f4016" svg:stroke-opacity="100%" draw:stroke-linejoin="round" svg:stroke-linecap="round"/>
    </style:style>
    <style:style style:family="chart" style:name="Plt0">
      <style:chart-properties chart:three-dimensional="false" chart:deep="false" chart:stacked="false" chart:percentage="true" chart:auto-position="true"/>
      <style:graphic-properties draw:fill="none" draw:stroke="none"/>
    </style:style>
  </office:automatic-styles>
  <office:body>
    <office:chart>
      <chart:chart chart:class="chart:line" svg:height="216.0pt" svg:width="339.6002362204724pt" chart:style-name="Crt0">
        <chart:title chart:style-name="CT00">
          <text:p text:style-name="a0" text:class-names="" text:cond-style-name="">Optimal Risky Portfolio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3.$O$23" chart:values-cell-range-address="3.$P$23" chart:class="chart:line" chart:attached-axis="primary-y" chart:style-name="G0S0">
            <chart:data-point/>
          </chart:series>
          <chart:series chart:label-cell-address="3.$O$24" chart:values-cell-range-address="3.$P$24" chart:class="chart:line" chart:attached-axis="primary-y" chart:style-name="G0S1">
            <chart:data-point/>
          </chart:series>
          <chart:series chart:label-cell-address="3.$O$25" chart:values-cell-range-address="3.$P$25" chart:class="chart:line" chart:attached-axis="primary-y" chart:style-name="G0S2">
            <chart:data-point/>
          </chart:series>
          <chart:series chart:label-cell-address="3.$O$17" chart:values-cell-range-address="3.$P$17:.$Q$17" chart:class="chart:line" chart:attached-axis="primary-y" chart:style-name="G0S3">
            <chart:data-point chart:repeated="2"/>
          </chart:series>
          <chart:series chart:label-cell-address="3.$O$18" chart:values-cell-range-address="3.$P$18:.$Q$18" chart:class="chart:line" chart:attached-axis="primary-y" chart:style-name="G0S4">
            <chart:data-point chart:repeated="2"/>
          </chart:series>
          <chart:series chart:label-cell-address="3.$O$19" chart:values-cell-range-address="3.$P$19:.$Q$19" chart:class="chart:line" chart:attached-axis="primary-y" chart:style-name="G0S5">
            <chart:data-point chart:repeated="2"/>
          </chart:series>
          <chart:series chart:label-cell-address="3.$O$20" chart:values-cell-range-address="3.$P$20:.$Q$20" chart:class="chart:line" chart:attached-axis="primary-y" chart:style-name="G0S6">
            <chart:data-point chart:repeated="2"/>
          </chart:series>
          <chart:series chart:label-cell-address="3.$O$21" chart:values-cell-range-address="3.$P$21:.$Q$21" chart:class="chart:line" chart:attached-axis="primary-y" chart:style-name="G0S7">
            <chart:data-point chart:repeated="2"/>
          </chart:series>
          <chart:series chart:label-cell-address="3.$O$4" chart:values-cell-range-address="3.$P$4" chart:class="chart:line" chart:attached-axis="primary-y" chart:style-name="G0S8">
            <chart:data-point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